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5646in"/>
    </style:style>
    <style:style style:name="co5" style:family="table-column">
      <style:table-column-properties fo:break-before="auto" style:column-width="0.811in"/>
    </style:style>
    <style:style style:name="co6" style:family="table-column">
      <style:table-column-properties fo:break-before="auto" style:column-width="1.528in"/>
    </style:style>
    <style:style style:name="co7" style:family="table-column">
      <style:table-column-properties fo:break-before="auto" style:column-width="1.8154in"/>
    </style:style>
    <style:style style:name="co8" style:family="table-column">
      <style:table-column-properties fo:break-before="auto" style:column-width="2.0098in"/>
    </style:style>
    <style:style style:name="co9" style:family="table-column">
      <style:table-column-properties fo:break-before="auto" style:column-width="1.7508in"/>
    </style:style>
    <style:style style:name="co10" style:family="table-column">
      <style:table-column-properties fo:break-before="auto" style:column-width="2.0992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181in"/>
    </style:style>
    <style:style style:name="co13" style:family="table-column">
      <style:table-column-properties fo:break-before="auto" style:column-width="1.9555in"/>
    </style:style>
    <style:style style:name="co14" style:family="table-column">
      <style:table-column-properties fo:break-before="auto" style:column-width="1.3071in"/>
    </style:style>
    <style:style style:name="co15" style:family="table-column">
      <style:table-column-properties fo:break-before="auto" style:column-width="1.9772in"/>
    </style:style>
    <style:style style:name="co16" style:family="table-column">
      <style:table-column-properties fo:break-before="auto" style:column-width="1.2752in"/>
    </style:style>
    <style:style style:name="co17" style:family="table-column">
      <style:table-column-properties fo:break-before="auto" style:column-width="1.9126in"/>
    </style:style>
    <style:style style:name="co18" style:family="table-column">
      <style:table-column-properties fo:break-before="auto" style:column-width="0.8299in"/>
    </style:style>
    <style:style style:name="co19" style:family="table-column">
      <style:table-column-properties fo:break-before="auto" style:column-width="3.5291in"/>
    </style:style>
    <style:style style:name="co20" style:family="table-column">
      <style:table-column-properties fo:break-before="auto" style:column-width="1.6543in"/>
    </style:style>
    <style:style style:name="co21" style:family="table-column">
      <style:table-column-properties fo:break-before="auto" style:column-width="2.008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ffc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H$1:.H$1048576])" style:apply-style-name="Good" style:base-cell-address="Sheet1.H2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H$1:.H$1048576])" style:apply-style-name="Good" style:base-cell-address="Sheet1.H2"/>
    </style:style>
    <style:style style:name="ce1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H$1:.H$1048576])" style:apply-style-name="Good" style:base-cell-address="Sheet1.H2"/>
    </style:style>
    <style:style style:name="ce15" style:family="table-cell" style:parent-style-name="Default">
      <style:table-cell-properties fo:border-bottom="1.76pt solid #000000" fo:background-color="#d9d9d9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bdd7ee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c55a11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H$1:.H$1048576])" style:apply-style-name="Good" style:base-cell-address="Sheet1.H2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Speedups.D2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Speedups.D2"/>
    </style:style>
    <style:style style:name="ce2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Speedups.D2"/>
    </style:style>
    <style:style style:name="ce2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Speedups.D2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7"/>
        <table:table-column table:style-name="co8" table:default-cell-style-name="ce7"/>
        <table:table-column table:style-name="co8" table:default-cell-style-name="ce4"/>
        <table:table-column table:style-name="co9" table:default-cell-style-name="ce7"/>
        <table:table-column table:style-name="co8" table:default-cell-style-name="ce7"/>
        <table:table-column table:style-name="co10" table:default-cell-style-name="ce4"/>
        <table:table-column table:style-name="co11" table:default-cell-style-name="ce7"/>
        <table:table-column table:style-name="co8" table:default-cell-style-name="ce7"/>
        <table:table-column table:style-name="co12" table:default-cell-style-name="ce4"/>
        <table:table-column table:style-name="co13" table:default-cell-style-name="ce7"/>
        <table:table-column table:style-name="co8" table:default-cell-style-name="ce7"/>
        <table:table-column table:style-name="co14" table:default-cell-style-name="ce4"/>
        <table:table-column table:style-name="co15" table:default-cell-style-name="ce7"/>
        <table:table-column table:style-name="co8" table:default-cell-style-name="ce7"/>
        <table:table-column table:style-name="co16" table:default-cell-style-name="ce4"/>
        <table:table-column table:style-name="co17" table:default-cell-style-name="ce4"/>
        <table:table-column table:style-name="co8" table:default-cell-style-name="ce7"/>
        <table:table-column table:style-name="co18" table:number-columns-repeated="1000" table:default-cell-style-name="Default"/>
        <table:table-row table:style-name="ro1">
          <table:table-cell/>
          <table:table-cell table:style-name="ce1" office:value-type="string" calcext:value-type="string">
            <text:p>Number of Threads</text:p>
          </table:table-cell>
          <table:table-cell table:style-name="ce5" office:value-type="string" calcext:value-type="string">
            <text:p>Ideal Speed up</text:p>
          </table:table-cell>
          <table:table-cell table:style-name="ce5" office:value-type="string" calcext:value-type="string">
            <text:p>Theoritiacal speedup</text:p>
          </table:table-cell>
          <table:table-cell table:style-name="ce8" office:value-type="string" calcext:value-type="string">
            <text:p>Serial -O0</text:p>
          </table:table-cell>
          <table:table-cell table:style-name="ce8" office:value-type="string" calcext:value-type="string">
            <text:p>Serial -O3</text:p>
          </table:table-cell>
          <table:table-cell table:style-name="ce8" office:value-type="string" calcext:value-type="string">
            <text:p>OMP - Static -O0</text:p>
          </table:table-cell>
          <table:table-cell table:style-name="ce11" office:value-type="string" calcext:value-type="string">
            <text:p>OMP - Static -O0 Speedup</text:p>
          </table:table-cell>
          <table:table-cell table:style-name="ce11" office:value-type="string" calcext:value-type="string">
            <text:p>OMP – Static -O0 Efficiency</text:p>
          </table:table-cell>
          <table:table-cell table:style-name="ce8" office:value-type="string" calcext:value-type="string">
            <text:p>OMP-Static -O3</text:p>
          </table:table-cell>
          <table:table-cell table:style-name="ce15" office:value-type="string" calcext:value-type="string">
            <text:p>OMP-Static -O3 Speedup</text:p>
          </table:table-cell>
          <table:table-cell table:style-name="ce11" office:value-type="string" calcext:value-type="string">
            <text:p>OMP – Static -O3 Efficiency</text:p>
          </table:table-cell>
          <table:table-cell table:style-name="ce8" office:value-type="string" calcext:value-type="string">
            <text:p>OMP - Dynamic -O0</text:p>
          </table:table-cell>
          <table:table-cell table:style-name="ce16" office:value-type="string" calcext:value-type="string">
            <text:p>OMP - Dynamic -O0 Speedup</text:p>
          </table:table-cell>
          <table:table-cell table:style-name="ce11" office:value-type="string" calcext:value-type="string">
            <text:p>OMP – Dynamic-O0 Efficiency</text:p>
          </table:table-cell>
          <table:table-cell table:style-name="ce8" office:value-type="string" calcext:value-type="string">
            <text:p>OMP-Dynamic -O3</text:p>
          </table:table-cell>
          <table:table-cell table:style-name="ce17" office:value-type="string" calcext:value-type="string">
            <text:p>OMP-Dynamic -O3 Speedup</text:p>
          </table:table-cell>
          <table:table-cell table:style-name="ce11" office:value-type="string" calcext:value-type="string">
            <text:p>OMP – Dynamic-O3 Efficiency</text:p>
          </table:table-cell>
          <table:table-cell table:style-name="ce8" office:value-type="string" calcext:value-type="string">
            <text:p>OMP - Guided -O0</text:p>
          </table:table-cell>
          <table:table-cell table:style-name="ce18" office:value-type="string" calcext:value-type="string">
            <text:p>OMP - <text:s/>Guided -O0 Speedup</text:p>
          </table:table-cell>
          <table:table-cell table:style-name="ce11" office:value-type="string" calcext:value-type="string">
            <text:p>OMP – Dynamic-O3 Efficiency</text:p>
          </table:table-cell>
          <table:table-cell table:style-name="ce20" office:value-type="string" calcext:value-type="string">
            <text:p>OMP- Guided -O3</text:p>
          </table:table-cell>
          <table:table-cell table:style-name="ce21" office:value-type="string" calcext:value-type="string">
            <text:p>OMP- Guided -O3 Speedup</text:p>
          </table:table-cell>
          <table:table-cell table:style-name="ce11" office:value-type="string" calcext:value-type="string">
            <text:p>OMP – Dynamic-O3 Efficiency</text:p>
          </table:table-cell>
          <table:table-cell table:number-columns-repeated="100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6" table:formula="of:=1/((1-0.88)+(0.88/[.B2]))" office:value-type="float" office:value="1" calcext:value-type="float">
            <text:p>1</text:p>
          </table:table-cell>
          <table:table-cell table:style-name="ce6" table:formula="of:=1/((1-0.88)+(0.88/[.B2]))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8.040963" calcext:value-type="float">
            <text:p>8.040963</text:p>
          </table:table-cell>
          <table:table-cell table:style-name="ce12" table:formula="of:=[.E2]/[.G2]" office:value-type="float" office:value="0.994905709676813" calcext:value-type="float">
            <text:p>0.994905709676813</text:p>
          </table:table-cell>
          <table:table-cell table:style-name="ce12" table:formula="of:=[.H2]/[.B2]" office:value-type="float" office:value="0.994905709676813" calcext:value-type="float">
            <text:p>0.994905709676813</text:p>
          </table:table-cell>
          <table:table-cell table:style-name="Default" office:value-type="float" office:value="4.841185" calcext:value-type="float">
            <text:p>4.841185</text:p>
          </table:table-cell>
          <table:table-cell table:style-name="ce12" table:formula="of:=[.F2]/[.J2]" office:value-type="float" office:value="0.991492785340779" calcext:value-type="float">
            <text:p>0.991492785340779</text:p>
          </table:table-cell>
          <table:table-cell table:style-name="ce12" table:formula="of:=[.K2]/[.B2]" office:value-type="float" office:value="0.991492785340779" calcext:value-type="float">
            <text:p>0.991492785340779</text:p>
          </table:table-cell>
          <table:table-cell table:style-name="Default" office:value-type="float" office:value="7.995833" calcext:value-type="float">
            <text:p>7.995833</text:p>
          </table:table-cell>
          <table:table-cell table:style-name="ce12" table:formula="of:=[.E2]/[.M2]" office:value-type="float" office:value="1.00052114645216" calcext:value-type="float">
            <text:p>1.00052114645216</text:p>
          </table:table-cell>
          <table:table-cell table:style-name="ce12" table:formula="of:=[.N2]/[.B2]" office:value-type="float" office:value="1.00052114645216" calcext:value-type="float">
            <text:p>1.00052114645216</text:p>
          </table:table-cell>
          <table:table-cell table:style-name="Default" office:value-type="float" office:value="4.841009" calcext:value-type="float">
            <text:p>4.841009</text:p>
          </table:table-cell>
          <table:table-cell table:style-name="ce12" table:formula="of:=[.F2]/[.P2]" office:value-type="float" office:value="0.991528832109174" calcext:value-type="float">
            <text:p>0.991528832109174</text:p>
          </table:table-cell>
          <table:table-cell table:style-name="ce12" table:formula="of:=[.Q2]/[.B2]" office:value-type="float" office:value="0.991528832109174" calcext:value-type="float">
            <text:p>0.991528832109174</text:p>
          </table:table-cell>
          <table:table-cell table:style-name="Default" office:value-type="float" office:value="4.841009" calcext:value-type="float">
            <text:p>4.841009</text:p>
          </table:table-cell>
          <table:table-cell table:style-name="ce12" table:formula="of:=[.E2]/[.S2]" office:value-type="float" office:value="1.65254805351529" calcext:value-type="float">
            <text:p>1.65254805351529</text:p>
          </table:table-cell>
          <table:table-cell table:style-name="ce12" table:formula="of:=[.T2]/[.B2]" office:value-type="float" office:value="1.65254805351529" calcext:value-type="float">
            <text:p>1.65254805351529</text:p>
          </table:table-cell>
          <table:table-cell table:style-name="Default" office:value-type="float" office:value="4.840545" calcext:value-type="float">
            <text:p>4.840545</text:p>
          </table:table-cell>
          <table:table-cell table:style-name="ce12" table:formula="of:=[.F2]/[.V2]" office:value-type="float" office:value="0.99162387706343" calcext:value-type="float">
            <text:p>0.99162387706343</text:p>
          </table:table-cell>
          <table:table-cell table:style-name="ce12" table:formula="of:=[.W2]/[.B2]" office:value-type="float" office:value="0.99162387706343" calcext:value-type="float">
            <text:p>0.9916238770634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table:formula="of:=[.B3]" office:value-type="float" office:value="2" calcext:value-type="float">
            <text:p>2</text:p>
          </table:table-cell>
          <table:table-cell table:style-name="ce6" table:formula="of:=1/((1-0.88)+(0.88/[.B3]))" office:value-type="float" office:value="1.78571428571429" calcext:value-type="float">
            <text:p>1.78571428571429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5.183346" calcext:value-type="float">
            <text:p>5.183346</text:p>
          </table:table-cell>
          <table:table-cell table:style-name="ce13" table:formula="of:=[.E3]/[.G3]" office:value-type="float" office:value="1.54340458846467" calcext:value-type="float">
            <text:p>1.54340458846467</text:p>
          </table:table-cell>
          <table:table-cell table:style-name="ce12" table:formula="of:=[.H3]/[.B3]" office:value-type="float" office:value="0.771702294232336" calcext:value-type="float">
            <text:p>0.771702294232336</text:p>
          </table:table-cell>
          <table:table-cell table:style-name="Default" office:value-type="float" office:value="3.319483" calcext:value-type="float">
            <text:p>3.319483</text:p>
          </table:table-cell>
          <table:table-cell table:style-name="ce13" table:formula="of:=[.F3]/[.J3]" office:value-type="float" office:value="1.44600830912525" calcext:value-type="float">
            <text:p>1.44600830912525</text:p>
          </table:table-cell>
          <table:table-cell table:style-name="ce12" table:formula="of:=[.K3]/[.B3]" office:value-type="float" office:value="0.723004154562623" calcext:value-type="float">
            <text:p>0.723004154562623</text:p>
          </table:table-cell>
          <table:table-cell table:style-name="Default" office:value-type="float" office:value="5.768886" calcext:value-type="float">
            <text:p>5.768886</text:p>
          </table:table-cell>
          <table:table-cell table:style-name="ce13" table:formula="of:=[.E3]/[.M3]" office:value-type="float" office:value="1.38674953881911" calcext:value-type="float">
            <text:p>1.38674953881911</text:p>
          </table:table-cell>
          <table:table-cell table:style-name="ce12" table:formula="of:=[.N3]/[.B3]" office:value-type="float" office:value="0.693374769409553" calcext:value-type="float">
            <text:p>0.693374769409553</text:p>
          </table:table-cell>
          <table:table-cell table:style-name="Default" office:value-type="float" office:value="3.655257" calcext:value-type="float">
            <text:p>3.655257</text:p>
          </table:table-cell>
          <table:table-cell table:style-name="ce13" table:formula="of:=[.F3]/[.P3]" office:value-type="float" office:value="1.31317715826821" calcext:value-type="float">
            <text:p>1.31317715826821</text:p>
          </table:table-cell>
          <table:table-cell table:style-name="ce12" table:formula="of:=[.Q3]/[.B3]" office:value-type="float" office:value="0.656588579134107" calcext:value-type="float">
            <text:p>0.656588579134107</text:p>
          </table:table-cell>
          <table:table-cell table:style-name="Default" office:value-type="float" office:value="3.655257" calcext:value-type="float">
            <text:p>3.655257</text:p>
          </table:table-cell>
          <table:table-cell table:style-name="ce13" table:formula="of:=[.E3]/[.S3]" office:value-type="float" office:value="2.18862859711369" calcext:value-type="float">
            <text:p>2.18862859711369</text:p>
          </table:table-cell>
          <table:table-cell table:style-name="ce12" table:formula="of:=[.T3]/[.B3]" office:value-type="float" office:value="1.09431429855685" calcext:value-type="float">
            <text:p>1.09431429855685</text:p>
          </table:table-cell>
          <table:table-cell table:style-name="Default" office:value-type="float" office:value="3.142849" calcext:value-type="float">
            <text:p>3.142849</text:p>
          </table:table-cell>
          <table:table-cell table:style-name="ce13" table:formula="of:=[.F3]/[.V3]" office:value-type="float" office:value="1.52727668430777" calcext:value-type="float">
            <text:p>1.52727668430777</text:p>
          </table:table-cell>
          <table:table-cell table:style-name="ce12" table:formula="of:=[.W3]/[.B3]" office:value-type="float" office:value="0.763638342153886" calcext:value-type="float">
            <text:p>0.763638342153886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6" table:formula="of:=[.B4]" office:value-type="float" office:value="3" calcext:value-type="float">
            <text:p>3</text:p>
          </table:table-cell>
          <table:table-cell table:style-name="ce6" table:formula="of:=1/((1-0.88)+(0.88/[.B4]))" office:value-type="float" office:value="2.41935483870968" calcext:value-type="float">
            <text:p>2.41935483870968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3.710405" calcext:value-type="float">
            <text:p>3.710405</text:p>
          </table:table-cell>
          <table:table-cell table:style-name="ce13" table:formula="of:=[.E4]/[.G4]" office:value-type="float" office:value="2.15609886252309" calcext:value-type="float">
            <text:p>2.15609886252309</text:p>
          </table:table-cell>
          <table:table-cell table:style-name="ce12" table:formula="of:=[.H4]/[.B4]" office:value-type="float" office:value="0.718699620841031" calcext:value-type="float">
            <text:p>0.718699620841031</text:p>
          </table:table-cell>
          <table:table-cell table:style-name="Default" office:value-type="float" office:value="2.356606" calcext:value-type="float">
            <text:p>2.356606</text:p>
          </table:table-cell>
          <table:table-cell table:style-name="ce13" table:formula="of:=[.F4]/[.J4]" office:value-type="float" office:value="2.03682753926622" calcext:value-type="float">
            <text:p>2.03682753926622</text:p>
          </table:table-cell>
          <table:table-cell table:style-name="ce12" table:formula="of:=[.K4]/[.B4]" office:value-type="float" office:value="0.678942513088739" calcext:value-type="float">
            <text:p>0.678942513088739</text:p>
          </table:table-cell>
          <table:table-cell table:style-name="Default" office:value-type="float" office:value="3.164591" calcext:value-type="float">
            <text:p>3.164591</text:p>
          </table:table-cell>
          <table:table-cell table:style-name="ce13" table:formula="of:=[.E4]/[.M4]" office:value-type="float" office:value="2.52797280912446" calcext:value-type="float">
            <text:p>2.52797280912446</text:p>
          </table:table-cell>
          <table:table-cell table:style-name="ce12" table:formula="of:=[.N4]/[.B4]" office:value-type="float" office:value="0.842657603041488" calcext:value-type="float">
            <text:p>0.842657603041488</text:p>
          </table:table-cell>
          <table:table-cell table:style-name="Default" office:value-type="float" office:value="2.284258" calcext:value-type="float">
            <text:p>2.284258</text:p>
          </table:table-cell>
          <table:table-cell table:style-name="ce13" table:formula="of:=[.F4]/[.P4]" office:value-type="float" office:value="2.10133881549282" calcext:value-type="float">
            <text:p>2.10133881549282</text:p>
          </table:table-cell>
          <table:table-cell table:style-name="ce12" table:formula="of:=[.Q4]/[.B4]" office:value-type="float" office:value="0.70044627183094" calcext:value-type="float">
            <text:p>0.70044627183094</text:p>
          </table:table-cell>
          <table:table-cell table:style-name="Default" office:value-type="float" office:value="2.284258" calcext:value-type="float">
            <text:p>2.284258</text:p>
          </table:table-cell>
          <table:table-cell table:style-name="ce13" table:formula="of:=[.E4]/[.S4]" office:value-type="float" office:value="3.5022313591547" calcext:value-type="float">
            <text:p>3.5022313591547</text:p>
          </table:table-cell>
          <table:table-cell table:style-name="ce12" table:formula="of:=[.T4]/[.B4]" office:value-type="float" office:value="1.16741045305157" calcext:value-type="float">
            <text:p>1.16741045305157</text:p>
          </table:table-cell>
          <table:table-cell table:style-name="Default" office:value-type="float" office:value="1.972682" calcext:value-type="float">
            <text:p>1.972682</text:p>
          </table:table-cell>
          <table:table-cell table:style-name="ce13" table:formula="of:=[.F4]/[.V4]" office:value-type="float" office:value="2.43323556457655" calcext:value-type="float">
            <text:p>2.43323556457655</text:p>
          </table:table-cell>
          <table:table-cell table:style-name="ce12" table:formula="of:=[.W4]/[.B4]" office:value-type="float" office:value="0.811078521525517" calcext:value-type="float">
            <text:p>0.81107852152551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table:formula="of:=[.B5]" office:value-type="float" office:value="4" calcext:value-type="float">
            <text:p>4</text:p>
          </table:table-cell>
          <table:table-cell table:style-name="ce6" table:formula="of:=1/((1-0.88)+(0.88/[.B5]))" office:value-type="float" office:value="2.94117647058824" calcext:value-type="float">
            <text:p>2.94117647058824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2.513407" calcext:value-type="float">
            <text:p>2.513407</text:p>
          </table:table-cell>
          <table:table-cell table:style-name="ce13" table:formula="of:=[.E5]/[.G5]" office:value-type="float" office:value="3.18293057988619" calcext:value-type="float">
            <text:p>3.18293057988619</text:p>
          </table:table-cell>
          <table:table-cell table:style-name="ce12" table:formula="of:=[.H5]/[.B5]" office:value-type="float" office:value="0.795732644971547" calcext:value-type="float">
            <text:p>0.795732644971547</text:p>
          </table:table-cell>
          <table:table-cell table:style-name="Default" office:value-type="float" office:value="1.569093" calcext:value-type="float">
            <text:p>1.569093</text:p>
          </table:table-cell>
          <table:table-cell table:style-name="ce13" table:formula="of:=[.F5]/[.J5]" office:value-type="float" office:value="3.05909209970346" calcext:value-type="float">
            <text:p>3.05909209970346</text:p>
          </table:table-cell>
          <table:table-cell table:style-name="ce12" table:formula="of:=[.K5]/[.B5]" office:value-type="float" office:value="0.764773024925865" calcext:value-type="float">
            <text:p>0.764773024925865</text:p>
          </table:table-cell>
          <table:table-cell table:style-name="Default" office:value-type="float" office:value="3.353239" calcext:value-type="float">
            <text:p>3.353239</text:p>
          </table:table-cell>
          <table:table-cell table:style-name="ce13" table:formula="of:=[.E5]/[.M5]" office:value-type="float" office:value="2.38575299881696" calcext:value-type="float">
            <text:p>2.38575299881696</text:p>
          </table:table-cell>
          <table:table-cell table:style-name="ce12" table:formula="of:=[.N5]/[.B5]" office:value-type="float" office:value="0.596438249704241" calcext:value-type="float">
            <text:p>0.596438249704241</text:p>
          </table:table-cell>
          <table:table-cell table:style-name="Default" office:value-type="float" office:value="2.188224" calcext:value-type="float">
            <text:p>2.188224</text:p>
          </table:table-cell>
          <table:table-cell table:style-name="ce13" table:formula="of:=[.F5]/[.P5]" office:value-type="float" office:value="2.19355970869527" calcext:value-type="float">
            <text:p>2.19355970869527</text:p>
          </table:table-cell>
          <table:table-cell table:style-name="ce12" table:formula="of:=[.Q5]/[.B5]" office:value-type="float" office:value="0.548389927173818" calcext:value-type="float">
            <text:p>0.548389927173818</text:p>
          </table:table-cell>
          <table:table-cell table:style-name="Default" office:value-type="float" office:value="2.188224" calcext:value-type="float">
            <text:p>2.188224</text:p>
          </table:table-cell>
          <table:table-cell table:style-name="ce13" table:formula="of:=[.E5]/[.S5]" office:value-type="float" office:value="3.65593284782545" calcext:value-type="float">
            <text:p>3.65593284782545</text:p>
          </table:table-cell>
          <table:table-cell table:style-name="ce12" table:formula="of:=[.T5]/[.B5]" office:value-type="float" office:value="0.913983211956363" calcext:value-type="float">
            <text:p>0.913983211956363</text:p>
          </table:table-cell>
          <table:table-cell table:style-name="Default" office:value-type="float" office:value="1.67378" calcext:value-type="float">
            <text:p>1.67378</text:p>
          </table:table-cell>
          <table:table-cell table:style-name="ce13" table:formula="of:=[.F5]/[.V5]" office:value-type="float" office:value="2.86776039861869" calcext:value-type="float">
            <text:p>2.86776039861869</text:p>
          </table:table-cell>
          <table:table-cell table:style-name="ce12" table:formula="of:=[.W5]/[.B5]" office:value-type="float" office:value="0.716940099654674" calcext:value-type="float">
            <text:p>0.71694009965467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6" table:formula="of:=[.B6]" office:value-type="float" office:value="5" calcext:value-type="float">
            <text:p>5</text:p>
          </table:table-cell>
          <table:table-cell table:style-name="ce6" table:formula="of:=1/((1-0.88)+(0.88/[.B6]))" office:value-type="float" office:value="3.37837837837838" calcext:value-type="float">
            <text:p>3.37837837837838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2.244979" calcext:value-type="float">
            <text:p>2.244979</text:p>
          </table:table-cell>
          <table:table-cell table:style-name="ce13" table:formula="of:=[.E6]/[.G6]" office:value-type="float" office:value="3.56350772100764" calcext:value-type="float">
            <text:p>3.56350772100764</text:p>
          </table:table-cell>
          <table:table-cell table:style-name="ce12" table:formula="of:=[.H6]/[.B6]" office:value-type="float" office:value="0.712701544201527" calcext:value-type="float">
            <text:p>0.712701544201527</text:p>
          </table:table-cell>
          <table:table-cell table:style-name="Default" office:value-type="float" office:value="1.682333" calcext:value-type="float">
            <text:p>1.682333</text:p>
          </table:table-cell>
          <table:table-cell table:style-name="ce13" table:formula="of:=[.F6]/[.J6]" office:value-type="float" office:value="2.85318067231636" calcext:value-type="float">
            <text:p>2.85318067231636</text:p>
          </table:table-cell>
          <table:table-cell table:style-name="ce12" table:formula="of:=[.K6]/[.B6]" office:value-type="float" office:value="0.570636134463272" calcext:value-type="float">
            <text:p>0.570636134463272</text:p>
          </table:table-cell>
          <table:table-cell table:style-name="Default" office:value-type="float" office:value="3.186956" calcext:value-type="float">
            <text:p>3.186956</text:p>
          </table:table-cell>
          <table:table-cell table:style-name="ce13" table:formula="of:=[.E6]/[.M6]" office:value-type="float" office:value="2.51023233455372" calcext:value-type="float">
            <text:p>2.51023233455372</text:p>
          </table:table-cell>
          <table:table-cell table:style-name="ce12" table:formula="of:=[.N6]/[.B6]" office:value-type="float" office:value="0.502046466910745" calcext:value-type="float">
            <text:p>0.502046466910745</text:p>
          </table:table-cell>
          <table:table-cell table:style-name="Default" office:value-type="float" office:value="2.017984" calcext:value-type="float">
            <text:p>2.017984</text:p>
          </table:table-cell>
          <table:table-cell table:style-name="ce13" table:formula="of:=[.F6]/[.P6]" office:value-type="float" office:value="2.37861152516571" calcext:value-type="float">
            <text:p>2.37861152516571</text:p>
          </table:table-cell>
          <table:table-cell table:style-name="ce12" table:formula="of:=[.Q6]/[.B6]" office:value-type="float" office:value="0.475722305033142" calcext:value-type="float">
            <text:p>0.475722305033142</text:p>
          </table:table-cell>
          <table:table-cell table:style-name="Default" office:value-type="float" office:value="2.017984" calcext:value-type="float">
            <text:p>2.017984</text:p>
          </table:table-cell>
          <table:table-cell table:style-name="ce13" table:formula="of:=[.E6]/[.S6]" office:value-type="float" office:value="3.96435254194285" calcext:value-type="float">
            <text:p>3.96435254194285</text:p>
          </table:table-cell>
          <table:table-cell table:style-name="ce12" table:formula="of:=[.T6]/[.B6]" office:value-type="float" office:value="0.79287050838857" calcext:value-type="float">
            <text:p>0.79287050838857</text:p>
          </table:table-cell>
          <table:table-cell table:style-name="Default" office:value-type="float" office:value="1.439418" calcext:value-type="float">
            <text:p>1.439418</text:p>
          </table:table-cell>
          <table:table-cell table:style-name="ce13" table:formula="of:=[.F6]/[.V6]" office:value-type="float" office:value="3.33468110027803" calcext:value-type="float">
            <text:p>3.33468110027803</text:p>
          </table:table-cell>
          <table:table-cell table:style-name="ce12" table:formula="of:=[.W6]/[.B6]" office:value-type="float" office:value="0.666936220055606" calcext:value-type="float">
            <text:p>0.666936220055606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table:formula="of:=[.B7]" office:value-type="float" office:value="6" calcext:value-type="float">
            <text:p>6</text:p>
          </table:table-cell>
          <table:table-cell table:style-name="ce6" table:formula="of:=1/((1-0.88)+(0.88/[.B7]))" office:value-type="float" office:value="3.75" calcext:value-type="float">
            <text:p>3.7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702065" calcext:value-type="float">
            <text:p>1.702065</text:p>
          </table:table-cell>
          <table:table-cell table:style-name="ce13" table:formula="of:=[.E7]/[.G7]" office:value-type="float" office:value="4.70017302511949" calcext:value-type="float">
            <text:p>4.70017302511949</text:p>
          </table:table-cell>
          <table:table-cell table:style-name="ce12" table:formula="of:=[.H7]/[.B7]" office:value-type="float" office:value="0.783362170853248" calcext:value-type="float">
            <text:p>0.783362170853248</text:p>
          </table:table-cell>
          <table:table-cell table:style-name="Default" office:value-type="float" office:value="1.157469" calcext:value-type="float">
            <text:p>1.157469</text:p>
          </table:table-cell>
          <table:table-cell table:style-name="ce13" table:formula="of:=[.F7]/[.J7]" office:value-type="float" office:value="4.14697931434881" calcext:value-type="float">
            <text:p>4.14697931434881</text:p>
          </table:table-cell>
          <table:table-cell table:style-name="ce12" table:formula="of:=[.K7]/[.B7]" office:value-type="float" office:value="0.691163219058135" calcext:value-type="float">
            <text:p>0.691163219058135</text:p>
          </table:table-cell>
          <table:table-cell table:style-name="Default" office:value-type="float" office:value="2.828866" calcext:value-type="float">
            <text:p>2.828866</text:p>
          </table:table-cell>
          <table:table-cell table:style-name="ce13" table:formula="of:=[.E7]/[.M7]" office:value-type="float" office:value="2.82798831758026" calcext:value-type="float">
            <text:p>2.82798831758026</text:p>
          </table:table-cell>
          <table:table-cell table:style-name="ce12" table:formula="of:=[.N7]/[.B7]" office:value-type="float" office:value="0.471331386263377" calcext:value-type="float">
            <text:p>0.471331386263377</text:p>
          </table:table-cell>
          <table:table-cell table:style-name="Default" office:value-type="float" office:value="1.814557" calcext:value-type="float">
            <text:p>1.814557</text:p>
          </table:table-cell>
          <table:table-cell table:style-name="ce13" table:formula="of:=[.F7]/[.P7]" office:value-type="float" office:value="2.64527375001171" calcext:value-type="float">
            <text:p>2.64527375001171</text:p>
          </table:table-cell>
          <table:table-cell table:style-name="ce12" table:formula="of:=[.Q7]/[.B7]" office:value-type="float" office:value="0.440878958335285" calcext:value-type="float">
            <text:p>0.440878958335285</text:p>
          </table:table-cell>
          <table:table-cell table:style-name="Default" office:value-type="float" office:value="1.814557" calcext:value-type="float">
            <text:p>1.814557</text:p>
          </table:table-cell>
          <table:table-cell table:style-name="ce13" table:formula="of:=[.E7]/[.S7]" office:value-type="float" office:value="4.40878958335285" calcext:value-type="float">
            <text:p>4.40878958335285</text:p>
          </table:table-cell>
          <table:table-cell table:style-name="ce12" table:formula="of:=[.T7]/[.B7]" office:value-type="float" office:value="0.734798263892142" calcext:value-type="float">
            <text:p>0.734798263892142</text:p>
          </table:table-cell>
          <table:table-cell table:style-name="Default" office:value-type="float" office:value="1.151025" calcext:value-type="float">
            <text:p>1.151025</text:p>
          </table:table-cell>
          <table:table-cell table:style-name="ce13" table:formula="of:=[.F7]/[.V7]" office:value-type="float" office:value="4.17019612953672" calcext:value-type="float">
            <text:p>4.17019612953672</text:p>
          </table:table-cell>
          <table:table-cell table:style-name="ce12" table:formula="of:=[.W7]/[.B7]" office:value-type="float" office:value="0.69503268825612" calcext:value-type="float">
            <text:p>0.695032688256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6" table:formula="of:=[.B8]" office:value-type="float" office:value="7" calcext:value-type="float">
            <text:p>7</text:p>
          </table:table-cell>
          <table:table-cell table:style-name="ce6" table:formula="of:=1/((1-0.88)+(0.88/[.B8]))" office:value-type="float" office:value="4.06976744186047" calcext:value-type="float">
            <text:p>4.06976744186047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591906" calcext:value-type="float">
            <text:p>1.591906</text:p>
          </table:table-cell>
          <table:table-cell table:style-name="ce13" table:formula="of:=[.E8]/[.G8]" office:value-type="float" office:value="5.02542235534008" calcext:value-type="float">
            <text:p>5.02542235534008</text:p>
          </table:table-cell>
          <table:table-cell table:style-name="ce12" table:formula="of:=[.H8]/[.B8]" office:value-type="float" office:value="0.717917479334297" calcext:value-type="float">
            <text:p>0.717917479334297</text:p>
          </table:table-cell>
          <table:table-cell table:style-name="Default" office:value-type="float" office:value="1.27332" calcext:value-type="float">
            <text:p>1.27332</text:p>
          </table:table-cell>
          <table:table-cell table:style-name="ce13" table:formula="of:=[.F8]/[.J8]" office:value-type="float" office:value="3.76967298086891" calcext:value-type="float">
            <text:p>3.76967298086891</text:p>
          </table:table-cell>
          <table:table-cell table:style-name="ce12" table:formula="of:=[.K8]/[.B8]" office:value-type="float" office:value="0.538524711552701" calcext:value-type="float">
            <text:p>0.538524711552701</text:p>
          </table:table-cell>
          <table:table-cell table:style-name="Default" office:value-type="float" office:value="2.599882" calcext:value-type="float">
            <text:p>2.599882</text:p>
          </table:table-cell>
          <table:table-cell table:style-name="ce13" table:formula="of:=[.E8]/[.M8]" office:value-type="float" office:value="3.07706272823151" calcext:value-type="float">
            <text:p>3.07706272823151</text:p>
          </table:table-cell>
          <table:table-cell table:style-name="ce12" table:formula="of:=[.N8]/[.B8]" office:value-type="float" office:value="0.439580389747359" calcext:value-type="float">
            <text:p>0.439580389747359</text:p>
          </table:table-cell>
          <table:table-cell table:style-name="Default" office:value-type="float" office:value="1.57475" calcext:value-type="float">
            <text:p>1.57475</text:p>
          </table:table-cell>
          <table:table-cell table:style-name="ce13" table:formula="of:=[.F8]/[.P8]" office:value-type="float" office:value="3.04810287347198" calcext:value-type="float">
            <text:p>3.04810287347198</text:p>
          </table:table-cell>
          <table:table-cell table:style-name="ce12" table:formula="of:=[.Q8]/[.B8]" office:value-type="float" office:value="0.435443267638854" calcext:value-type="float">
            <text:p>0.435443267638854</text:p>
          </table:table-cell>
          <table:table-cell table:style-name="Default" office:value-type="float" office:value="1.57475" calcext:value-type="float">
            <text:p>1.57475</text:p>
          </table:table-cell>
          <table:table-cell table:style-name="ce13" table:formula="of:=[.E8]/[.S8]" office:value-type="float" office:value="5.08017145578663" calcext:value-type="float">
            <text:p>5.08017145578663</text:p>
          </table:table-cell>
          <table:table-cell table:style-name="ce12" table:formula="of:=[.T8]/[.B8]" office:value-type="float" office:value="0.72573877939809" calcext:value-type="float">
            <text:p>0.72573877939809</text:p>
          </table:table-cell>
          <table:table-cell table:style-name="Default" office:value-type="float" office:value="0.934045" calcext:value-type="float">
            <text:p>0.934045</text:p>
          </table:table-cell>
          <table:table-cell table:style-name="ce13" table:formula="of:=[.F8]/[.V8]" office:value-type="float" office:value="5.13893870209679" calcext:value-type="float">
            <text:p>5.13893870209679</text:p>
          </table:table-cell>
          <table:table-cell table:style-name="ce12" table:formula="of:=[.W8]/[.B8]" office:value-type="float" office:value="0.734134100299542" calcext:value-type="float">
            <text:p>0.73413410029954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6" table:formula="of:=[.B9]" office:value-type="float" office:value="8" calcext:value-type="float">
            <text:p>8</text:p>
          </table:table-cell>
          <table:table-cell table:style-name="ce6" table:formula="of:=1/((1-0.88)+(0.88/[.B9]))" office:value-type="float" office:value="4.34782608695652" calcext:value-type="float">
            <text:p>4.34782608695652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391291" calcext:value-type="float">
            <text:p>1.391291</text:p>
          </table:table-cell>
          <table:table-cell table:style-name="ce13" table:formula="of:=[.E9]/[.G9]" office:value-type="float" office:value="5.75005516459174" calcext:value-type="float">
            <text:p>5.75005516459174</text:p>
          </table:table-cell>
          <table:table-cell table:style-name="ce12" table:formula="of:=[.H9]/[.B9]" office:value-type="float" office:value="0.718756895573967" calcext:value-type="float">
            <text:p>0.718756895573967</text:p>
          </table:table-cell>
          <table:table-cell table:style-name="Default" office:value-type="float" office:value="0.969102" calcext:value-type="float">
            <text:p>0.969102</text:p>
          </table:table-cell>
          <table:table-cell table:style-name="ce13" table:formula="of:=[.F9]/[.J9]" office:value-type="float" office:value="4.95303899899082" calcext:value-type="float">
            <text:p>4.95303899899082</text:p>
          </table:table-cell>
          <table:table-cell table:style-name="ce12" table:formula="of:=[.K9]/[.B9]" office:value-type="float" office:value="0.619129874873852" calcext:value-type="float">
            <text:p>0.619129874873852</text:p>
          </table:table-cell>
          <table:table-cell table:style-name="Default" office:value-type="float" office:value="2.311152" calcext:value-type="float">
            <text:p>2.311152</text:p>
          </table:table-cell>
          <table:table-cell table:style-name="ce13" table:formula="of:=[.E9]/[.M9]" office:value-type="float" office:value="3.46147722001842" calcext:value-type="float">
            <text:p>3.46147722001842</text:p>
          </table:table-cell>
          <table:table-cell table:style-name="ce12" table:formula="of:=[.N9]/[.B9]" office:value-type="float" office:value="0.432684652502302" calcext:value-type="float">
            <text:p>0.432684652502302</text:p>
          </table:table-cell>
          <table:table-cell table:style-name="Default" office:value-type="float" office:value="1.456464" calcext:value-type="float">
            <text:p>1.456464</text:p>
          </table:table-cell>
          <table:table-cell table:style-name="ce13" table:formula="of:=[.F9]/[.P9]" office:value-type="float" office:value="3.29565303364862" calcext:value-type="float">
            <text:p>3.29565303364862</text:p>
          </table:table-cell>
          <table:table-cell table:style-name="ce12" table:formula="of:=[.Q9]/[.B9]" office:value-type="float" office:value="0.411956629206077" calcext:value-type="float">
            <text:p>0.411956629206077</text:p>
          </table:table-cell>
          <table:table-cell table:style-name="Default" office:value-type="float" office:value="1.456464" calcext:value-type="float">
            <text:p>1.456464</text:p>
          </table:table-cell>
          <table:table-cell table:style-name="ce13" table:formula="of:=[.E9]/[.S9]" office:value-type="float" office:value="5.49275505608103" calcext:value-type="float">
            <text:p>5.49275505608103</text:p>
          </table:table-cell>
          <table:table-cell table:style-name="ce12" table:formula="of:=[.T9]/[.B9]" office:value-type="float" office:value="0.686594382010129" calcext:value-type="float">
            <text:p>0.686594382010129</text:p>
          </table:table-cell>
          <table:table-cell table:style-name="Default" office:value-type="float" office:value="0.791637" calcext:value-type="float">
            <text:p>0.791637</text:p>
          </table:table-cell>
          <table:table-cell table:style-name="ce13" table:formula="of:=[.F9]/[.V9]" office:value-type="float" office:value="6.06338511211578" calcext:value-type="float">
            <text:p>6.06338511211578</text:p>
          </table:table-cell>
          <table:table-cell table:style-name="ce12" table:formula="of:=[.W9]/[.B9]" office:value-type="float" office:value="0.757923139014472" calcext:value-type="float">
            <text:p>0.75792313901447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6" table:formula="of:=[.B10]" office:value-type="float" office:value="9" calcext:value-type="float">
            <text:p>9</text:p>
          </table:table-cell>
          <table:table-cell table:style-name="ce6" table:formula="of:=1/((1-0.88)+(0.88/[.B10]))" office:value-type="float" office:value="4.59183673469388" calcext:value-type="float">
            <text:p>4.59183673469388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41449" calcext:value-type="float">
            <text:p>1.41449</text:p>
          </table:table-cell>
          <table:table-cell table:style-name="ce13" table:formula="of:=[.E10]/[.G10]" office:value-type="float" office:value="5.65574871508459" calcext:value-type="float">
            <text:p>5.65574871508459</text:p>
          </table:table-cell>
          <table:table-cell table:style-name="ce12" table:formula="of:=[.H10]/[.B10]" office:value-type="float" office:value="0.628416523898288" calcext:value-type="float">
            <text:p>0.628416523898288</text:p>
          </table:table-cell>
          <table:table-cell table:style-name="Default" office:value-type="float" office:value="1.005684" calcext:value-type="float">
            <text:p>1.005684</text:p>
          </table:table-cell>
          <table:table-cell table:style-name="ce13" table:formula="of:=[.F10]/[.J10]" office:value-type="float" office:value="4.77287100122901" calcext:value-type="float">
            <text:p>4.77287100122901</text:p>
          </table:table-cell>
          <table:table-cell table:style-name="ce12" table:formula="of:=[.K10]/[.B10]" office:value-type="float" office:value="0.530319000136557" calcext:value-type="float">
            <text:p>0.530319000136557</text:p>
          </table:table-cell>
          <table:table-cell table:style-name="Default" office:value-type="float" office:value="2.48713" calcext:value-type="float">
            <text:p>2.48713</text:p>
          </table:table-cell>
          <table:table-cell table:style-name="ce13" table:formula="of:=[.E10]/[.M10]" office:value-type="float" office:value="3.21655884493372" calcext:value-type="float">
            <text:p>3.21655884493372</text:p>
          </table:table-cell>
          <table:table-cell table:style-name="ce12" table:formula="of:=[.N10]/[.B10]" office:value-type="float" office:value="0.357395427214858" calcext:value-type="float">
            <text:p>0.357395427214858</text:p>
          </table:table-cell>
          <table:table-cell table:style-name="Default" office:value-type="float" office:value="1.567177" calcext:value-type="float">
            <text:p>1.567177</text:p>
          </table:table-cell>
          <table:table-cell table:style-name="ce13" table:formula="of:=[.F10]/[.P10]" office:value-type="float" office:value="3.0628320859737" calcext:value-type="float">
            <text:p>3.0628320859737</text:p>
          </table:table-cell>
          <table:table-cell table:style-name="ce12" table:formula="of:=[.Q10]/[.B10]" office:value-type="float" office:value="0.3403146762193" calcext:value-type="float">
            <text:p>0.3403146762193</text:p>
          </table:table-cell>
          <table:table-cell table:style-name="Default" office:value-type="float" office:value="1.567177" calcext:value-type="float">
            <text:p>1.567177</text:p>
          </table:table-cell>
          <table:table-cell table:style-name="ce13" table:formula="of:=[.E10]/[.S10]" office:value-type="float" office:value="5.10472014328949" calcext:value-type="float">
            <text:p>5.10472014328949</text:p>
          </table:table-cell>
          <table:table-cell table:style-name="ce12" table:formula="of:=[.T10]/[.B10]" office:value-type="float" office:value="0.567191127032166" calcext:value-type="float">
            <text:p>0.567191127032166</text:p>
          </table:table-cell>
          <table:table-cell table:style-name="Default" office:value-type="float" office:value="0.840563" calcext:value-type="float">
            <text:p>0.840563</text:p>
          </table:table-cell>
          <table:table-cell table:style-name="ce13" table:formula="of:=[.F10]/[.V10]" office:value-type="float" office:value="5.71045834755991" calcext:value-type="float">
            <text:p>5.71045834755991</text:p>
          </table:table-cell>
          <table:table-cell table:style-name="ce12" table:formula="of:=[.W10]/[.B10]" office:value-type="float" office:value="0.634495371951101" calcext:value-type="float">
            <text:p>0.63449537195110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6" table:formula="of:=[.B11]" office:value-type="float" office:value="10" calcext:value-type="float">
            <text:p>10</text:p>
          </table:table-cell>
          <table:table-cell table:style-name="ce6" table:formula="of:=1/((1-0.88)+(0.88/[.B11]))" office:value-type="float" office:value="4.80769230769231" calcext:value-type="float">
            <text:p>4.80769230769231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088534" calcext:value-type="float">
            <text:p>1.088534</text:p>
          </table:table-cell>
          <table:table-cell table:style-name="ce14" table:formula="of:=[.E11]/[.G11]" office:value-type="float" office:value="7.34933405846763" calcext:value-type="float">
            <text:p>7.34933405846763</text:p>
          </table:table-cell>
          <table:table-cell table:style-name="ce12" table:formula="of:=[.H11]/[.B11]" office:value-type="float" office:value="0.734933405846763" calcext:value-type="float">
            <text:p>0.734933405846763</text:p>
          </table:table-cell>
          <table:table-cell table:style-name="Default" office:value-type="float" office:value="0.793671" calcext:value-type="float">
            <text:p>0.793671</text:p>
          </table:table-cell>
          <table:table-cell table:style-name="ce13" table:formula="of:=[.F11]/[.J11]" office:value-type="float" office:value="6.04784602184028" calcext:value-type="float">
            <text:p>6.04784602184028</text:p>
          </table:table-cell>
          <table:table-cell table:style-name="ce12" table:formula="of:=[.K11]/[.B11]" office:value-type="float" office:value="0.604784602184028" calcext:value-type="float">
            <text:p>0.604784602184028</text:p>
          </table:table-cell>
          <table:table-cell table:style-name="Default" office:value-type="float" office:value="2.217992" calcext:value-type="float">
            <text:p>2.217992</text:p>
          </table:table-cell>
          <table:table-cell table:style-name="ce13" table:formula="of:=[.E11]/[.M11]" office:value-type="float" office:value="3.60686603017504" calcext:value-type="float">
            <text:p>3.60686603017504</text:p>
          </table:table-cell>
          <table:table-cell table:style-name="ce12" table:formula="of:=[.N11]/[.B11]" office:value-type="float" office:value="0.360686603017504" calcext:value-type="float">
            <text:p>0.360686603017504</text:p>
          </table:table-cell>
          <table:table-cell table:style-name="Default" office:value-type="float" office:value="1.411593" calcext:value-type="float">
            <text:p>1.411593</text:p>
          </table:table-cell>
          <table:table-cell table:style-name="ce13" table:formula="of:=[.F11]/[.P11]" office:value-type="float" office:value="3.4004135753011" calcext:value-type="float">
            <text:p>3.4004135753011</text:p>
          </table:table-cell>
          <table:table-cell table:style-name="ce12" table:formula="of:=[.Q11]/[.B11]" office:value-type="float" office:value="0.34004135753011" calcext:value-type="float">
            <text:p>0.34004135753011</text:p>
          </table:table-cell>
          <table:table-cell table:style-name="Default" office:value-type="float" office:value="1.411593" calcext:value-type="float">
            <text:p>1.411593</text:p>
          </table:table-cell>
          <table:table-cell table:style-name="ce13" table:formula="of:=[.E11]/[.S11]" office:value-type="float" office:value="5.66735595883516" calcext:value-type="float">
            <text:p>5.66735595883516</text:p>
          </table:table-cell>
          <table:table-cell table:style-name="ce12" table:formula="of:=[.T11]/[.B11]" office:value-type="float" office:value="0.566735595883516" calcext:value-type="float">
            <text:p>0.566735595883516</text:p>
          </table:table-cell>
          <table:table-cell table:style-name="Default" office:value-type="float" office:value="0.79549" calcext:value-type="float">
            <text:p>0.79549</text:p>
          </table:table-cell>
          <table:table-cell table:style-name="ce13" table:formula="of:=[.F11]/[.V11]" office:value-type="float" office:value="6.03401676953827" calcext:value-type="float">
            <text:p>6.03401676953827</text:p>
          </table:table-cell>
          <table:table-cell table:style-name="ce12" table:formula="of:=[.W11]/[.B11]" office:value-type="float" office:value="0.603401676953827" calcext:value-type="float">
            <text:p>0.60340167695382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6" table:formula="of:=[.B12]" office:value-type="float" office:value="11" calcext:value-type="float">
            <text:p>11</text:p>
          </table:table-cell>
          <table:table-cell table:style-name="ce6" table:formula="of:=1/((1-0.88)+(0.88/[.B12]))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388886" calcext:value-type="float">
            <text:p>1.388886</text:p>
          </table:table-cell>
          <table:table-cell table:style-name="ce13" table:formula="of:=[.E12]/[.G12]" office:value-type="float" office:value="5.76001198082492" calcext:value-type="float">
            <text:p>5.76001198082492</text:p>
          </table:table-cell>
          <table:table-cell table:style-name="ce12" table:formula="of:=[.H12]/[.B12]" office:value-type="float" office:value="0.523637452802265" calcext:value-type="float">
            <text:p>0.523637452802265</text:p>
          </table:table-cell>
          <table:table-cell table:style-name="Default" office:value-type="float" office:value="0.954388" calcext:value-type="float">
            <text:p>0.954388</text:p>
          </table:table-cell>
          <table:table-cell table:style-name="ce13" table:formula="of:=[.F12]/[.J12]" office:value-type="float" office:value="5.02940104024778" calcext:value-type="float">
            <text:p>5.02940104024778</text:p>
          </table:table-cell>
          <table:table-cell table:style-name="ce12" table:formula="of:=[.K12]/[.B12]" office:value-type="float" office:value="0.457218276386162" calcext:value-type="float">
            <text:p>0.457218276386162</text:p>
          </table:table-cell>
          <table:table-cell table:style-name="Default" office:value-type="float" office:value="2.119967" calcext:value-type="float">
            <text:p>2.119967</text:p>
          </table:table-cell>
          <table:table-cell table:style-name="ce13" table:formula="of:=[.E12]/[.M12]" office:value-type="float" office:value="3.77364364633978" calcext:value-type="float">
            <text:p>3.77364364633978</text:p>
          </table:table-cell>
          <table:table-cell table:style-name="ce12" table:formula="of:=[.N12]/[.B12]" office:value-type="float" office:value="0.343058513303616" calcext:value-type="float">
            <text:p>0.343058513303616</text:p>
          </table:table-cell>
          <table:table-cell table:style-name="Default" office:value-type="float" office:value="1.445396" calcext:value-type="float">
            <text:p>1.445396</text:p>
          </table:table-cell>
          <table:table-cell table:style-name="ce13" table:formula="of:=[.F12]/[.P12]" office:value-type="float" office:value="3.32088922343773" calcext:value-type="float">
            <text:p>3.32088922343773</text:p>
          </table:table-cell>
          <table:table-cell table:style-name="ce12" table:formula="of:=[.Q12]/[.B12]" office:value-type="float" office:value="0.301899020312521" calcext:value-type="float">
            <text:p>0.301899020312521</text:p>
          </table:table-cell>
          <table:table-cell table:style-name="Default" office:value-type="float" office:value="1.445396" calcext:value-type="float">
            <text:p>1.445396</text:p>
          </table:table-cell>
          <table:table-cell table:style-name="ce13" table:formula="of:=[.E12]/[.S12]" office:value-type="float" office:value="5.53481537239622" calcext:value-type="float">
            <text:p>5.53481537239622</text:p>
          </table:table-cell>
          <table:table-cell table:style-name="ce12" table:formula="of:=[.T12]/[.B12]" office:value-type="float" office:value="0.503165033854201" calcext:value-type="float">
            <text:p>0.503165033854201</text:p>
          </table:table-cell>
          <table:table-cell table:style-name="Default" office:value-type="float" office:value="0.708635" calcext:value-type="float">
            <text:p>0.708635</text:p>
          </table:table-cell>
          <table:table-cell table:style-name="ce13" table:formula="of:=[.F12]/[.V12]" office:value-type="float" office:value="6.77358583756094" calcext:value-type="float">
            <text:p>6.77358583756094</text:p>
          </table:table-cell>
          <table:table-cell table:style-name="ce12" table:formula="of:=[.W12]/[.B12]" office:value-type="float" office:value="0.615780530687359" calcext:value-type="float">
            <text:p>0.61578053068735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6" table:formula="of:=[.B13]" office:value-type="float" office:value="12" calcext:value-type="float">
            <text:p>12</text:p>
          </table:table-cell>
          <table:table-cell table:style-name="ce6" table:formula="of:=1/((1-0.88)+(0.88/[.B13]))" office:value-type="float" office:value="5.17241379310345" calcext:value-type="float">
            <text:p>5.1724137931034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341055" calcext:value-type="float">
            <text:p>1.341055</text:p>
          </table:table-cell>
          <table:table-cell table:style-name="ce13" table:formula="of:=[.E13]/[.G13]" office:value-type="float" office:value="5.96545257278784" calcext:value-type="float">
            <text:p>5.96545257278784</text:p>
          </table:table-cell>
          <table:table-cell table:style-name="ce12" table:formula="of:=[.H13]/[.B13]" office:value-type="float" office:value="0.49712104773232" calcext:value-type="float">
            <text:p>0.49712104773232</text:p>
          </table:table-cell>
          <table:table-cell table:style-name="Default" office:value-type="float" office:value="0.774682" calcext:value-type="float">
            <text:p>0.774682</text:p>
          </table:table-cell>
          <table:table-cell table:style-name="ce13" table:formula="of:=[.F13]/[.J13]" office:value-type="float" office:value="6.19609078305679" calcext:value-type="float">
            <text:p>6.19609078305679</text:p>
          </table:table-cell>
          <table:table-cell table:style-name="ce12" table:formula="of:=[.K13]/[.B13]" office:value-type="float" office:value="0.516340898588066" calcext:value-type="float">
            <text:p>0.516340898588066</text:p>
          </table:table-cell>
          <table:table-cell table:style-name="Default" office:value-type="float" office:value="1.827055" calcext:value-type="float">
            <text:p>1.827055</text:p>
          </table:table-cell>
          <table:table-cell table:style-name="ce13" table:formula="of:=[.E13]/[.M13]" office:value-type="float" office:value="4.37863118515863" calcext:value-type="float">
            <text:p>4.37863118515863</text:p>
          </table:table-cell>
          <table:table-cell table:style-name="ce12" table:formula="of:=[.N13]/[.B13]" office:value-type="float" office:value="0.364885932096552" calcext:value-type="float">
            <text:p>0.364885932096552</text:p>
          </table:table-cell>
          <table:table-cell table:style-name="Default" office:value-type="float" office:value="1.147459" calcext:value-type="float">
            <text:p>1.147459</text:p>
          </table:table-cell>
          <table:table-cell table:style-name="ce14" table:formula="of:=[.F13]/[.P13]" office:value-type="float" office:value="4.18315599947362" calcext:value-type="float">
            <text:p>4.18315599947362</text:p>
          </table:table-cell>
          <table:table-cell table:style-name="ce12" table:formula="of:=[.Q13]/[.B13]" office:value-type="float" office:value="0.348596333289468" calcext:value-type="float">
            <text:p>0.348596333289468</text:p>
          </table:table-cell>
          <table:table-cell table:style-name="Default" office:value-type="float" office:value="1.147459" calcext:value-type="float">
            <text:p>1.147459</text:p>
          </table:table-cell>
          <table:table-cell table:style-name="ce14" table:formula="of:=[.E13]/[.S13]" office:value-type="float" office:value="6.97192666578937" calcext:value-type="float">
            <text:p>6.97192666578937</text:p>
          </table:table-cell>
          <table:table-cell table:style-name="ce12" table:formula="of:=[.T13]/[.B13]" office:value-type="float" office:value="0.580993888815781" calcext:value-type="float">
            <text:p>0.580993888815781</text:p>
          </table:table-cell>
          <table:table-cell table:style-name="Default" office:value-type="float" office:value="0.742835" calcext:value-type="float">
            <text:p>0.742835</text:p>
          </table:table-cell>
          <table:table-cell table:style-name="ce13" table:formula="of:=[.F13]/[.V13]" office:value-type="float" office:value="6.46173107083" calcext:value-type="float">
            <text:p>6.46173107083</text:p>
          </table:table-cell>
          <table:table-cell table:style-name="ce12" table:formula="of:=[.W13]/[.B13]" office:value-type="float" office:value="0.538477589235833" calcext:value-type="float">
            <text:p>0.53847758923583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6" table:formula="of:=[.B14]" office:value-type="float" office:value="13" calcext:value-type="float">
            <text:p>13</text:p>
          </table:table-cell>
          <table:table-cell table:style-name="ce6" table:formula="of:=1/((1-0.88)+(0.88/[.B14]))" office:value-type="float" office:value="5.32786885245902" calcext:value-type="float">
            <text:p>5.32786885245902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343951" calcext:value-type="float">
            <text:p>1.343951</text:p>
          </table:table-cell>
          <table:table-cell table:style-name="ce13" table:formula="of:=[.E14]/[.G14]" office:value-type="float" office:value="5.9525979741821" calcext:value-type="float">
            <text:p>5.9525979741821</text:p>
          </table:table-cell>
          <table:table-cell table:style-name="ce12" table:formula="of:=[.H14]/[.B14]" office:value-type="float" office:value="0.457892151860161" calcext:value-type="float">
            <text:p>0.457892151860161</text:p>
          </table:table-cell>
          <table:table-cell table:style-name="Default" office:value-type="float" office:value="0.809641" calcext:value-type="float">
            <text:p>0.809641</text:p>
          </table:table-cell>
          <table:table-cell table:style-name="ce13" table:formula="of:=[.F14]/[.J14]" office:value-type="float" office:value="5.92855351939934" calcext:value-type="float">
            <text:p>5.92855351939934</text:p>
          </table:table-cell>
          <table:table-cell table:style-name="ce12" table:formula="of:=[.K14]/[.B14]" office:value-type="float" office:value="0.456042578415334" calcext:value-type="float">
            <text:p>0.456042578415334</text:p>
          </table:table-cell>
          <table:table-cell table:style-name="Default" office:value-type="float" office:value="1.951937" calcext:value-type="float">
            <text:p>1.951937</text:p>
          </table:table-cell>
          <table:table-cell table:style-name="ce13" table:formula="of:=[.E14]/[.M14]" office:value-type="float" office:value="4.09849293291741" calcext:value-type="float">
            <text:p>4.09849293291741</text:p>
          </table:table-cell>
          <table:table-cell table:style-name="ce12" table:formula="of:=[.N14]/[.B14]" office:value-type="float" office:value="0.315268687147493" calcext:value-type="float">
            <text:p>0.315268687147493</text:p>
          </table:table-cell>
          <table:table-cell table:style-name="Default" office:value-type="float" office:value="1.167753" calcext:value-type="float">
            <text:p>1.167753</text:p>
          </table:table-cell>
          <table:table-cell table:style-name="ce13" table:formula="of:=[.F14]/[.P14]" office:value-type="float" office:value="4.11045829040902" calcext:value-type="float">
            <text:p>4.11045829040902</text:p>
          </table:table-cell>
          <table:table-cell table:style-name="ce12" table:formula="of:=[.Q14]/[.B14]" office:value-type="float" office:value="0.316189099262232" calcext:value-type="float">
            <text:p>0.316189099262232</text:p>
          </table:table-cell>
          <table:table-cell table:style-name="Default" office:value-type="float" office:value="1.167753" calcext:value-type="float">
            <text:p>1.167753</text:p>
          </table:table-cell>
          <table:table-cell table:style-name="ce13" table:formula="of:=[.E14]/[.S14]" office:value-type="float" office:value="6.85076381734836" calcext:value-type="float">
            <text:p>6.85076381734836</text:p>
          </table:table-cell>
          <table:table-cell table:style-name="ce12" table:formula="of:=[.T14]/[.B14]" office:value-type="float" office:value="0.52698183210372" calcext:value-type="float">
            <text:p>0.52698183210372</text:p>
          </table:table-cell>
          <table:table-cell table:style-name="Default" office:value-type="float" office:value="0.657638" calcext:value-type="float">
            <text:p>0.657638</text:p>
          </table:table-cell>
          <table:table-cell table:style-name="ce14" table:formula="of:=[.F14]/[.V14]" office:value-type="float" office:value="7.29884830256159" calcext:value-type="float">
            <text:p>7.29884830256159</text:p>
          </table:table-cell>
          <table:table-cell table:style-name="ce12" table:formula="of:=[.W14]/[.B14]" office:value-type="float" office:value="0.561449869427815" calcext:value-type="float">
            <text:p>0.56144986942781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6" table:formula="of:=[.B15]" office:value-type="float" office:value="14" calcext:value-type="float">
            <text:p>14</text:p>
          </table:table-cell>
          <table:table-cell table:style-name="ce6" table:formula="of:=1/((1-0.88)+(0.88/[.B15]))" office:value-type="float" office:value="5.46875" calcext:value-type="float">
            <text:p>5.4687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08728" calcext:value-type="float">
            <text:p>1.08728</text:p>
          </table:table-cell>
          <table:table-cell table:style-name="ce13" table:formula="of:=[.E15]/[.G15]" office:value-type="float" office:value="7.35781031565006" calcext:value-type="float">
            <text:p>7.35781031565006</text:p>
          </table:table-cell>
          <table:table-cell table:style-name="ce12" table:formula="of:=[.H15]/[.B15]" office:value-type="float" office:value="0.52555787968929" calcext:value-type="float">
            <text:p>0.52555787968929</text:p>
          </table:table-cell>
          <table:table-cell table:style-name="Default" office:value-type="float" office:value="0.638051" calcext:value-type="float">
            <text:p>0.638051</text:p>
          </table:table-cell>
          <table:table-cell table:style-name="ce14" table:formula="of:=[.F15]/[.J15]" office:value-type="float" office:value="7.52290961067375" calcext:value-type="float">
            <text:p>7.52290961067375</text:p>
          </table:table-cell>
          <table:table-cell table:style-name="ce12" table:formula="of:=[.K15]/[.B15]" office:value-type="float" office:value="0.537350686476697" calcext:value-type="float">
            <text:p>0.537350686476697</text:p>
          </table:table-cell>
          <table:table-cell table:style-name="Default" office:value-type="float" office:value="1.79876" calcext:value-type="float">
            <text:p>1.79876</text:p>
          </table:table-cell>
          <table:table-cell table:style-name="ce14" table:formula="of:=[.E15]/[.M15]" office:value-type="float" office:value="4.44750828348418" calcext:value-type="float">
            <text:p>4.44750828348418</text:p>
          </table:table-cell>
          <table:table-cell table:style-name="ce12" table:formula="of:=[.N15]/[.B15]" office:value-type="float" office:value="0.317679163106013" calcext:value-type="float">
            <text:p>0.317679163106013</text:p>
          </table:table-cell>
          <table:table-cell table:style-name="Default" office:value-type="float" office:value="1.176969" calcext:value-type="float">
            <text:p>1.176969</text:p>
          </table:table-cell>
          <table:table-cell table:style-name="ce13" table:formula="of:=[.F15]/[.P15]" office:value-type="float" office:value="4.07827223996554" calcext:value-type="float">
            <text:p>4.07827223996554</text:p>
          </table:table-cell>
          <table:table-cell table:style-name="ce12" table:formula="of:=[.Q15]/[.B15]" office:value-type="float" office:value="0.291305159997539" calcext:value-type="float">
            <text:p>0.291305159997539</text:p>
          </table:table-cell>
          <table:table-cell table:style-name="Default" office:value-type="float" office:value="1.176969" calcext:value-type="float">
            <text:p>1.176969</text:p>
          </table:table-cell>
          <table:table-cell table:style-name="ce13" table:formula="of:=[.E15]/[.S15]" office:value-type="float" office:value="6.79712039994257" calcext:value-type="float">
            <text:p>6.79712039994257</text:p>
          </table:table-cell>
          <table:table-cell table:style-name="ce12" table:formula="of:=[.T15]/[.B15]" office:value-type="float" office:value="0.485508599995898" calcext:value-type="float">
            <text:p>0.485508599995898</text:p>
          </table:table-cell>
          <table:table-cell table:style-name="Default" office:value-type="float" office:value="0.668421" calcext:value-type="float">
            <text:p>0.668421</text:p>
          </table:table-cell>
          <table:table-cell table:style-name="ce13" table:formula="of:=[.F15]/[.V15]" office:value-type="float" office:value="7.1811029276459" calcext:value-type="float">
            <text:p>7.1811029276459</text:p>
          </table:table-cell>
          <table:table-cell table:style-name="ce12" table:formula="of:=[.W15]/[.B15]" office:value-type="float" office:value="0.512935923403279" calcext:value-type="float">
            <text:p>0.51293592340327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6" table:formula="of:=[.B16]" office:value-type="float" office:value="15" calcext:value-type="float">
            <text:p>15</text:p>
          </table:table-cell>
          <table:table-cell table:style-name="ce6" table:formula="of:=1/((1-0.88)+(0.88/[.B16]))" office:value-type="float" office:value="5.59701492537313" calcext:value-type="float">
            <text:p>5.59701492537313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1132" calcext:value-type="float">
            <text:p>1.1132</text:p>
          </table:table-cell>
          <table:table-cell table:style-name="ce13" table:formula="of:=[.E16]/[.G16]" office:value-type="float" office:value="7.18648939992814" calcext:value-type="float">
            <text:p>7.18648939992814</text:p>
          </table:table-cell>
          <table:table-cell table:style-name="ce12" table:formula="of:=[.H16]/[.B16]" office:value-type="float" office:value="0.479099293328542" calcext:value-type="float">
            <text:p>0.479099293328542</text:p>
          </table:table-cell>
          <table:table-cell table:style-name="Default" office:value-type="float" office:value="0.798003" calcext:value-type="float">
            <text:p>0.798003</text:p>
          </table:table-cell>
          <table:table-cell table:style-name="ce13" table:formula="of:=[.F16]/[.J16]" office:value-type="float" office:value="6.01501498114669" calcext:value-type="float">
            <text:p>6.01501498114669</text:p>
          </table:table-cell>
          <table:table-cell table:style-name="ce12" table:formula="of:=[.K16]/[.B16]" office:value-type="float" office:value="0.401000998743112" calcext:value-type="float">
            <text:p>0.401000998743112</text:p>
          </table:table-cell>
          <table:table-cell table:style-name="Default" office:value-type="float" office:value="1.770132" calcext:value-type="float">
            <text:p>1.770132</text:p>
          </table:table-cell>
          <table:table-cell table:style-name="ce13" table:formula="of:=[.E16]/[.M16]" office:value-type="float" office:value="4.51943696854246" calcext:value-type="float">
            <text:p>4.51943696854246</text:p>
          </table:table-cell>
          <table:table-cell table:style-name="ce12" table:formula="of:=[.N16]/[.B16]" office:value-type="float" office:value="0.301295797902831" calcext:value-type="float">
            <text:p>0.301295797902831</text:p>
          </table:table-cell>
          <table:table-cell table:style-name="Default" office:value-type="float" office:value="1.202521" calcext:value-type="float">
            <text:p>1.202521</text:p>
          </table:table-cell>
          <table:table-cell table:style-name="ce13" table:formula="of:=[.F16]/[.P16]" office:value-type="float" office:value="3.99161428365908" calcext:value-type="float">
            <text:p>3.99161428365908</text:p>
          </table:table-cell>
          <table:table-cell table:style-name="ce12" table:formula="of:=[.Q16]/[.B16]" office:value-type="float" office:value="0.266107618910605" calcext:value-type="float">
            <text:p>0.266107618910605</text:p>
          </table:table-cell>
          <table:table-cell table:style-name="Default" office:value-type="float" office:value="1.202521" calcext:value-type="float">
            <text:p>1.202521</text:p>
          </table:table-cell>
          <table:table-cell table:style-name="ce13" table:formula="of:=[.E16]/[.S16]" office:value-type="float" office:value="6.65269047276513" calcext:value-type="float">
            <text:p>6.65269047276513</text:p>
          </table:table-cell>
          <table:table-cell table:style-name="ce12" table:formula="of:=[.T16]/[.B16]" office:value-type="float" office:value="0.443512698184342" calcext:value-type="float">
            <text:p>0.443512698184342</text:p>
          </table:table-cell>
          <table:table-cell table:style-name="Default" office:value-type="float" office:value="0.755802" calcext:value-type="float">
            <text:p>0.755802</text:p>
          </table:table-cell>
          <table:table-cell table:style-name="ce13" table:formula="of:=[.F16]/[.V16]" office:value-type="float" office:value="6.35086967221574" calcext:value-type="float">
            <text:p>6.35086967221574</text:p>
          </table:table-cell>
          <table:table-cell table:style-name="ce12" table:formula="of:=[.W16]/[.B16]" office:value-type="float" office:value="0.423391311481049" calcext:value-type="float">
            <text:p>0.42339131148104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6" table:formula="of:=[.B17]" office:value-type="float" office:value="16" calcext:value-type="float">
            <text:p>16</text:p>
          </table:table-cell>
          <table:table-cell table:style-name="ce6" table:formula="of:=1/((1-0.88)+(0.88/[.B17]))" office:value-type="float" office:value="5.71428571428571" calcext:value-type="float">
            <text:p>5.71428571428571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102644" calcext:value-type="float">
            <text:p>1.102644</text:p>
          </table:table-cell>
          <table:table-cell table:style-name="ce13" table:formula="of:=[.E17]/[.G17]" office:value-type="float" office:value="7.25528819818545" calcext:value-type="float">
            <text:p>7.25528819818545</text:p>
          </table:table-cell>
          <table:table-cell table:style-name="ce12" table:formula="of:=[.H17]/[.B17]" office:value-type="float" office:value="0.453455512386591" calcext:value-type="float">
            <text:p>0.453455512386591</text:p>
          </table:table-cell>
          <table:table-cell table:style-name="Default" office:value-type="float" office:value="0.718807" calcext:value-type="float">
            <text:p>0.718807</text:p>
          </table:table-cell>
          <table:table-cell table:style-name="ce13" table:formula="of:=[.F17]/[.J17]" office:value-type="float" office:value="6.6777312964398" calcext:value-type="float">
            <text:p>6.6777312964398</text:p>
          </table:table-cell>
          <table:table-cell table:style-name="ce12" table:formula="of:=[.K17]/[.B17]" office:value-type="float" office:value="0.417358206027487" calcext:value-type="float">
            <text:p>0.417358206027487</text:p>
          </table:table-cell>
          <table:table-cell table:style-name="Default" office:value-type="float" office:value="1.656848" calcext:value-type="float">
            <text:p>1.656848</text:p>
          </table:table-cell>
          <table:table-cell table:style-name="ce13" table:formula="of:=[.E17]/[.M17]" office:value-type="float" office:value="4.82844533717034" calcext:value-type="float">
            <text:p>4.82844533717034</text:p>
          </table:table-cell>
          <table:table-cell table:style-name="ce12" table:formula="of:=[.N17]/[.B17]" office:value-type="float" office:value="0.301777833573146" calcext:value-type="float">
            <text:p>0.301777833573146</text:p>
          </table:table-cell>
          <table:table-cell table:style-name="Default" office:value-type="float" office:value="1.059727" calcext:value-type="float">
            <text:p>1.059727</text:p>
          </table:table-cell>
          <table:table-cell table:style-name="ce13" table:formula="of:=[.F17]/[.P17]" office:value-type="float" office:value="4.52946843856956" calcext:value-type="float">
            <text:p>4.52946843856956</text:p>
          </table:table-cell>
          <table:table-cell table:style-name="ce12" table:formula="of:=[.Q17]/[.B17]" office:value-type="float" office:value="0.283091777410597" calcext:value-type="float">
            <text:p>0.283091777410597</text:p>
          </table:table-cell>
          <table:table-cell table:style-name="Default" office:value-type="float" office:value="1.059727" calcext:value-type="float">
            <text:p>1.059727</text:p>
          </table:table-cell>
          <table:table-cell table:style-name="ce13" table:formula="of:=[.E17]/[.S17]" office:value-type="float" office:value="7.54911406428259" calcext:value-type="float">
            <text:p>7.54911406428259</text:p>
          </table:table-cell>
          <table:table-cell table:style-name="ce12" table:formula="of:=[.T17]/[.B17]" office:value-type="float" office:value="0.471819629017662" calcext:value-type="float">
            <text:p>0.471819629017662</text:p>
          </table:table-cell>
          <table:table-cell table:style-name="Default" office:value-type="float" office:value="0.711179" calcext:value-type="float">
            <text:p>0.711179</text:p>
          </table:table-cell>
          <table:table-cell table:style-name="ce13" table:formula="of:=[.F17]/[.V17]" office:value-type="float" office:value="6.74935564745303" calcext:value-type="float">
            <text:p>6.74935564745303</text:p>
          </table:table-cell>
          <table:table-cell table:style-name="ce12" table:formula="of:=[.W17]/[.B17]" office:value-type="float" office:value="0.421834727965815" calcext:value-type="float">
            <text:p>0.42183472796581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6" table:formula="of:=[.B18]" office:value-type="float" office:value="17" calcext:value-type="float">
            <text:p>17</text:p>
          </table:table-cell>
          <table:table-cell table:style-name="ce6" table:formula="of:=1/((1-0.88)+(0.88/[.B18]))" office:value-type="float" office:value="5.82191780821918" calcext:value-type="float">
            <text:p>5.82191780821918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420584" calcext:value-type="float">
            <text:p>1.420584</text:p>
          </table:table-cell>
          <table:table-cell table:style-name="ce13" table:formula="of:=[.E18]/[.G18]" office:value-type="float" office:value="5.63148676882184" calcext:value-type="float">
            <text:p>5.63148676882184</text:p>
          </table:table-cell>
          <table:table-cell table:style-name="ce12" table:formula="of:=[.H18]/[.B18]" office:value-type="float" office:value="0.331263927577755" calcext:value-type="float">
            <text:p>0.331263927577755</text:p>
          </table:table-cell>
          <table:table-cell table:style-name="Default" office:value-type="float" office:value="0.880092" calcext:value-type="float">
            <text:p>0.880092</text:p>
          </table:table-cell>
          <table:table-cell table:style-name="ce13" table:formula="of:=[.F18]/[.J18]" office:value-type="float" office:value="5.45397526622217" calcext:value-type="float">
            <text:p>5.45397526622217</text:p>
          </table:table-cell>
          <table:table-cell table:style-name="ce12" table:formula="of:=[.K18]/[.B18]" office:value-type="float" office:value="0.320822074483657" calcext:value-type="float">
            <text:p>0.320822074483657</text:p>
          </table:table-cell>
          <table:table-cell table:style-name="Default" office:value-type="float" office:value="1.581091" calcext:value-type="float">
            <text:p>1.581091</text:p>
          </table:table-cell>
          <table:table-cell table:style-name="ce13" table:formula="of:=[.E18]/[.M18]" office:value-type="float" office:value="5.05979731716897" calcext:value-type="float">
            <text:p>5.05979731716897</text:p>
          </table:table-cell>
          <table:table-cell table:style-name="ce12" table:formula="of:=[.N18]/[.B18]" office:value-type="float" office:value="0.297635136304057" calcext:value-type="float">
            <text:p>0.297635136304057</text:p>
          </table:table-cell>
          <table:table-cell table:style-name="Default" office:value-type="float" office:value="1.045718" calcext:value-type="float">
            <text:p>1.045718</text:p>
          </table:table-cell>
          <table:table-cell table:style-name="ce13" table:formula="of:=[.F18]/[.P18]" office:value-type="float" office:value="4.59014763062317" calcext:value-type="float">
            <text:p>4.59014763062317</text:p>
          </table:table-cell>
          <table:table-cell table:style-name="ce12" table:formula="of:=[.Q18]/[.B18]" office:value-type="float" office:value="0.270008684154304" calcext:value-type="float">
            <text:p>0.270008684154304</text:p>
          </table:table-cell>
          <table:table-cell table:style-name="Default" office:value-type="float" office:value="1.045718" calcext:value-type="float">
            <text:p>1.045718</text:p>
          </table:table-cell>
          <table:table-cell table:style-name="ce13" table:formula="of:=[.E18]/[.S18]" office:value-type="float" office:value="7.65024605103862" calcext:value-type="float">
            <text:p>7.65024605103862</text:p>
          </table:table-cell>
          <table:table-cell table:style-name="ce12" table:formula="of:=[.T18]/[.B18]" office:value-type="float" office:value="0.450014473590507" calcext:value-type="float">
            <text:p>0.450014473590507</text:p>
          </table:table-cell>
          <table:table-cell table:style-name="Default" office:value-type="float" office:value="0.738238" calcext:value-type="float">
            <text:p>0.738238</text:p>
          </table:table-cell>
          <table:table-cell table:style-name="ce13" table:formula="of:=[.F18]/[.V18]" office:value-type="float" office:value="6.5019681999572" calcext:value-type="float">
            <text:p>6.5019681999572</text:p>
          </table:table-cell>
          <table:table-cell table:style-name="ce12" table:formula="of:=[.W18]/[.B18]" office:value-type="float" office:value="0.382468717644541" calcext:value-type="float">
            <text:p>0.38246871764454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6" table:formula="of:=[.B19]" office:value-type="float" office:value="18" calcext:value-type="float">
            <text:p>18</text:p>
          </table:table-cell>
          <table:table-cell table:style-name="ce6" table:formula="of:=1/((1-0.88)+(0.88/[.B19]))" office:value-type="float" office:value="5.92105263157895" calcext:value-type="float">
            <text:p>5.9210526315789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858962" calcext:value-type="float">
            <text:p>0.858962</text:p>
          </table:table-cell>
          <table:table-cell table:style-name="ce13" table:formula="of:=[.E19]/[.G19]" office:value-type="float" office:value="9.31356683997662" calcext:value-type="float">
            <text:p>9.31356683997662</text:p>
          </table:table-cell>
          <table:table-cell table:style-name="ce12" table:formula="of:=[.H19]/[.B19]" office:value-type="float" office:value="0.517420379998701" calcext:value-type="float">
            <text:p>0.517420379998701</text:p>
          </table:table-cell>
          <table:table-cell table:style-name="Default" office:value-type="float" office:value="0.719181" calcext:value-type="float">
            <text:p>0.719181</text:p>
          </table:table-cell>
          <table:table-cell table:style-name="ce13" table:formula="of:=[.F19]/[.J19]" office:value-type="float" office:value="6.67425863586496" calcext:value-type="float">
            <text:p>6.67425863586496</text:p>
          </table:table-cell>
          <table:table-cell table:style-name="ce12" table:formula="of:=[.K19]/[.B19]" office:value-type="float" office:value="0.370792146436942" calcext:value-type="float">
            <text:p>0.370792146436942</text:p>
          </table:table-cell>
          <table:table-cell table:style-name="Default" office:value-type="float" office:value="1.508333" calcext:value-type="float">
            <text:p>1.508333</text:p>
          </table:table-cell>
          <table:table-cell table:style-name="ce13" table:formula="of:=[.E19]/[.M19]" office:value-type="float" office:value="5.30386857544057" calcext:value-type="float">
            <text:p>5.30386857544057</text:p>
          </table:table-cell>
          <table:table-cell table:style-name="ce12" table:formula="of:=[.N19]/[.B19]" office:value-type="float" office:value="0.294659365302254" calcext:value-type="float">
            <text:p>0.294659365302254</text:p>
          </table:table-cell>
          <table:table-cell table:style-name="Default" office:value-type="float" office:value="1.000093" calcext:value-type="float">
            <text:p>1.000093</text:p>
          </table:table-cell>
          <table:table-cell table:style-name="ce13" table:formula="of:=[.F19]/[.P19]" office:value-type="float" office:value="4.79955364151134" calcext:value-type="float">
            <text:p>4.79955364151134</text:p>
          </table:table-cell>
          <table:table-cell table:style-name="ce12" table:formula="of:=[.Q19]/[.B19]" office:value-type="float" office:value="0.266641868972852" calcext:value-type="float">
            <text:p>0.266641868972852</text:p>
          </table:table-cell>
          <table:table-cell table:style-name="Default" office:value-type="float" office:value="1.000093" calcext:value-type="float">
            <text:p>1.000093</text:p>
          </table:table-cell>
          <table:table-cell table:style-name="ce19" table:formula="of:=[.E19]/[.S19]" office:value-type="float" office:value="7.99925606918557" calcext:value-type="float">
            <text:p>7.99925606918557</text:p>
          </table:table-cell>
          <table:table-cell table:style-name="ce12" table:formula="of:=[.T19]/[.B19]" office:value-type="float" office:value="0.444403114954754" calcext:value-type="float">
            <text:p>0.444403114954754</text:p>
          </table:table-cell>
          <table:table-cell table:style-name="Default" office:value-type="float" office:value="0.575548" calcext:value-type="float">
            <text:p>0.575548</text:p>
          </table:table-cell>
          <table:table-cell table:style-name="ce13" table:formula="of:=[.F19]/[.V19]" office:value-type="float" office:value="8.33987782078993" calcext:value-type="float">
            <text:p>8.33987782078993</text:p>
          </table:table-cell>
          <table:table-cell table:style-name="ce12" table:formula="of:=[.W19]/[.B19]" office:value-type="float" office:value="0.46332654559944" calcext:value-type="float">
            <text:p>0.4633265455994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6" table:formula="of:=[.B20]" office:value-type="float" office:value="19" calcext:value-type="float">
            <text:p>19</text:p>
          </table:table-cell>
          <table:table-cell table:style-name="ce6" table:formula="of:=1/((1-0.88)+(0.88/[.B20]))" office:value-type="float" office:value="6.0126582278481" calcext:value-type="float">
            <text:p>6.0126582278481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112787" calcext:value-type="float">
            <text:p>1.112787</text:p>
          </table:table-cell>
          <table:table-cell table:style-name="ce13" table:formula="of:=[.E20]/[.G20]" office:value-type="float" office:value="7.1891565951076" calcext:value-type="float">
            <text:p>7.1891565951076</text:p>
          </table:table-cell>
          <table:table-cell table:style-name="ce12" table:formula="of:=[.H20]/[.B20]" office:value-type="float" office:value="0.3783766629004" calcext:value-type="float">
            <text:p>0.3783766629004</text:p>
          </table:table-cell>
          <table:table-cell table:style-name="Default" office:value-type="float" office:value="0.855321" calcext:value-type="float">
            <text:p>0.855321</text:p>
          </table:table-cell>
          <table:table-cell table:style-name="ce13" table:formula="of:=[.F20]/[.J20]" office:value-type="float" office:value="5.61192815328982" calcext:value-type="float">
            <text:p>5.61192815328982</text:p>
          </table:table-cell>
          <table:table-cell table:style-name="ce12" table:formula="of:=[.K20]/[.B20]" office:value-type="float" office:value="0.295364639646832" calcext:value-type="float">
            <text:p>0.295364639646832</text:p>
          </table:table-cell>
          <table:table-cell table:style-name="Default" office:value-type="float" office:value="1.613097" calcext:value-type="float">
            <text:p>1.613097</text:p>
          </table:table-cell>
          <table:table-cell table:style-name="ce13" table:formula="of:=[.E20]/[.M20]" office:value-type="float" office:value="4.95940417718215" calcext:value-type="float">
            <text:p>4.95940417718215</text:p>
          </table:table-cell>
          <table:table-cell table:style-name="ce12" table:formula="of:=[.N20]/[.B20]" office:value-type="float" office:value="0.261021272483271" calcext:value-type="float">
            <text:p>0.261021272483271</text:p>
          </table:table-cell>
          <table:table-cell table:style-name="Default" office:value-type="float" office:value="1.055195" calcext:value-type="float">
            <text:p>1.055195</text:p>
          </table:table-cell>
          <table:table-cell table:style-name="ce13" table:formula="of:=[.F20]/[.P20]" office:value-type="float" office:value="4.54892223712205" calcext:value-type="float">
            <text:p>4.54892223712205</text:p>
          </table:table-cell>
          <table:table-cell table:style-name="ce12" table:formula="of:=[.Q20]/[.B20]" office:value-type="float" office:value="0.239416959848529" calcext:value-type="float">
            <text:p>0.239416959848529</text:p>
          </table:table-cell>
          <table:table-cell table:style-name="Default" office:value-type="float" office:value="1.055195" calcext:value-type="float">
            <text:p>1.055195</text:p>
          </table:table-cell>
          <table:table-cell table:style-name="ce13" table:formula="of:=[.E20]/[.S20]" office:value-type="float" office:value="7.58153706187008" calcext:value-type="float">
            <text:p>7.58153706187008</text:p>
          </table:table-cell>
          <table:table-cell table:style-name="ce12" table:formula="of:=[.T20]/[.B20]" office:value-type="float" office:value="0.399028266414215" calcext:value-type="float">
            <text:p>0.399028266414215</text:p>
          </table:table-cell>
          <table:table-cell table:style-name="Default" office:value-type="float" office:value="0.731868" calcext:value-type="float">
            <text:p>0.731868</text:p>
          </table:table-cell>
          <table:table-cell table:style-name="ce13" table:formula="of:=[.F20]/[.V20]" office:value-type="float" office:value="6.55855974028103" calcext:value-type="float">
            <text:p>6.55855974028103</text:p>
          </table:table-cell>
          <table:table-cell table:style-name="ce12" table:formula="of:=[.W20]/[.B20]" office:value-type="float" office:value="0.345187354751633" calcext:value-type="float">
            <text:p>0.34518735475163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6" table:formula="of:=[.B21]" office:value-type="float" office:value="20" calcext:value-type="float">
            <text:p>20</text:p>
          </table:table-cell>
          <table:table-cell table:style-name="ce6" table:formula="of:=1/((1-0.88)+(0.88/[.B21]))" office:value-type="float" office:value="6.09756097560976" calcext:value-type="float">
            <text:p>6.09756097560976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824864" calcext:value-type="float">
            <text:p>0.824864</text:p>
          </table:table-cell>
          <table:table-cell table:style-name="ce13" table:formula="of:=[.E21]/[.G21]" office:value-type="float" office:value="9.69856849129068" calcext:value-type="float">
            <text:p>9.69856849129068</text:p>
          </table:table-cell>
          <table:table-cell table:style-name="ce12" table:formula="of:=[.H21]/[.B21]" office:value-type="float" office:value="0.484928424564534" calcext:value-type="float">
            <text:p>0.484928424564534</text:p>
          </table:table-cell>
          <table:table-cell table:style-name="Default" office:value-type="float" office:value="0.56866" calcext:value-type="float">
            <text:p>0.56866</text:p>
          </table:table-cell>
          <table:table-cell table:style-name="ce13" table:formula="of:=[.F21]/[.J21]" office:value-type="float" office:value="8.44089614180705" calcext:value-type="float">
            <text:p>8.44089614180705</text:p>
          </table:table-cell>
          <table:table-cell table:style-name="ce12" table:formula="of:=[.K21]/[.B21]" office:value-type="float" office:value="0.422044807090353" calcext:value-type="float">
            <text:p>0.422044807090353</text:p>
          </table:table-cell>
          <table:table-cell table:style-name="Default" office:value-type="float" office:value="1.49613" calcext:value-type="float">
            <text:p>1.49613</text:p>
          </table:table-cell>
          <table:table-cell table:style-name="ce13" table:formula="of:=[.E21]/[.M21]" office:value-type="float" office:value="5.34712892596232" calcext:value-type="float">
            <text:p>5.34712892596232</text:p>
          </table:table-cell>
          <table:table-cell table:style-name="ce12" table:formula="of:=[.N21]/[.B21]" office:value-type="float" office:value="0.267356446298116" calcext:value-type="float">
            <text:p>0.267356446298116</text:p>
          </table:table-cell>
          <table:table-cell table:style-name="Default" office:value-type="float" office:value="0.996946" calcext:value-type="float">
            <text:p>0.996946</text:p>
          </table:table-cell>
          <table:table-cell table:style-name="ce13" table:formula="of:=[.F21]/[.P21]" office:value-type="float" office:value="4.81470410634076" calcext:value-type="float">
            <text:p>4.81470410634076</text:p>
          </table:table-cell>
          <table:table-cell table:style-name="ce12" table:formula="of:=[.Q21]/[.B21]" office:value-type="float" office:value="0.240735205317038" calcext:value-type="float">
            <text:p>0.240735205317038</text:p>
          </table:table-cell>
          <table:table-cell table:style-name="Default" office:value-type="float" office:value="0.996946" calcext:value-type="float">
            <text:p>0.996946</text:p>
          </table:table-cell>
          <table:table-cell table:style-name="ce13" table:formula="of:=[.E21]/[.S21]" office:value-type="float" office:value="8.02450684390128" calcext:value-type="float">
            <text:p>8.02450684390128</text:p>
          </table:table-cell>
          <table:table-cell table:style-name="ce12" table:formula="of:=[.T21]/[.B21]" office:value-type="float" office:value="0.401225342195064" calcext:value-type="float">
            <text:p>0.401225342195064</text:p>
          </table:table-cell>
          <table:table-cell table:style-name="Default" office:value-type="float" office:value="0.547447" calcext:value-type="float">
            <text:p>0.547447</text:p>
          </table:table-cell>
          <table:table-cell table:style-name="ce13" table:formula="of:=[.F21]/[.V21]" office:value-type="float" office:value="8.7679720593957" calcext:value-type="float">
            <text:p>8.7679720593957</text:p>
          </table:table-cell>
          <table:table-cell table:style-name="ce12" table:formula="of:=[.W21]/[.B21]" office:value-type="float" office:value="0.438398602969785" calcext:value-type="float">
            <text:p>0.43839860296978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6" table:formula="of:=[.B22]" office:value-type="float" office:value="21" calcext:value-type="float">
            <text:p>21</text:p>
          </table:table-cell>
          <table:table-cell table:style-name="ce6" table:formula="of:=1/((1-0.88)+(0.88/[.B22]))" office:value-type="float" office:value="6.1764705882353" calcext:value-type="float">
            <text:p>6.1764705882353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055316" calcext:value-type="float">
            <text:p>1.055316</text:p>
          </table:table-cell>
          <table:table-cell table:style-name="ce13" table:formula="of:=[.E22]/[.G22]" office:value-type="float" office:value="7.58066778102483" calcext:value-type="float">
            <text:p>7.58066778102483</text:p>
          </table:table-cell>
          <table:table-cell table:style-name="ce12" table:formula="of:=[.H22]/[.B22]" office:value-type="float" office:value="0.360984180048801" calcext:value-type="float">
            <text:p>0.360984180048801</text:p>
          </table:table-cell>
          <table:table-cell table:style-name="Default" office:value-type="float" office:value="0.672295" calcext:value-type="float">
            <text:p>0.672295</text:p>
          </table:table-cell>
          <table:table-cell table:style-name="ce13" table:formula="of:=[.F22]/[.J22]" office:value-type="float" office:value="7.13972288950535" calcext:value-type="float">
            <text:p>7.13972288950535</text:p>
          </table:table-cell>
          <table:table-cell table:style-name="ce12" table:formula="of:=[.K22]/[.B22]" office:value-type="float" office:value="0.33998680426216" calcext:value-type="float">
            <text:p>0.33998680426216</text:p>
          </table:table-cell>
          <table:table-cell table:style-name="Default" office:value-type="float" office:value="1.435429" calcext:value-type="float">
            <text:p>1.435429</text:p>
          </table:table-cell>
          <table:table-cell table:style-name="ce13" table:formula="of:=[.E22]/[.M22]" office:value-type="float" office:value="5.57324674365643" calcext:value-type="float">
            <text:p>5.57324674365643</text:p>
          </table:table-cell>
          <table:table-cell table:style-name="ce12" table:formula="of:=[.N22]/[.B22]" office:value-type="float" office:value="0.265392702078877" calcext:value-type="float">
            <text:p>0.265392702078877</text:p>
          </table:table-cell>
          <table:table-cell table:style-name="Default" office:value-type="float" office:value="0.994188" calcext:value-type="float">
            <text:p>0.994188</text:p>
          </table:table-cell>
          <table:table-cell table:style-name="ce13" table:formula="of:=[.F22]/[.P22]" office:value-type="float" office:value="4.82806068872286" calcext:value-type="float">
            <text:p>4.82806068872286</text:p>
          </table:table-cell>
          <table:table-cell table:style-name="ce12" table:formula="of:=[.Q22]/[.B22]" office:value-type="float" office:value="0.229907651843946" calcext:value-type="float">
            <text:p>0.229907651843946</text:p>
          </table:table-cell>
          <table:table-cell table:style-name="Default" office:value-type="float" office:value="0.994188" calcext:value-type="float">
            <text:p>0.994188</text:p>
          </table:table-cell>
          <table:table-cell table:style-name="ce13" table:formula="of:=[.E22]/[.S22]" office:value-type="float" office:value="8.0467678145381" calcext:value-type="float">
            <text:p>8.0467678145381</text:p>
          </table:table-cell>
          <table:table-cell table:style-name="ce12" table:formula="of:=[.T22]/[.B22]" office:value-type="float" office:value="0.383179419739909" calcext:value-type="float">
            <text:p>0.383179419739909</text:p>
          </table:table-cell>
          <table:table-cell table:style-name="Default" office:value-type="float" office:value="0.733314" calcext:value-type="float">
            <text:p>0.733314</text:p>
          </table:table-cell>
          <table:table-cell table:style-name="ce13" table:formula="of:=[.F22]/[.V22]" office:value-type="float" office:value="6.5456271119875" calcext:value-type="float">
            <text:p>6.5456271119875</text:p>
          </table:table-cell>
          <table:table-cell table:style-name="ce12" table:formula="of:=[.W22]/[.B22]" office:value-type="float" office:value="0.311696529142262" calcext:value-type="float">
            <text:p>0.31169652914226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6" table:formula="of:=[.B23]" office:value-type="float" office:value="22" calcext:value-type="float">
            <text:p>22</text:p>
          </table:table-cell>
          <table:table-cell table:style-name="ce6" table:formula="of:=1/((1-0.88)+(0.88/[.B23]))" office:value-type="float" office:value="6.25" calcext:value-type="float">
            <text:p>6.2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838501" calcext:value-type="float">
            <text:p>0.838501</text:p>
          </table:table-cell>
          <table:table-cell table:style-name="ce13" table:formula="of:=[.E23]/[.G23]" office:value-type="float" office:value="9.54083537169306" calcext:value-type="float">
            <text:p>9.54083537169306</text:p>
          </table:table-cell>
          <table:table-cell table:style-name="ce12" table:formula="of:=[.H23]/[.B23]" office:value-type="float" office:value="0.433674335076957" calcext:value-type="float">
            <text:p>0.433674335076957</text:p>
          </table:table-cell>
          <table:table-cell table:style-name="Default" office:value-type="float" office:value="0.670551" calcext:value-type="float">
            <text:p>0.670551</text:p>
          </table:table-cell>
          <table:table-cell table:style-name="ce13" table:formula="of:=[.F23]/[.J23]" office:value-type="float" office:value="7.1582922104359" calcext:value-type="float">
            <text:p>7.1582922104359</text:p>
          </table:table-cell>
          <table:table-cell table:style-name="ce12" table:formula="of:=[.K23]/[.B23]" office:value-type="float" office:value="0.325376918656177" calcext:value-type="float">
            <text:p>0.325376918656177</text:p>
          </table:table-cell>
          <table:table-cell table:style-name="Default" office:value-type="float" office:value="1.349312" calcext:value-type="float">
            <text:p>1.349312</text:p>
          </table:table-cell>
          <table:table-cell table:style-name="ce13" table:formula="of:=[.E23]/[.M23]" office:value-type="float" office:value="5.928947493241" calcext:value-type="float">
            <text:p>5.928947493241</text:p>
          </table:table-cell>
          <table:table-cell table:style-name="ce12" table:formula="of:=[.N23]/[.B23]" office:value-type="float" office:value="0.269497613329136" calcext:value-type="float">
            <text:p>0.269497613329136</text:p>
          </table:table-cell>
          <table:table-cell table:style-name="Default" office:value-type="float" office:value="0.883333" calcext:value-type="float">
            <text:p>0.883333</text:p>
          </table:table-cell>
          <table:table-cell table:style-name="ce13" table:formula="of:=[.F23]/[.P23]" office:value-type="float" office:value="5.43396431470351" calcext:value-type="float">
            <text:p>5.43396431470351</text:p>
          </table:table-cell>
          <table:table-cell table:style-name="ce12" table:formula="of:=[.Q23]/[.B23]" office:value-type="float" office:value="0.246998377941069" calcext:value-type="float">
            <text:p>0.246998377941069</text:p>
          </table:table-cell>
          <table:table-cell table:style-name="Default" office:value-type="float" office:value="0.883333" calcext:value-type="float">
            <text:p>0.883333</text:p>
          </table:table-cell>
          <table:table-cell table:style-name="ce13" table:formula="of:=[.E23]/[.S23]" office:value-type="float" office:value="9.05660719117252" calcext:value-type="float">
            <text:p>9.05660719117252</text:p>
          </table:table-cell>
          <table:table-cell table:style-name="ce12" table:formula="of:=[.T23]/[.B23]" office:value-type="float" office:value="0.411663963235115" calcext:value-type="float">
            <text:p>0.411663963235115</text:p>
          </table:table-cell>
          <table:table-cell table:style-name="Default" office:value-type="float" office:value="0.453445" calcext:value-type="float">
            <text:p>0.453445</text:p>
          </table:table-cell>
          <table:table-cell table:style-name="ce19" table:formula="of:=[.F23]/[.V23]" office:value-type="float" office:value="10.5856278049157" calcext:value-type="float">
            <text:p>10.5856278049157</text:p>
          </table:table-cell>
          <table:table-cell table:style-name="ce12" table:formula="of:=[.W23]/[.B23]" office:value-type="float" office:value="0.481164900223441" calcext:value-type="float">
            <text:p>0.48116490022344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6" table:formula="of:=[.B24]" office:value-type="float" office:value="23" calcext:value-type="float">
            <text:p>23</text:p>
          </table:table-cell>
          <table:table-cell table:style-name="ce6" table:formula="of:=1/((1-0.88)+(0.88/[.B24]))" office:value-type="float" office:value="6.31868131868132" calcext:value-type="float">
            <text:p>6.31868131868132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1.024301" calcext:value-type="float">
            <text:p>1.024301</text:p>
          </table:table-cell>
          <table:table-cell table:style-name="ce13" table:formula="of:=[.E24]/[.G24]" office:value-type="float" office:value="7.81020422707778" calcext:value-type="float">
            <text:p>7.81020422707778</text:p>
          </table:table-cell>
          <table:table-cell table:style-name="ce12" table:formula="of:=[.H24]/[.B24]" office:value-type="float" office:value="0.339574096829469" calcext:value-type="float">
            <text:p>0.339574096829469</text:p>
          </table:table-cell>
          <table:table-cell table:style-name="Default" office:value-type="float" office:value="0.727648" calcext:value-type="float">
            <text:p>0.727648</text:p>
          </table:table-cell>
          <table:table-cell table:style-name="ce13" table:formula="of:=[.F24]/[.J24]" office:value-type="float" office:value="6.59659615638331" calcext:value-type="float">
            <text:p>6.59659615638331</text:p>
          </table:table-cell>
          <table:table-cell table:style-name="ce12" table:formula="of:=[.K24]/[.B24]" office:value-type="float" office:value="0.286808528538405" calcext:value-type="float">
            <text:p>0.286808528538405</text:p>
          </table:table-cell>
          <table:table-cell table:style-name="Default" office:value-type="float" office:value="1.3952" calcext:value-type="float">
            <text:p>1.3952</text:p>
          </table:table-cell>
          <table:table-cell table:style-name="ce13" table:formula="of:=[.E24]/[.M24]" office:value-type="float" office:value="5.73394495412844" calcext:value-type="float">
            <text:p>5.73394495412844</text:p>
          </table:table-cell>
          <table:table-cell table:style-name="ce12" table:formula="of:=[.N24]/[.B24]" office:value-type="float" office:value="0.249301954527323" calcext:value-type="float">
            <text:p>0.249301954527323</text:p>
          </table:table-cell>
          <table:table-cell table:style-name="Default" office:value-type="float" office:value="0.909429" calcext:value-type="float">
            <text:p>0.909429</text:p>
          </table:table-cell>
          <table:table-cell table:style-name="ce13" table:formula="of:=[.F24]/[.P24]" office:value-type="float" office:value="5.27803709800325" calcext:value-type="float">
            <text:p>5.27803709800325</text:p>
          </table:table-cell>
          <table:table-cell table:style-name="ce12" table:formula="of:=[.Q24]/[.B24]" office:value-type="float" office:value="0.229479873826228" calcext:value-type="float">
            <text:p>0.229479873826228</text:p>
          </table:table-cell>
          <table:table-cell table:style-name="Default" office:value-type="float" office:value="0.909429" calcext:value-type="float">
            <text:p>0.909429</text:p>
          </table:table-cell>
          <table:table-cell table:style-name="ce13" table:formula="of:=[.E24]/[.S24]" office:value-type="float" office:value="8.79672849667209" calcext:value-type="float">
            <text:p>8.79672849667209</text:p>
          </table:table-cell>
          <table:table-cell table:style-name="ce12" table:formula="of:=[.T24]/[.B24]" office:value-type="float" office:value="0.382466456377047" calcext:value-type="float">
            <text:p>0.382466456377047</text:p>
          </table:table-cell>
          <table:table-cell table:style-name="Default" office:value-type="float" office:value="0.66431" calcext:value-type="float">
            <text:p>0.66431</text:p>
          </table:table-cell>
          <table:table-cell table:style-name="ce13" table:formula="of:=[.F24]/[.V24]" office:value-type="float" office:value="7.22554229200223" calcext:value-type="float">
            <text:p>7.22554229200223</text:p>
          </table:table-cell>
          <table:table-cell table:style-name="ce12" table:formula="of:=[.W24]/[.B24]" office:value-type="float" office:value="0.314154012695749" calcext:value-type="float">
            <text:p>0.31415401269574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6" table:formula="of:=[.B25]" office:value-type="float" office:value="24" calcext:value-type="float">
            <text:p>24</text:p>
          </table:table-cell>
          <table:table-cell table:style-name="ce6" table:formula="of:=1/((1-0.88)+(0.88/[.B25]))" office:value-type="float" office:value="6.38297872340426" calcext:value-type="float">
            <text:p>6.38297872340426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926055" calcext:value-type="float">
            <text:p>0.926055</text:p>
          </table:table-cell>
          <table:table-cell table:style-name="ce13" table:formula="of:=[.E25]/[.G25]" office:value-type="float" office:value="8.63879575187219" calcext:value-type="float">
            <text:p>8.63879575187219</text:p>
          </table:table-cell>
          <table:table-cell table:style-name="ce12" table:formula="of:=[.H25]/[.B25]" office:value-type="float" office:value="0.359949822994675" calcext:value-type="float">
            <text:p>0.359949822994675</text:p>
          </table:table-cell>
          <table:table-cell table:style-name="Default" office:value-type="float" office:value="0.573182" calcext:value-type="float">
            <text:p>0.573182</text:p>
          </table:table-cell>
          <table:table-cell table:style-name="ce13" table:formula="of:=[.F25]/[.J25]" office:value-type="float" office:value="8.37430344986409" calcext:value-type="float">
            <text:p>8.37430344986409</text:p>
          </table:table-cell>
          <table:table-cell table:style-name="ce12" table:formula="of:=[.K25]/[.B25]" office:value-type="float" office:value="0.348929310411004" calcext:value-type="float">
            <text:p>0.348929310411004</text:p>
          </table:table-cell>
          <table:table-cell table:style-name="Default" office:value-type="float" office:value="1.341921" calcext:value-type="float">
            <text:p>1.341921</text:p>
          </table:table-cell>
          <table:table-cell table:style-name="ce13" table:formula="of:=[.E25]/[.M25]" office:value-type="float" office:value="5.9616028067226" calcext:value-type="float">
            <text:p>5.9616028067226</text:p>
          </table:table-cell>
          <table:table-cell table:style-name="ce12" table:formula="of:=[.N25]/[.B25]" office:value-type="float" office:value="0.248400116946775" calcext:value-type="float">
            <text:p>0.248400116946775</text:p>
          </table:table-cell>
          <table:table-cell table:style-name="Default" office:value-type="float" office:value="0.894908" calcext:value-type="float">
            <text:p>0.894908</text:p>
          </table:table-cell>
          <table:table-cell table:style-name="ce13" table:formula="of:=[.F25]/[.P25]" office:value-type="float" office:value="5.36367984195023" calcext:value-type="float">
            <text:p>5.36367984195023</text:p>
          </table:table-cell>
          <table:table-cell table:style-name="ce12" table:formula="of:=[.Q25]/[.B25]" office:value-type="float" office:value="0.22348666008126" calcext:value-type="float">
            <text:p>0.22348666008126</text:p>
          </table:table-cell>
          <table:table-cell table:style-name="Default" office:value-type="float" office:value="0.894908" calcext:value-type="float">
            <text:p>0.894908</text:p>
          </table:table-cell>
          <table:table-cell table:style-name="ce13" table:formula="of:=[.E25]/[.S25]" office:value-type="float" office:value="8.93946640325039" calcext:value-type="float">
            <text:p>8.93946640325039</text:p>
          </table:table-cell>
          <table:table-cell table:style-name="ce12" table:formula="of:=[.T25]/[.B25]" office:value-type="float" office:value="0.3724777668021" calcext:value-type="float">
            <text:p>0.3724777668021</text:p>
          </table:table-cell>
          <table:table-cell table:style-name="Default" office:value-type="float" office:value="0.645304" calcext:value-type="float">
            <text:p>0.645304</text:p>
          </table:table-cell>
          <table:table-cell table:style-name="ce13" table:formula="of:=[.F25]/[.V25]" office:value-type="float" office:value="7.43835463595453" calcext:value-type="float">
            <text:p>7.43835463595453</text:p>
          </table:table-cell>
          <table:table-cell table:style-name="ce12" table:formula="of:=[.W25]/[.B25]" office:value-type="float" office:value="0.309931443164772" calcext:value-type="float">
            <text:p>0.30993144316477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6" table:formula="of:=[.B26]" office:value-type="float" office:value="25" calcext:value-type="float">
            <text:p>25</text:p>
          </table:table-cell>
          <table:table-cell table:style-name="ce6" table:formula="of:=1/((1-0.88)+(0.88/[.B26]))" office:value-type="float" office:value="6.44329896907217" calcext:value-type="float">
            <text:p>6.44329896907217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66685" calcext:value-type="float">
            <text:p>0.66685</text:p>
          </table:table-cell>
          <table:table-cell table:style-name="ce13" table:formula="of:=[.E26]/[.G26]" office:value-type="float" office:value="11.9967009072505" calcext:value-type="float">
            <text:p>11.9967009072505</text:p>
          </table:table-cell>
          <table:table-cell table:style-name="ce12" table:formula="of:=[.H26]/[.B26]" office:value-type="float" office:value="0.47986803629002" calcext:value-type="float">
            <text:p>0.47986803629002</text:p>
          </table:table-cell>
          <table:table-cell table:style-name="Default" office:value-type="float" office:value="0.510796" calcext:value-type="float">
            <text:p>0.510796</text:p>
          </table:table-cell>
          <table:table-cell table:style-name="ce13" table:formula="of:=[.F26]/[.J26]" office:value-type="float" office:value="9.39709786294333" calcext:value-type="float">
            <text:p>9.39709786294333</text:p>
          </table:table-cell>
          <table:table-cell table:style-name="ce12" table:formula="of:=[.K26]/[.B26]" office:value-type="float" office:value="0.375883914517733" calcext:value-type="float">
            <text:p>0.375883914517733</text:p>
          </table:table-cell>
          <table:table-cell table:style-name="Default" office:value-type="float" office:value="1.416662" calcext:value-type="float">
            <text:p>1.416662</text:p>
          </table:table-cell>
          <table:table-cell table:style-name="ce13" table:formula="of:=[.E26]/[.M26]" office:value-type="float" office:value="5.64707742566681" calcext:value-type="float">
            <text:p>5.64707742566681</text:p>
          </table:table-cell>
          <table:table-cell table:style-name="ce12" table:formula="of:=[.N26]/[.B26]" office:value-type="float" office:value="0.225883097026673" calcext:value-type="float">
            <text:p>0.225883097026673</text:p>
          </table:table-cell>
          <table:table-cell table:style-name="Default" office:value-type="float" office:value="0.930334" calcext:value-type="float">
            <text:p>0.930334</text:p>
          </table:table-cell>
          <table:table-cell table:style-name="ce13" table:formula="of:=[.F26]/[.P26]" office:value-type="float" office:value="5.15943736335553" calcext:value-type="float">
            <text:p>5.15943736335553</text:p>
          </table:table-cell>
          <table:table-cell table:style-name="ce12" table:formula="of:=[.Q26]/[.B26]" office:value-type="float" office:value="0.206377494534221" calcext:value-type="float">
            <text:p>0.206377494534221</text:p>
          </table:table-cell>
          <table:table-cell table:style-name="Default" office:value-type="float" office:value="0.930334" calcext:value-type="float">
            <text:p>0.930334</text:p>
          </table:table-cell>
          <table:table-cell table:style-name="ce13" table:formula="of:=[.E26]/[.S26]" office:value-type="float" office:value="8.59906227225921" calcext:value-type="float">
            <text:p>8.59906227225921</text:p>
          </table:table-cell>
          <table:table-cell table:style-name="ce12" table:formula="of:=[.T26]/[.B26]" office:value-type="float" office:value="0.343962490890368" calcext:value-type="float">
            <text:p>0.343962490890368</text:p>
          </table:table-cell>
          <table:table-cell table:style-name="Default" office:value-type="float" office:value="0.49191" calcext:value-type="float">
            <text:p>0.49191</text:p>
          </table:table-cell>
          <table:table-cell table:style-name="ce13" table:formula="of:=[.F26]/[.V26]" office:value-type="float" office:value="9.75788253948893" calcext:value-type="float">
            <text:p>9.75788253948893</text:p>
          </table:table-cell>
          <table:table-cell table:style-name="ce12" table:formula="of:=[.W26]/[.B26]" office:value-type="float" office:value="0.390315301579557" calcext:value-type="float">
            <text:p>0.39031530157955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6" table:formula="of:=[.B27]" office:value-type="float" office:value="26" calcext:value-type="float">
            <text:p>26</text:p>
          </table:table-cell>
          <table:table-cell table:style-name="ce6" table:formula="of:=1/((1-0.88)+(0.88/[.B27]))" office:value-type="float" office:value="6.5" calcext:value-type="float">
            <text:p>6.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926234" calcext:value-type="float">
            <text:p>0.926234</text:p>
          </table:table-cell>
          <table:table-cell table:style-name="ce13" table:formula="of:=[.E27]/[.G27]" office:value-type="float" office:value="8.63712625535232" calcext:value-type="float">
            <text:p>8.63712625535232</text:p>
          </table:table-cell>
          <table:table-cell table:style-name="ce12" table:formula="of:=[.H27]/[.B27]" office:value-type="float" office:value="0.332197163667397" calcext:value-type="float">
            <text:p>0.332197163667397</text:p>
          </table:table-cell>
          <table:table-cell table:style-name="Default" office:value-type="float" office:value="0.656244" calcext:value-type="float">
            <text:p>0.656244</text:p>
          </table:table-cell>
          <table:table-cell table:style-name="ce13" table:formula="of:=[.F27]/[.J27]" office:value-type="float" office:value="7.31435258836652" calcext:value-type="float">
            <text:p>7.31435258836652</text:p>
          </table:table-cell>
          <table:table-cell table:style-name="ce12" table:formula="of:=[.K27]/[.B27]" office:value-type="float" office:value="0.281321253398712" calcext:value-type="float">
            <text:p>0.281321253398712</text:p>
          </table:table-cell>
          <table:table-cell table:style-name="Default" office:value-type="float" office:value="1.184696" calcext:value-type="float">
            <text:p>1.184696</text:p>
          </table:table-cell>
          <table:table-cell table:style-name="ce13" table:formula="of:=[.E27]/[.M27]" office:value-type="float" office:value="6.75278721292213" calcext:value-type="float">
            <text:p>6.75278721292213</text:p>
          </table:table-cell>
          <table:table-cell table:style-name="ce12" table:formula="of:=[.N27]/[.B27]" office:value-type="float" office:value="0.25972258511239" calcext:value-type="float">
            <text:p>0.25972258511239</text:p>
          </table:table-cell>
          <table:table-cell table:style-name="Default" office:value-type="float" office:value="0.809092" calcext:value-type="float">
            <text:p>0.809092</text:p>
          </table:table-cell>
          <table:table-cell table:style-name="ce13" table:formula="of:=[.F27]/[.P27]" office:value-type="float" office:value="5.93257627068368" calcext:value-type="float">
            <text:p>5.93257627068368</text:p>
          </table:table-cell>
          <table:table-cell table:style-name="ce12" table:formula="of:=[.Q27]/[.B27]" office:value-type="float" office:value="0.228176010410911" calcext:value-type="float">
            <text:p>0.228176010410911</text:p>
          </table:table-cell>
          <table:table-cell table:style-name="Default" office:value-type="float" office:value="0.809092" calcext:value-type="float">
            <text:p>0.809092</text:p>
          </table:table-cell>
          <table:table-cell table:style-name="ce13" table:formula="of:=[.E27]/[.S27]" office:value-type="float" office:value="9.88762711780613" calcext:value-type="float">
            <text:p>9.88762711780613</text:p>
          </table:table-cell>
          <table:table-cell table:style-name="ce12" table:formula="of:=[.T27]/[.B27]" office:value-type="float" office:value="0.380293350684851" calcext:value-type="float">
            <text:p>0.380293350684851</text:p>
          </table:table-cell>
          <table:table-cell table:style-name="Default" office:value-type="float" office:value="0.62314" calcext:value-type="float">
            <text:p>0.62314</text:p>
          </table:table-cell>
          <table:table-cell table:style-name="ce13" table:formula="of:=[.F27]/[.V27]" office:value-type="float" office:value="7.70292390153096" calcext:value-type="float">
            <text:p>7.70292390153096</text:p>
          </table:table-cell>
          <table:table-cell table:style-name="ce12" table:formula="of:=[.W27]/[.B27]" office:value-type="float" office:value="0.296266303905037" calcext:value-type="float">
            <text:p>0.29626630390503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style-name="ce6" table:formula="of:=[.B28]" office:value-type="float" office:value="27" calcext:value-type="float">
            <text:p>27</text:p>
          </table:table-cell>
          <table:table-cell table:style-name="ce6" table:formula="of:=1/((1-0.88)+(0.88/[.B28]))" office:value-type="float" office:value="6.55339805825243" calcext:value-type="float">
            <text:p>6.55339805825243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809968" calcext:value-type="float">
            <text:p>0.809968</text:p>
          </table:table-cell>
          <table:table-cell table:style-name="ce13" table:formula="of:=[.E28]/[.G28]" office:value-type="float" office:value="9.87693340971495" calcext:value-type="float">
            <text:p>9.87693340971495</text:p>
          </table:table-cell>
          <table:table-cell table:style-name="ce12" table:formula="of:=[.H28]/[.B28]" office:value-type="float" office:value="0.365812348507961" calcext:value-type="float">
            <text:p>0.365812348507961</text:p>
          </table:table-cell>
          <table:table-cell table:style-name="Default" office:value-type="float" office:value="0.624382" calcext:value-type="float">
            <text:p>0.624382</text:p>
          </table:table-cell>
          <table:table-cell table:style-name="ce13" table:formula="of:=[.F28]/[.J28]" office:value-type="float" office:value="7.68760150036356" calcext:value-type="float">
            <text:p>7.68760150036356</text:p>
          </table:table-cell>
          <table:table-cell table:style-name="ce12" table:formula="of:=[.K28]/[.B28]" office:value-type="float" office:value="0.284725981494947" calcext:value-type="float">
            <text:p>0.284725981494947</text:p>
          </table:table-cell>
          <table:table-cell table:style-name="Default" office:value-type="float" office:value="1.181532" calcext:value-type="float">
            <text:p>1.181532</text:p>
          </table:table-cell>
          <table:table-cell table:style-name="ce13" table:formula="of:=[.E28]/[.M28]" office:value-type="float" office:value="6.77087036153062" calcext:value-type="float">
            <text:p>6.77087036153062</text:p>
          </table:table-cell>
          <table:table-cell table:style-name="ce12" table:formula="of:=[.N28]/[.B28]" office:value-type="float" office:value="0.250772976352986" calcext:value-type="float">
            <text:p>0.250772976352986</text:p>
          </table:table-cell>
          <table:table-cell table:style-name="Default" office:value-type="float" office:value="0.790752" calcext:value-type="float">
            <text:p>0.790752</text:p>
          </table:table-cell>
          <table:table-cell table:style-name="ce13" table:formula="of:=[.F28]/[.P28]" office:value-type="float" office:value="6.07017117882724" calcext:value-type="float">
            <text:p>6.07017117882724</text:p>
          </table:table-cell>
          <table:table-cell table:style-name="ce12" table:formula="of:=[.Q28]/[.B28]" office:value-type="float" office:value="0.224821154771379" calcext:value-type="float">
            <text:p>0.224821154771379</text:p>
          </table:table-cell>
          <table:table-cell table:style-name="Default" office:value-type="float" office:value="0.790752" calcext:value-type="float">
            <text:p>0.790752</text:p>
          </table:table-cell>
          <table:table-cell table:style-name="ce13" table:formula="of:=[.E28]/[.S28]" office:value-type="float" office:value="10.1169519647121" calcext:value-type="float">
            <text:p>10.1169519647121</text:p>
          </table:table-cell>
          <table:table-cell table:style-name="ce12" table:formula="of:=[.T28]/[.B28]" office:value-type="float" office:value="0.374701924618966" calcext:value-type="float">
            <text:p>0.374701924618966</text:p>
          </table:table-cell>
          <table:table-cell table:style-name="Default" office:value-type="float" office:value="0.562796" calcext:value-type="float">
            <text:p>0.562796</text:p>
          </table:table-cell>
          <table:table-cell table:style-name="ce13" table:formula="of:=[.F28]/[.V28]" office:value-type="float" office:value="8.52884526542477" calcext:value-type="float">
            <text:p>8.52884526542477</text:p>
          </table:table-cell>
          <table:table-cell table:style-name="ce12" table:formula="of:=[.W28]/[.B28]" office:value-type="float" office:value="0.315883157978695" calcext:value-type="float">
            <text:p>0.31588315797869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6" table:formula="of:=[.B29]" office:value-type="float" office:value="28" calcext:value-type="float">
            <text:p>28</text:p>
          </table:table-cell>
          <table:table-cell table:style-name="ce6" table:formula="of:=1/((1-0.88)+(0.88/[.B29]))" office:value-type="float" office:value="6.60377358490566" calcext:value-type="float">
            <text:p>6.60377358490566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699473" calcext:value-type="float">
            <text:p>0.699473</text:p>
          </table:table-cell>
          <table:table-cell table:style-name="ce13" table:formula="of:=[.E29]/[.G29]" office:value-type="float" office:value="11.4371819927288" calcext:value-type="float">
            <text:p>11.4371819927288</text:p>
          </table:table-cell>
          <table:table-cell table:style-name="ce12" table:formula="of:=[.H29]/[.B29]" office:value-type="float" office:value="0.4084707854546" calcext:value-type="float">
            <text:p>0.4084707854546</text:p>
          </table:table-cell>
          <table:table-cell table:style-name="Default" office:value-type="float" office:value="0.523822" calcext:value-type="float">
            <text:p>0.523822</text:p>
          </table:table-cell>
          <table:table-cell table:style-name="ce13" table:formula="of:=[.F29]/[.J29]" office:value-type="float" office:value="9.1634181076778" calcext:value-type="float">
            <text:p>9.1634181076778</text:p>
          </table:table-cell>
          <table:table-cell table:style-name="ce12" table:formula="of:=[.K29]/[.B29]" office:value-type="float" office:value="0.327264932417064" calcext:value-type="float">
            <text:p>0.327264932417064</text:p>
          </table:table-cell>
          <table:table-cell table:style-name="Default" office:value-type="float" office:value="1.194323" calcext:value-type="float">
            <text:p>1.194323</text:p>
          </table:table-cell>
          <table:table-cell table:style-name="ce13" table:formula="of:=[.E29]/[.M29]" office:value-type="float" office:value="6.69835547000267" calcext:value-type="float">
            <text:p>6.69835547000267</text:p>
          </table:table-cell>
          <table:table-cell table:style-name="ce12" table:formula="of:=[.N29]/[.B29]" office:value-type="float" office:value="0.239226981071524" calcext:value-type="float">
            <text:p>0.239226981071524</text:p>
          </table:table-cell>
          <table:table-cell table:style-name="Default" office:value-type="float" office:value="0.788656" calcext:value-type="float">
            <text:p>0.788656</text:p>
          </table:table-cell>
          <table:table-cell table:style-name="ce13" table:formula="of:=[.F29]/[.P29]" office:value-type="float" office:value="6.08630378770972" calcext:value-type="float">
            <text:p>6.08630378770972</text:p>
          </table:table-cell>
          <table:table-cell table:style-name="ce12" table:formula="of:=[.Q29]/[.B29]" office:value-type="float" office:value="0.217367992418204" calcext:value-type="float">
            <text:p>0.217367992418204</text:p>
          </table:table-cell>
          <table:table-cell table:style-name="Default" office:value-type="float" office:value="0.788656" calcext:value-type="float">
            <text:p>0.788656</text:p>
          </table:table-cell>
          <table:table-cell table:style-name="ce13" table:formula="of:=[.E29]/[.S29]" office:value-type="float" office:value="10.1438396461829" calcext:value-type="float">
            <text:p>10.1438396461829</text:p>
          </table:table-cell>
          <table:table-cell table:style-name="ce12" table:formula="of:=[.T29]/[.B29]" office:value-type="float" office:value="0.362279987363674" calcext:value-type="float">
            <text:p>0.362279987363674</text:p>
          </table:table-cell>
          <table:table-cell table:style-name="Default" office:value-type="float" office:value="0.473437" calcext:value-type="float">
            <text:p>0.473437</text:p>
          </table:table-cell>
          <table:table-cell table:style-name="ce13" table:formula="of:=[.F29]/[.V29]" office:value-type="float" office:value="10.1386245688444" calcext:value-type="float">
            <text:p>10.1386245688444</text:p>
          </table:table-cell>
          <table:table-cell table:style-name="ce12" table:formula="of:=[.W29]/[.B29]" office:value-type="float" office:value="0.362093734601587" calcext:value-type="float">
            <text:p>0.36209373460158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6" table:formula="of:=[.B30]" office:value-type="float" office:value="29" calcext:value-type="float">
            <text:p>29</text:p>
          </table:table-cell>
          <table:table-cell table:style-name="ce6" table:formula="of:=1/((1-0.88)+(0.88/[.B30]))" office:value-type="float" office:value="6.65137614678899" calcext:value-type="float">
            <text:p>6.65137614678899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913194" calcext:value-type="float">
            <text:p>0.913194</text:p>
          </table:table-cell>
          <table:table-cell table:style-name="ce13" table:formula="of:=[.E30]/[.G30]" office:value-type="float" office:value="8.76046053741045" calcext:value-type="float">
            <text:p>8.76046053741045</text:p>
          </table:table-cell>
          <table:table-cell table:style-name="ce12" table:formula="of:=[.H30]/[.B30]" office:value-type="float" office:value="0.302084846117602" calcext:value-type="float">
            <text:p>0.302084846117602</text:p>
          </table:table-cell>
          <table:table-cell table:style-name="Default" office:value-type="float" office:value="0.600214" calcext:value-type="float">
            <text:p>0.600214</text:p>
          </table:table-cell>
          <table:table-cell table:style-name="ce13" table:formula="of:=[.F30]/[.J30]" office:value-type="float" office:value="7.99714768399271" calcext:value-type="float">
            <text:p>7.99714768399271</text:p>
          </table:table-cell>
          <table:table-cell table:style-name="ce12" table:formula="of:=[.K30]/[.B30]" office:value-type="float" office:value="0.275763713241128" calcext:value-type="float">
            <text:p>0.275763713241128</text:p>
          </table:table-cell>
          <table:table-cell table:style-name="Default" office:value-type="float" office:value="1.067713" calcext:value-type="float">
            <text:p>1.067713</text:p>
          </table:table-cell>
          <table:table-cell table:style-name="ce13" table:formula="of:=[.E30]/[.M30]" office:value-type="float" office:value="7.49265017846556" calcext:value-type="float">
            <text:p>7.49265017846556</text:p>
          </table:table-cell>
          <table:table-cell table:style-name="ce12" table:formula="of:=[.N30]/[.B30]" office:value-type="float" office:value="0.258367247533295" calcext:value-type="float">
            <text:p>0.258367247533295</text:p>
          </table:table-cell>
          <table:table-cell table:style-name="Default" office:value-type="float" office:value="0.751256" calcext:value-type="float">
            <text:p>0.751256</text:p>
          </table:table-cell>
          <table:table-cell table:style-name="ce13" table:formula="of:=[.F30]/[.P30]" office:value-type="float" office:value="6.38930005217928" calcext:value-type="float">
            <text:p>6.38930005217928</text:p>
          </table:table-cell>
          <table:table-cell table:style-name="ce12" table:formula="of:=[.Q30]/[.B30]" office:value-type="float" office:value="0.220320691454458" calcext:value-type="float">
            <text:p>0.220320691454458</text:p>
          </table:table-cell>
          <table:table-cell table:style-name="Default" office:value-type="float" office:value="0.751256" calcext:value-type="float">
            <text:p>0.751256</text:p>
          </table:table-cell>
          <table:table-cell table:style-name="ce13" table:formula="of:=[.E30]/[.S30]" office:value-type="float" office:value="10.6488334202988" calcext:value-type="float">
            <text:p>10.6488334202988</text:p>
          </table:table-cell>
          <table:table-cell table:style-name="ce12" table:formula="of:=[.T30]/[.B30]" office:value-type="float" office:value="0.367201152424097" calcext:value-type="float">
            <text:p>0.367201152424097</text:p>
          </table:table-cell>
          <table:table-cell table:style-name="Default" office:value-type="float" office:value="0.589961" calcext:value-type="float">
            <text:p>0.589961</text:p>
          </table:table-cell>
          <table:table-cell table:style-name="ce13" table:formula="of:=[.F30]/[.V30]" office:value-type="float" office:value="8.13613103239028" calcext:value-type="float">
            <text:p>8.13613103239028</text:p>
          </table:table-cell>
          <table:table-cell table:style-name="ce12" table:formula="of:=[.W30]/[.B30]" office:value-type="float" office:value="0.280556242496216" calcext:value-type="float">
            <text:p>0.280556242496216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6" table:formula="of:=[.B31]" office:value-type="float" office:value="30" calcext:value-type="float">
            <text:p>30</text:p>
          </table:table-cell>
          <table:table-cell table:style-name="ce6" table:formula="of:=1/((1-0.88)+(0.88/[.B31]))" office:value-type="float" office:value="6.69642857142857" calcext:value-type="float">
            <text:p>6.69642857142857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828192" calcext:value-type="float">
            <text:p>0.828192</text:p>
          </table:table-cell>
          <table:table-cell table:style-name="ce13" table:formula="of:=[.E31]/[.G31]" office:value-type="float" office:value="9.65959584250995" calcext:value-type="float">
            <text:p>9.65959584250995</text:p>
          </table:table-cell>
          <table:table-cell table:style-name="ce12" table:formula="of:=[.H31]/[.B31]" office:value-type="float" office:value="0.321986528083665" calcext:value-type="float">
            <text:p>0.321986528083665</text:p>
          </table:table-cell>
          <table:table-cell table:style-name="Default" office:value-type="float" office:value="0.637378" calcext:value-type="float">
            <text:p>0.637378</text:p>
          </table:table-cell>
          <table:table-cell table:style-name="ce13" table:formula="of:=[.F31]/[.J31]" office:value-type="float" office:value="7.53085296323375" calcext:value-type="float">
            <text:p>7.53085296323375</text:p>
          </table:table-cell>
          <table:table-cell table:style-name="ce12" table:formula="of:=[.K31]/[.B31]" office:value-type="float" office:value="0.251028432107792" calcext:value-type="float">
            <text:p>0.251028432107792</text:p>
          </table:table-cell>
          <table:table-cell table:style-name="Default" office:value-type="float" office:value="1.091126" calcext:value-type="float">
            <text:p>1.091126</text:p>
          </table:table-cell>
          <table:table-cell table:style-name="ce13" table:formula="of:=[.E31]/[.M31]" office:value-type="float" office:value="7.33187551208568" calcext:value-type="float">
            <text:p>7.33187551208568</text:p>
          </table:table-cell>
          <table:table-cell table:style-name="ce12" table:formula="of:=[.N31]/[.B31]" office:value-type="float" office:value="0.244395850402856" calcext:value-type="float">
            <text:p>0.244395850402856</text:p>
          </table:table-cell>
          <table:table-cell table:style-name="Default" office:value-type="float" office:value="0.808723" calcext:value-type="float">
            <text:p>0.808723</text:p>
          </table:table-cell>
          <table:table-cell table:style-name="ce13" table:formula="of:=[.F31]/[.P31]" office:value-type="float" office:value="5.93528315628466" calcext:value-type="float">
            <text:p>5.93528315628466</text:p>
          </table:table-cell>
          <table:table-cell table:style-name="ce12" table:formula="of:=[.Q31]/[.B31]" office:value-type="float" office:value="0.197842771876155" calcext:value-type="float">
            <text:p>0.197842771876155</text:p>
          </table:table-cell>
          <table:table-cell table:style-name="Default" office:value-type="float" office:value="0.808723" calcext:value-type="float">
            <text:p>0.808723</text:p>
          </table:table-cell>
          <table:table-cell table:style-name="ce13" table:formula="of:=[.E31]/[.S31]" office:value-type="float" office:value="9.89213859380777" calcext:value-type="float">
            <text:p>9.89213859380777</text:p>
          </table:table-cell>
          <table:table-cell table:style-name="ce12" table:formula="of:=[.T31]/[.B31]" office:value-type="float" office:value="0.329737953126926" calcext:value-type="float">
            <text:p>0.329737953126926</text:p>
          </table:table-cell>
          <table:table-cell table:style-name="Default" office:value-type="float" office:value="0.536353" calcext:value-type="float">
            <text:p>0.536353</text:p>
          </table:table-cell>
          <table:table-cell table:style-name="ce13" table:formula="of:=[.F31]/[.V31]" office:value-type="float" office:value="8.94933001213753" calcext:value-type="float">
            <text:p>8.94933001213753</text:p>
          </table:table-cell>
          <table:table-cell table:style-name="ce12" table:formula="of:=[.W31]/[.B31]" office:value-type="float" office:value="0.298311000404584" calcext:value-type="float">
            <text:p>0.29831100040458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1" calcext:value-type="float">
            <text:p>31</text:p>
          </table:table-cell>
          <table:table-cell table:style-name="ce6" table:formula="of:=[.B32]" office:value-type="float" office:value="31" calcext:value-type="float">
            <text:p>31</text:p>
          </table:table-cell>
          <table:table-cell table:style-name="ce6" table:formula="of:=1/((1-0.88)+(0.88/[.B32]))" office:value-type="float" office:value="6.73913043478261" calcext:value-type="float">
            <text:p>6.73913043478261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767709" calcext:value-type="float">
            <text:p>0.767709</text:p>
          </table:table-cell>
          <table:table-cell table:style-name="ce13" table:formula="of:=[.E32]/[.G32]" office:value-type="float" office:value="10.420615102858" calcext:value-type="float">
            <text:p>10.420615102858</text:p>
          </table:table-cell>
          <table:table-cell table:style-name="ce12" table:formula="of:=[.H32]/[.B32]" office:value-type="float" office:value="0.336148874285741" calcext:value-type="float">
            <text:p>0.336148874285741</text:p>
          </table:table-cell>
          <table:table-cell table:style-name="Default" office:value-type="float" office:value="0.612655" calcext:value-type="float">
            <text:p>0.612655</text:p>
          </table:table-cell>
          <table:table-cell table:style-name="ce13" table:formula="of:=[.F32]/[.J32]" office:value-type="float" office:value="7.83475202193731" calcext:value-type="float">
            <text:p>7.83475202193731</text:p>
          </table:table-cell>
          <table:table-cell table:style-name="ce12" table:formula="of:=[.K32]/[.B32]" office:value-type="float" office:value="0.252733936191526" calcext:value-type="float">
            <text:p>0.252733936191526</text:p>
          </table:table-cell>
          <table:table-cell table:style-name="Default" office:value-type="float" office:value="1.089109" calcext:value-type="float">
            <text:p>1.089109</text:p>
          </table:table-cell>
          <table:table-cell table:style-name="ce13" table:formula="of:=[.E32]/[.M32]" office:value-type="float" office:value="7.34545394446286" calcext:value-type="float">
            <text:p>7.34545394446286</text:p>
          </table:table-cell>
          <table:table-cell table:style-name="ce12" table:formula="of:=[.N32]/[.B32]" office:value-type="float" office:value="0.236950127240737" calcext:value-type="float">
            <text:p>0.236950127240737</text:p>
          </table:table-cell>
          <table:table-cell table:style-name="Default" office:value-type="float" office:value="0.732978" calcext:value-type="float">
            <text:p>0.732978</text:p>
          </table:table-cell>
          <table:table-cell table:style-name="ce13" table:formula="of:=[.F32]/[.P32]" office:value-type="float" office:value="6.54862765321742" calcext:value-type="float">
            <text:p>6.54862765321742</text:p>
          </table:table-cell>
          <table:table-cell table:style-name="ce12" table:formula="of:=[.Q32]/[.B32]" office:value-type="float" office:value="0.211246053329594" calcext:value-type="float">
            <text:p>0.211246053329594</text:p>
          </table:table-cell>
          <table:table-cell table:style-name="Default" office:value-type="float" office:value="0.732978" calcext:value-type="float">
            <text:p>0.732978</text:p>
          </table:table-cell>
          <table:table-cell table:style-name="ce13" table:formula="of:=[.E32]/[.S32]" office:value-type="float" office:value="10.914379422029" calcext:value-type="float">
            <text:p>10.914379422029</text:p>
          </table:table-cell>
          <table:table-cell table:style-name="ce12" table:formula="of:=[.T32]/[.B32]" office:value-type="float" office:value="0.352076755549324" calcext:value-type="float">
            <text:p>0.352076755549324</text:p>
          </table:table-cell>
          <table:table-cell table:style-name="Default" office:value-type="float" office:value="0.501901" calcext:value-type="float">
            <text:p>0.501901</text:p>
          </table:table-cell>
          <table:table-cell table:style-name="ce13" table:formula="of:=[.F32]/[.V32]" office:value-type="float" office:value="9.56363904435337" calcext:value-type="float">
            <text:p>9.56363904435337</text:p>
          </table:table-cell>
          <table:table-cell table:style-name="ce12" table:formula="of:=[.W32]/[.B32]" office:value-type="float" office:value="0.308504485301721" calcext:value-type="float">
            <text:p>0.30850448530172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6" table:formula="of:=[.B33]" office:value-type="float" office:value="32" calcext:value-type="float">
            <text:p>32</text:p>
          </table:table-cell>
          <table:table-cell table:style-name="ce6" table:formula="of:=1/((1-0.88)+(0.88/[.B33]))" office:value-type="float" office:value="6.77966101694915" calcext:value-type="float">
            <text:p>6.7796610169491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843561" calcext:value-type="float">
            <text:p>0.843561</text:p>
          </table:table-cell>
          <table:table-cell table:style-name="ce13" table:formula="of:=[.E33]/[.G33]" office:value-type="float" office:value="9.48360580918274" calcext:value-type="float">
            <text:p>9.48360580918274</text:p>
          </table:table-cell>
          <table:table-cell table:style-name="ce12" table:formula="of:=[.H33]/[.B33]" office:value-type="float" office:value="0.296362681536961" calcext:value-type="float">
            <text:p>0.296362681536961</text:p>
          </table:table-cell>
          <table:table-cell table:style-name="Default" office:value-type="float" office:value="0.550753" calcext:value-type="float">
            <text:p>0.550753</text:p>
          </table:table-cell>
          <table:table-cell table:style-name="ce13" table:formula="of:=[.F33]/[.J33]" office:value-type="float" office:value="8.71534063364158" calcext:value-type="float">
            <text:p>8.71534063364158</text:p>
          </table:table-cell>
          <table:table-cell table:style-name="ce12" table:formula="of:=[.K33]/[.B33]" office:value-type="float" office:value="0.272354394801299" calcext:value-type="float">
            <text:p>0.272354394801299</text:p>
          </table:table-cell>
          <table:table-cell table:style-name="Default" office:value-type="float" office:value="1.0849" calcext:value-type="float">
            <text:p>1.0849</text:p>
          </table:table-cell>
          <table:table-cell table:style-name="ce13" table:formula="of:=[.E33]/[.M33]" office:value-type="float" office:value="7.37395151626878" calcext:value-type="float">
            <text:p>7.37395151626878</text:p>
          </table:table-cell>
          <table:table-cell table:style-name="ce12" table:formula="of:=[.N33]/[.B33]" office:value-type="float" office:value="0.230435984883399" calcext:value-type="float">
            <text:p>0.230435984883399</text:p>
          </table:table-cell>
          <table:table-cell table:style-name="Default" office:value-type="float" office:value="0.727024" calcext:value-type="float">
            <text:p>0.727024</text:p>
          </table:table-cell>
          <table:table-cell table:style-name="ce13" table:formula="of:=[.F33]/[.P33]" office:value-type="float" office:value="6.6022579722265" calcext:value-type="float">
            <text:p>6.6022579722265</text:p>
          </table:table-cell>
          <table:table-cell table:style-name="ce12" table:formula="of:=[.Q33]/[.B33]" office:value-type="float" office:value="0.206320561632078" calcext:value-type="float">
            <text:p>0.206320561632078</text:p>
          </table:table-cell>
          <table:table-cell table:style-name="Default" office:value-type="float" office:value="0.727024" calcext:value-type="float">
            <text:p>0.727024</text:p>
          </table:table-cell>
          <table:table-cell table:style-name="ce13" table:formula="of:=[.E33]/[.S33]" office:value-type="float" office:value="11.0037632870442" calcext:value-type="float">
            <text:p>11.0037632870442</text:p>
          </table:table-cell>
          <table:table-cell table:style-name="ce12" table:formula="of:=[.T33]/[.B33]" office:value-type="float" office:value="0.34386760272013" calcext:value-type="float">
            <text:p>0.34386760272013</text:p>
          </table:table-cell>
          <table:table-cell table:style-name="Default" office:value-type="float" office:value="0.503997" calcext:value-type="float">
            <text:p>0.503997</text:p>
          </table:table-cell>
          <table:table-cell table:style-name="ce13" table:formula="of:=[.F33]/[.V33]" office:value-type="float" office:value="9.52386621348937" calcext:value-type="float">
            <text:p>9.52386621348937</text:p>
          </table:table-cell>
          <table:table-cell table:style-name="ce12" table:formula="of:=[.W33]/[.B33]" office:value-type="float" office:value="0.297620819171543" calcext:value-type="float">
            <text:p>0.29762081917154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3" calcext:value-type="float">
            <text:p>33</text:p>
          </table:table-cell>
          <table:table-cell table:style-name="ce6" table:formula="of:=[.B34]" office:value-type="float" office:value="33" calcext:value-type="float">
            <text:p>33</text:p>
          </table:table-cell>
          <table:table-cell table:style-name="ce6" table:formula="of:=1/((1-0.88)+(0.88/[.B34]))" office:value-type="float" office:value="6.81818181818182" calcext:value-type="float">
            <text:p>6.81818181818182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599076" calcext:value-type="float">
            <text:p>0.599076</text:p>
          </table:table-cell>
          <table:table-cell table:style-name="ce13" table:formula="of:=[.E34]/[.G34]" office:value-type="float" office:value="13.353898336772" calcext:value-type="float">
            <text:p>13.353898336772</text:p>
          </table:table-cell>
          <table:table-cell table:style-name="ce12" table:formula="of:=[.H34]/[.B34]" office:value-type="float" office:value="0.404663585962787" calcext:value-type="float">
            <text:p>0.404663585962787</text:p>
          </table:table-cell>
          <table:table-cell table:style-name="Default" office:value-type="float" office:value="0.473696" calcext:value-type="float">
            <text:p>0.473696</text:p>
          </table:table-cell>
          <table:table-cell table:style-name="ce13" table:formula="of:=[.F34]/[.J34]" office:value-type="float" office:value="10.1330811322029" calcext:value-type="float">
            <text:p>10.1330811322029</text:p>
          </table:table-cell>
          <table:table-cell table:style-name="ce12" table:formula="of:=[.K34]/[.B34]" office:value-type="float" office:value="0.30706306461221" calcext:value-type="float">
            <text:p>0.30706306461221</text:p>
          </table:table-cell>
          <table:table-cell table:style-name="Default" office:value-type="float" office:value="1.140212" calcext:value-type="float">
            <text:p>1.140212</text:p>
          </table:table-cell>
          <table:table-cell table:style-name="ce13" table:formula="of:=[.E34]/[.M34]" office:value-type="float" office:value="7.01623908536307" calcext:value-type="float">
            <text:p>7.01623908536307</text:p>
          </table:table-cell>
          <table:table-cell table:style-name="ce12" table:formula="of:=[.N34]/[.B34]" office:value-type="float" office:value="0.212613305617063" calcext:value-type="float">
            <text:p>0.212613305617063</text:p>
          </table:table-cell>
          <table:table-cell table:style-name="Default" office:value-type="float" office:value="0.743922" calcext:value-type="float">
            <text:p>0.743922</text:p>
          </table:table-cell>
          <table:table-cell table:style-name="ce13" table:formula="of:=[.F34]/[.P34]" office:value-type="float" office:value="6.45228935291603" calcext:value-type="float">
            <text:p>6.45228935291603</text:p>
          </table:table-cell>
          <table:table-cell table:style-name="ce12" table:formula="of:=[.Q34]/[.B34]" office:value-type="float" office:value="0.195523919785334" calcext:value-type="float">
            <text:p>0.195523919785334</text:p>
          </table:table-cell>
          <table:table-cell table:style-name="Default" office:value-type="float" office:value="0.743922" calcext:value-type="float">
            <text:p>0.743922</text:p>
          </table:table-cell>
          <table:table-cell table:style-name="ce13" table:formula="of:=[.E34]/[.S34]" office:value-type="float" office:value="10.7538155881934" calcext:value-type="float">
            <text:p>10.7538155881934</text:p>
          </table:table-cell>
          <table:table-cell table:style-name="ce12" table:formula="of:=[.T34]/[.B34]" office:value-type="float" office:value="0.325873199642224" calcext:value-type="float">
            <text:p>0.325873199642224</text:p>
          </table:table-cell>
          <table:table-cell table:style-name="Default" office:value-type="float" office:value="0.449436" calcext:value-type="float">
            <text:p>0.449436</text:p>
          </table:table-cell>
          <table:table-cell table:style-name="ce13" table:formula="of:=[.F34]/[.V34]" office:value-type="float" office:value="10.6800523322564" calcext:value-type="float">
            <text:p>10.6800523322564</text:p>
          </table:table-cell>
          <table:table-cell table:style-name="ce12" table:formula="of:=[.W34]/[.B34]" office:value-type="float" office:value="0.323637949462316" calcext:value-type="float">
            <text:p>0.323637949462316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4" calcext:value-type="float">
            <text:p>34</text:p>
          </table:table-cell>
          <table:table-cell table:style-name="ce6" table:formula="of:=[.B35]" office:value-type="float" office:value="34" calcext:value-type="float">
            <text:p>34</text:p>
          </table:table-cell>
          <table:table-cell table:style-name="ce6" table:formula="of:=1/((1-0.88)+(0.88/[.B35]))" office:value-type="float" office:value="6.85483870967742" calcext:value-type="float">
            <text:p>6.85483870967742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689536" calcext:value-type="float">
            <text:p>0.689536</text:p>
          </table:table-cell>
          <table:table-cell table:style-name="ce13" table:formula="of:=[.E35]/[.G35]" office:value-type="float" office:value="11.602004826434" calcext:value-type="float">
            <text:p>11.602004826434</text:p>
          </table:table-cell>
          <table:table-cell table:style-name="ce12" table:formula="of:=[.H35]/[.B35]" office:value-type="float" office:value="0.341235436071588" calcext:value-type="float">
            <text:p>0.341235436071588</text:p>
          </table:table-cell>
          <table:table-cell table:style-name="Default" office:value-type="float" office:value="0.572105" calcext:value-type="float">
            <text:p>0.572105</text:p>
          </table:table-cell>
          <table:table-cell table:style-name="ce13" table:formula="of:=[.F35]/[.J35]" office:value-type="float" office:value="8.39006825670113" calcext:value-type="float">
            <text:p>8.39006825670113</text:p>
          </table:table-cell>
          <table:table-cell table:style-name="ce12" table:formula="of:=[.K35]/[.B35]" office:value-type="float" office:value="0.246766713432386" calcext:value-type="float">
            <text:p>0.246766713432386</text:p>
          </table:table-cell>
          <table:table-cell table:style-name="Default" office:value-type="float" office:value="0.970135" calcext:value-type="float">
            <text:p>0.970135</text:p>
          </table:table-cell>
          <table:table-cell table:style-name="ce13" table:formula="of:=[.E35]/[.M35]" office:value-type="float" office:value="8.24627500296351" calcext:value-type="float">
            <text:p>8.24627500296351</text:p>
          </table:table-cell>
          <table:table-cell table:style-name="ce12" table:formula="of:=[.N35]/[.B35]" office:value-type="float" office:value="0.242537500087162" calcext:value-type="float">
            <text:p>0.242537500087162</text:p>
          </table:table-cell>
          <table:table-cell table:style-name="Default" office:value-type="float" office:value="0.689784" calcext:value-type="float">
            <text:p>0.689784</text:p>
          </table:table-cell>
          <table:table-cell table:style-name="ce13" table:formula="of:=[.F35]/[.P35]" office:value-type="float" office:value="6.95870011481855" calcext:value-type="float">
            <text:p>6.95870011481855</text:p>
          </table:table-cell>
          <table:table-cell table:style-name="ce12" table:formula="of:=[.Q35]/[.B35]" office:value-type="float" office:value="0.20466765043584" calcext:value-type="float">
            <text:p>0.20466765043584</text:p>
          </table:table-cell>
          <table:table-cell table:style-name="Default" office:value-type="float" office:value="0.689784" calcext:value-type="float">
            <text:p>0.689784</text:p>
          </table:table-cell>
          <table:table-cell table:style-name="ce13" table:formula="of:=[.E35]/[.S35]" office:value-type="float" office:value="11.5978335246976" calcext:value-type="float">
            <text:p>11.5978335246976</text:p>
          </table:table-cell>
          <table:table-cell table:style-name="ce12" table:formula="of:=[.T35]/[.B35]" office:value-type="float" office:value="0.3411127507264" calcext:value-type="float">
            <text:p>0.3411127507264</text:p>
          </table:table-cell>
          <table:table-cell table:style-name="Default" office:value-type="float" office:value="0.563659" calcext:value-type="float">
            <text:p>0.563659</text:p>
          </table:table-cell>
          <table:table-cell table:style-name="ce13" table:formula="of:=[.F35]/[.V35]" office:value-type="float" office:value="8.51578702726294" calcext:value-type="float">
            <text:p>8.51578702726294</text:p>
          </table:table-cell>
          <table:table-cell table:style-name="ce12" table:formula="of:=[.W35]/[.B35]" office:value-type="float" office:value="0.250464324331263" calcext:value-type="float">
            <text:p>0.25046432433126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5" calcext:value-type="float">
            <text:p>35</text:p>
          </table:table-cell>
          <table:table-cell table:style-name="ce6" table:formula="of:=[.B36]" office:value-type="float" office:value="35" calcext:value-type="float">
            <text:p>35</text:p>
          </table:table-cell>
          <table:table-cell table:style-name="ce6" table:formula="of:=1/((1-0.88)+(0.88/[.B36]))" office:value-type="float" office:value="6.88976377952756" calcext:value-type="float">
            <text:p>6.88976377952756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784435" calcext:value-type="float">
            <text:p>0.784435</text:p>
          </table:table-cell>
          <table:table-cell table:style-name="ce13" table:formula="of:=[.E36]/[.G36]" office:value-type="float" office:value="10.198423068833" calcext:value-type="float">
            <text:p>10.198423068833</text:p>
          </table:table-cell>
          <table:table-cell table:style-name="ce12" table:formula="of:=[.H36]/[.B36]" office:value-type="float" office:value="0.291383516252371" calcext:value-type="float">
            <text:p>0.291383516252371</text:p>
          </table:table-cell>
          <table:table-cell table:style-name="Default" office:value-type="float" office:value="0.553257" calcext:value-type="float">
            <text:p>0.553257</text:p>
          </table:table-cell>
          <table:table-cell table:style-name="ce13" table:formula="of:=[.F36]/[.J36]" office:value-type="float" office:value="8.67589565066506" calcext:value-type="float">
            <text:p>8.67589565066506</text:p>
          </table:table-cell>
          <table:table-cell table:style-name="ce12" table:formula="of:=[.K36]/[.B36]" office:value-type="float" office:value="0.247882732876145" calcext:value-type="float">
            <text:p>0.247882732876145</text:p>
          </table:table-cell>
          <table:table-cell table:style-name="Default" office:value-type="float" office:value="1.028595" calcext:value-type="float">
            <text:p>1.028595</text:p>
          </table:table-cell>
          <table:table-cell table:style-name="ce13" table:formula="of:=[.E36]/[.M36]" office:value-type="float" office:value="7.77759954112163" calcext:value-type="float">
            <text:p>7.77759954112163</text:p>
          </table:table-cell>
          <table:table-cell table:style-name="ce12" table:formula="of:=[.N36]/[.B36]" office:value-type="float" office:value="0.222217129746332" calcext:value-type="float">
            <text:p>0.222217129746332</text:p>
          </table:table-cell>
          <table:table-cell table:style-name="Default" office:value-type="float" office:value="0.688229" calcext:value-type="float">
            <text:p>0.688229</text:p>
          </table:table-cell>
          <table:table-cell table:style-name="ce13" table:formula="of:=[.F36]/[.P36]" office:value-type="float" office:value="6.97442275754146" calcext:value-type="float">
            <text:p>6.97442275754146</text:p>
          </table:table-cell>
          <table:table-cell table:style-name="ce12" table:formula="of:=[.Q36]/[.B36]" office:value-type="float" office:value="0.199269221644042" calcext:value-type="float">
            <text:p>0.199269221644042</text:p>
          </table:table-cell>
          <table:table-cell table:style-name="Default" office:value-type="float" office:value="0.688229" calcext:value-type="float">
            <text:p>0.688229</text:p>
          </table:table-cell>
          <table:table-cell table:style-name="ce13" table:formula="of:=[.E36]/[.S36]" office:value-type="float" office:value="11.6240379292358" calcext:value-type="float">
            <text:p>11.6240379292358</text:p>
          </table:table-cell>
          <table:table-cell table:style-name="ce12" table:formula="of:=[.T36]/[.B36]" office:value-type="float" office:value="0.332115369406736" calcext:value-type="float">
            <text:p>0.332115369406736</text:p>
          </table:table-cell>
          <table:table-cell table:style-name="Default" office:value-type="float" office:value="0.526997" calcext:value-type="float">
            <text:p>0.526997</text:p>
          </table:table-cell>
          <table:table-cell table:style-name="ce13" table:formula="of:=[.F36]/[.V36]" office:value-type="float" office:value="9.10821124218923" calcext:value-type="float">
            <text:p>9.10821124218923</text:p>
          </table:table-cell>
          <table:table-cell table:style-name="ce12" table:formula="of:=[.W36]/[.B36]" office:value-type="float" office:value="0.260234606919692" calcext:value-type="float">
            <text:p>0.26023460691969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6" table:formula="of:=[.B37]" office:value-type="float" office:value="36" calcext:value-type="float">
            <text:p>36</text:p>
          </table:table-cell>
          <table:table-cell table:style-name="ce6" table:formula="of:=1/((1-0.88)+(0.88/[.B37]))" office:value-type="float" office:value="6.92307692307692" calcext:value-type="float">
            <text:p>6.92307692307692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804974" calcext:value-type="float">
            <text:p>0.804974</text:p>
          </table:table-cell>
          <table:table-cell table:style-name="ce13" table:formula="of:=[.E37]/[.G37]" office:value-type="float" office:value="9.93820918439602" calcext:value-type="float">
            <text:p>9.93820918439602</text:p>
          </table:table-cell>
          <table:table-cell table:style-name="ce12" table:formula="of:=[.H37]/[.B37]" office:value-type="float" office:value="0.276061366233223" calcext:value-type="float">
            <text:p>0.276061366233223</text:p>
          </table:table-cell>
          <table:table-cell table:style-name="Default" office:value-type="float" office:value="0.514556" calcext:value-type="float">
            <text:p>0.514556</text:p>
          </table:table-cell>
          <table:table-cell table:style-name="ce13" table:formula="of:=[.F37]/[.J37]" office:value-type="float" office:value="9.32843072474133" calcext:value-type="float">
            <text:p>9.32843072474133</text:p>
          </table:table-cell>
          <table:table-cell table:style-name="ce12" table:formula="of:=[.K37]/[.B37]" office:value-type="float" office:value="0.259123075687259" calcext:value-type="float">
            <text:p>0.259123075687259</text:p>
          </table:table-cell>
          <table:table-cell table:style-name="Default" office:value-type="float" office:value="1.017467" calcext:value-type="float">
            <text:p>1.017467</text:p>
          </table:table-cell>
          <table:table-cell table:style-name="ce13" table:formula="of:=[.E37]/[.M37]" office:value-type="float" office:value="7.86266286769006" calcext:value-type="float">
            <text:p>7.86266286769006</text:p>
          </table:table-cell>
          <table:table-cell table:style-name="ce12" table:formula="of:=[.N37]/[.B37]" office:value-type="float" office:value="0.218407301880279" calcext:value-type="float">
            <text:p>0.218407301880279</text:p>
          </table:table-cell>
          <table:table-cell table:style-name="Default" office:value-type="float" office:value="0.682512" calcext:value-type="float">
            <text:p>0.682512</text:p>
          </table:table-cell>
          <table:table-cell table:style-name="ce13" table:formula="of:=[.F37]/[.P37]" office:value-type="float" office:value="7.03284337857796" calcext:value-type="float">
            <text:p>7.03284337857796</text:p>
          </table:table-cell>
          <table:table-cell table:style-name="ce12" table:formula="of:=[.Q37]/[.B37]" office:value-type="float" office:value="0.195356760516054" calcext:value-type="float">
            <text:p>0.195356760516054</text:p>
          </table:table-cell>
          <table:table-cell table:style-name="Default" office:value-type="float" office:value="0.682512" calcext:value-type="float">
            <text:p>0.682512</text:p>
          </table:table-cell>
          <table:table-cell table:style-name="ce13" table:formula="of:=[.E37]/[.S37]" office:value-type="float" office:value="11.7214056309633" calcext:value-type="float">
            <text:p>11.7214056309633</text:p>
          </table:table-cell>
          <table:table-cell table:style-name="ce12" table:formula="of:=[.T37]/[.B37]" office:value-type="float" office:value="0.325594600860091" calcext:value-type="float">
            <text:p>0.325594600860091</text:p>
          </table:table-cell>
          <table:table-cell table:style-name="Default" office:value-type="float" office:value="0.534969" calcext:value-type="float">
            <text:p>0.534969</text:p>
          </table:table-cell>
          <table:table-cell table:style-name="ce13" table:formula="of:=[.F37]/[.V37]" office:value-type="float" office:value="8.97248251767859" calcext:value-type="float">
            <text:p>8.97248251767859</text:p>
          </table:table-cell>
          <table:table-cell table:style-name="ce12" table:formula="of:=[.W37]/[.B37]" office:value-type="float" office:value="0.249235625491072" calcext:value-type="float">
            <text:p>0.24923562549107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7" calcext:value-type="float">
            <text:p>37</text:p>
          </table:table-cell>
          <table:table-cell table:style-name="ce6" table:formula="of:=[.B38]" office:value-type="float" office:value="37" calcext:value-type="float">
            <text:p>37</text:p>
          </table:table-cell>
          <table:table-cell table:style-name="ce6" table:formula="of:=1/((1-0.88)+(0.88/[.B38]))" office:value-type="float" office:value="6.95488721804511" calcext:value-type="float">
            <text:p>6.95488721804511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71869" calcext:value-type="float">
            <text:p>0.71869</text:p>
          </table:table-cell>
          <table:table-cell table:style-name="ce13" table:formula="of:=[.E38]/[.G38]" office:value-type="float" office:value="11.1313640095173" calcext:value-type="float">
            <text:p>11.1313640095173</text:p>
          </table:table-cell>
          <table:table-cell table:style-name="ce12" table:formula="of:=[.H38]/[.B38]" office:value-type="float" office:value="0.3008476759329" calcext:value-type="float">
            <text:p>0.3008476759329</text:p>
          </table:table-cell>
          <table:table-cell table:style-name="Default" office:value-type="float" office:value="0.489873" calcext:value-type="float">
            <text:p>0.489873</text:p>
          </table:table-cell>
          <table:table-cell table:style-name="ce13" table:formula="of:=[.F38]/[.J38]" office:value-type="float" office:value="9.79845796767734" calcext:value-type="float">
            <text:p>9.79845796767734</text:p>
          </table:table-cell>
          <table:table-cell table:style-name="ce12" table:formula="of:=[.K38]/[.B38]" office:value-type="float" office:value="0.264823188315604" calcext:value-type="float">
            <text:p>0.264823188315604</text:p>
          </table:table-cell>
          <table:table-cell table:style-name="Default" office:value-type="float" office:value="1.026552" calcext:value-type="float">
            <text:p>1.026552</text:p>
          </table:table-cell>
          <table:table-cell table:style-name="ce13" table:formula="of:=[.E38]/[.M38]" office:value-type="float" office:value="7.79307818795346" calcext:value-type="float">
            <text:p>7.79307818795346</text:p>
          </table:table-cell>
          <table:table-cell table:style-name="ce12" table:formula="of:=[.N38]/[.B38]" office:value-type="float" office:value="0.210623734809553" calcext:value-type="float">
            <text:p>0.210623734809553</text:p>
          </table:table-cell>
          <table:table-cell table:style-name="Default" office:value-type="float" office:value="0.712756" calcext:value-type="float">
            <text:p>0.712756</text:p>
          </table:table-cell>
          <table:table-cell table:style-name="ce13" table:formula="of:=[.F38]/[.P38]" office:value-type="float" office:value="6.73442243909557" calcext:value-type="float">
            <text:p>6.73442243909557</text:p>
          </table:table-cell>
          <table:table-cell table:style-name="ce12" table:formula="of:=[.Q38]/[.B38]" office:value-type="float" office:value="0.182011417272853" calcext:value-type="float">
            <text:p>0.182011417272853</text:p>
          </table:table-cell>
          <table:table-cell table:style-name="Default" office:value-type="float" office:value="0.712756" calcext:value-type="float">
            <text:p>0.712756</text:p>
          </table:table-cell>
          <table:table-cell table:style-name="ce13" table:formula="of:=[.E38]/[.S38]" office:value-type="float" office:value="11.2240373984926" calcext:value-type="float">
            <text:p>11.2240373984926</text:p>
          </table:table-cell>
          <table:table-cell table:style-name="ce12" table:formula="of:=[.T38]/[.B38]" office:value-type="float" office:value="0.303352362121422" calcext:value-type="float">
            <text:p>0.303352362121422</text:p>
          </table:table-cell>
          <table:table-cell table:style-name="Default" office:value-type="float" office:value="0.610418" calcext:value-type="float">
            <text:p>0.610418</text:p>
          </table:table-cell>
          <table:table-cell table:style-name="ce13" table:formula="of:=[.F38]/[.V38]" office:value-type="float" office:value="7.86346405250173" calcext:value-type="float">
            <text:p>7.86346405250173</text:p>
          </table:table-cell>
          <table:table-cell table:style-name="ce12" table:formula="of:=[.W38]/[.B38]" office:value-type="float" office:value="0.21252605547302" calcext:value-type="float">
            <text:p>0.2125260554730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8" calcext:value-type="float">
            <text:p>38</text:p>
          </table:table-cell>
          <table:table-cell table:style-name="ce6" table:formula="of:=[.B39]" office:value-type="float" office:value="38" calcext:value-type="float">
            <text:p>38</text:p>
          </table:table-cell>
          <table:table-cell table:style-name="ce6" table:formula="of:=1/((1-0.88)+(0.88/[.B39]))" office:value-type="float" office:value="6.98529411764706" calcext:value-type="float">
            <text:p>6.98529411764706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695078" calcext:value-type="float">
            <text:p>0.695078</text:p>
          </table:table-cell>
          <table:table-cell table:style-name="ce13" table:formula="of:=[.E39]/[.G39]" office:value-type="float" office:value="11.5094996532763" calcext:value-type="float">
            <text:p>11.5094996532763</text:p>
          </table:table-cell>
          <table:table-cell table:style-name="ce12" table:formula="of:=[.H39]/[.B39]" office:value-type="float" office:value="0.302881569823061" calcext:value-type="float">
            <text:p>0.302881569823061</text:p>
          </table:table-cell>
          <table:table-cell table:style-name="Default" office:value-type="float" office:value="0.513741" calcext:value-type="float">
            <text:p>0.513741</text:p>
          </table:table-cell>
          <table:table-cell table:style-name="ce13" table:formula="of:=[.F39]/[.J39]" office:value-type="float" office:value="9.34322937044153" calcext:value-type="float">
            <text:p>9.34322937044153</text:p>
          </table:table-cell>
          <table:table-cell table:style-name="ce12" table:formula="of:=[.K39]/[.B39]" office:value-type="float" office:value="0.245874457116882" calcext:value-type="float">
            <text:p>0.245874457116882</text:p>
          </table:table-cell>
          <table:table-cell table:style-name="Default" office:value-type="float" office:value="1.026528" calcext:value-type="float">
            <text:p>1.026528</text:p>
          </table:table-cell>
          <table:table-cell table:style-name="ce13" table:formula="of:=[.E39]/[.M39]" office:value-type="float" office:value="7.7932603884161" calcext:value-type="float">
            <text:p>7.7932603884161</text:p>
          </table:table-cell>
          <table:table-cell table:style-name="ce12" table:formula="of:=[.N39]/[.B39]" office:value-type="float" office:value="0.20508579969516" calcext:value-type="float">
            <text:p>0.20508579969516</text:p>
          </table:table-cell>
          <table:table-cell table:style-name="Default" office:value-type="float" office:value="0.728886" calcext:value-type="float">
            <text:p>0.728886</text:p>
          </table:table-cell>
          <table:table-cell table:style-name="ce13" table:formula="of:=[.F39]/[.P39]" office:value-type="float" office:value="6.58539195429738" calcext:value-type="float">
            <text:p>6.58539195429738</text:p>
          </table:table-cell>
          <table:table-cell table:style-name="ce12" table:formula="of:=[.Q39]/[.B39]" office:value-type="float" office:value="0.173299788270984" calcext:value-type="float">
            <text:p>0.173299788270984</text:p>
          </table:table-cell>
          <table:table-cell table:style-name="Default" office:value-type="float" office:value="0.728886" calcext:value-type="float">
            <text:p>0.728886</text:p>
          </table:table-cell>
          <table:table-cell table:style-name="ce13" table:formula="of:=[.E39]/[.S39]" office:value-type="float" office:value="10.9756532571623" calcext:value-type="float">
            <text:p>10.9756532571623</text:p>
          </table:table-cell>
          <table:table-cell table:style-name="ce12" table:formula="of:=[.T39]/[.B39]" office:value-type="float" office:value="0.288832980451639" calcext:value-type="float">
            <text:p>0.288832980451639</text:p>
          </table:table-cell>
          <table:table-cell table:style-name="Default" office:value-type="float" office:value="0.572667" calcext:value-type="float">
            <text:p>0.572667</text:p>
          </table:table-cell>
          <table:table-cell table:style-name="ce13" table:formula="of:=[.F39]/[.V39]" office:value-type="float" office:value="8.38183446924652" calcext:value-type="float">
            <text:p>8.38183446924652</text:p>
          </table:table-cell>
          <table:table-cell table:style-name="ce12" table:formula="of:=[.W39]/[.B39]" office:value-type="float" office:value="0.220574591295961" calcext:value-type="float">
            <text:p>0.22057459129596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9" calcext:value-type="float">
            <text:p>39</text:p>
          </table:table-cell>
          <table:table-cell table:style-name="ce6" table:formula="of:=[.B40]" office:value-type="float" office:value="39" calcext:value-type="float">
            <text:p>39</text:p>
          </table:table-cell>
          <table:table-cell table:style-name="ce6" table:formula="of:=1/((1-0.88)+(0.88/[.B40]))" office:value-type="float" office:value="7.01438848920863" calcext:value-type="float">
            <text:p>7.01438848920863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688431" calcext:value-type="float">
            <text:p>0.688431</text:p>
          </table:table-cell>
          <table:table-cell table:style-name="ce13" table:formula="of:=[.E40]/[.G40]" office:value-type="float" office:value="11.6206271943012" calcext:value-type="float">
            <text:p>11.6206271943012</text:p>
          </table:table-cell>
          <table:table-cell table:style-name="ce12" table:formula="of:=[.H40]/[.B40]" office:value-type="float" office:value="0.297964799853878" calcext:value-type="float">
            <text:p>0.297964799853878</text:p>
          </table:table-cell>
          <table:table-cell table:style-name="Default" office:value-type="float" office:value="0.480615" calcext:value-type="float">
            <text:p>0.480615</text:p>
          </table:table-cell>
          <table:table-cell table:style-name="ce13" table:formula="of:=[.F40]/[.J40]" office:value-type="float" office:value="9.98720389500952" calcext:value-type="float">
            <text:p>9.98720389500952</text:p>
          </table:table-cell>
          <table:table-cell table:style-name="ce12" table:formula="of:=[.K40]/[.B40]" office:value-type="float" office:value="0.25608215115409" calcext:value-type="float">
            <text:p>0.25608215115409</text:p>
          </table:table-cell>
          <table:table-cell table:style-name="Default" office:value-type="float" office:value="1.118675" calcext:value-type="float">
            <text:p>1.118675</text:p>
          </table:table-cell>
          <table:table-cell table:style-name="ce13" table:formula="of:=[.E40]/[.M40]" office:value-type="float" office:value="7.15131740675353" calcext:value-type="float">
            <text:p>7.15131740675353</text:p>
          </table:table-cell>
          <table:table-cell table:style-name="ce12" table:formula="of:=[.N40]/[.B40]" office:value-type="float" office:value="0.18336711299368" calcext:value-type="float">
            <text:p>0.18336711299368</text:p>
          </table:table-cell>
          <table:table-cell table:style-name="Default" office:value-type="float" office:value="0.785396" calcext:value-type="float">
            <text:p>0.785396</text:p>
          </table:table-cell>
          <table:table-cell table:style-name="ce13" table:formula="of:=[.F40]/[.P40]" office:value-type="float" office:value="6.1115666491808" calcext:value-type="float">
            <text:p>6.1115666491808</text:p>
          </table:table-cell>
          <table:table-cell table:style-name="ce12" table:formula="of:=[.Q40]/[.B40]" office:value-type="float" office:value="0.156706837158482" calcext:value-type="float">
            <text:p>0.156706837158482</text:p>
          </table:table-cell>
          <table:table-cell table:style-name="Default" office:value-type="float" office:value="0.785396" calcext:value-type="float">
            <text:p>0.785396</text:p>
          </table:table-cell>
          <table:table-cell table:style-name="ce13" table:formula="of:=[.E40]/[.S40]" office:value-type="float" office:value="10.1859444153013" calcext:value-type="float">
            <text:p>10.1859444153013</text:p>
          </table:table-cell>
          <table:table-cell table:style-name="ce12" table:formula="of:=[.T40]/[.B40]" office:value-type="float" office:value="0.261178061930803" calcext:value-type="float">
            <text:p>0.261178061930803</text:p>
          </table:table-cell>
          <table:table-cell table:style-name="Default" office:value-type="float" office:value="0.593182" calcext:value-type="float">
            <text:p>0.593182</text:p>
          </table:table-cell>
          <table:table-cell table:style-name="ce13" table:formula="of:=[.F40]/[.V40]" office:value-type="float" office:value="8.09195154269685" calcext:value-type="float">
            <text:p>8.09195154269685</text:p>
          </table:table-cell>
          <table:table-cell table:style-name="ce12" table:formula="of:=[.W40]/[.B40]" office:value-type="float" office:value="0.207485936992227" calcext:value-type="float">
            <text:p>0.20748593699222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table:style-name="ce6" table:formula="of:=[.B41]" office:value-type="float" office:value="40" calcext:value-type="float">
            <text:p>40</text:p>
          </table:table-cell>
          <table:table-cell table:style-name="ce6" table:formula="of:=1/((1-0.88)+(0.88/[.B41]))" office:value-type="float" office:value="7.04225352112676" calcext:value-type="float">
            <text:p>7.04225352112676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4.8" calcext:value-type="float">
            <text:p>4.8</text:p>
          </table:table-cell>
          <table:table-cell table:style-name="Default" office:value-type="float" office:value="0.587827" calcext:value-type="float">
            <text:p>0.587827</text:p>
          </table:table-cell>
          <table:table-cell table:style-name="ce13" table:formula="of:=[.E41]/[.G41]" office:value-type="float" office:value="13.6094463166884" calcext:value-type="float">
            <text:p>13.6094463166884</text:p>
          </table:table-cell>
          <table:table-cell table:style-name="ce12" table:formula="of:=[.H41]/[.B41]" office:value-type="float" office:value="0.34023615791721" calcext:value-type="float">
            <text:p>0.34023615791721</text:p>
          </table:table-cell>
          <table:table-cell table:style-name="Default" office:value-type="float" office:value="0.438787" calcext:value-type="float">
            <text:p>0.438787</text:p>
          </table:table-cell>
          <table:table-cell table:style-name="ce13" table:formula="of:=[.F41]/[.J41]" office:value-type="float" office:value="10.9392484280528" calcext:value-type="float">
            <text:p>10.9392484280528</text:p>
          </table:table-cell>
          <table:table-cell table:style-name="ce12" table:formula="of:=[.K41]/[.B41]" office:value-type="float" office:value="0.27348121070132" calcext:value-type="float">
            <text:p>0.27348121070132</text:p>
          </table:table-cell>
          <table:table-cell table:style-name="Default" office:value-type="float" office:value="1.040386" calcext:value-type="float">
            <text:p>1.040386</text:p>
          </table:table-cell>
          <table:table-cell table:style-name="ce13" table:formula="of:=[.E41]/[.M41]" office:value-type="float" office:value="7.68945372198396" calcext:value-type="float">
            <text:p>7.68945372198396</text:p>
          </table:table-cell>
          <table:table-cell table:style-name="ce12" table:formula="of:=[.N41]/[.B41]" office:value-type="float" office:value="0.192236343049599" calcext:value-type="float">
            <text:p>0.192236343049599</text:p>
          </table:table-cell>
          <table:table-cell table:style-name="Default" office:value-type="float" office:value="0.727356" calcext:value-type="float">
            <text:p>0.727356</text:p>
          </table:table-cell>
          <table:table-cell table:style-name="ce13" table:formula="of:=[.F41]/[.P41]" office:value-type="float" office:value="6.59924438651774" calcext:value-type="float">
            <text:p>6.59924438651774</text:p>
          </table:table-cell>
          <table:table-cell table:style-name="ce12" table:formula="of:=[.Q41]/[.B41]" office:value-type="float" office:value="0.164981109662944" calcext:value-type="float">
            <text:p>0.164981109662944</text:p>
          </table:table-cell>
          <table:table-cell table:style-name="Default" office:value-type="float" office:value="0.727356" calcext:value-type="float">
            <text:p>0.727356</text:p>
          </table:table-cell>
          <table:table-cell table:style-name="ce13" table:formula="of:=[.E41]/[.S41]" office:value-type="float" office:value="10.9987406441962" calcext:value-type="float">
            <text:p>10.9987406441962</text:p>
          </table:table-cell>
          <table:table-cell table:style-name="ce12" table:formula="of:=[.T41]/[.B41]" office:value-type="float" office:value="0.274968516104906" calcext:value-type="float">
            <text:p>0.274968516104906</text:p>
          </table:table-cell>
          <table:table-cell table:style-name="Default" office:value-type="float" office:value="0.521521" calcext:value-type="float">
            <text:p>0.521521</text:p>
          </table:table-cell>
          <table:table-cell table:style-name="ce13" table:formula="of:=[.F41]/[.V41]" office:value-type="float" office:value="9.20384797544106" calcext:value-type="float">
            <text:p>9.20384797544106</text:p>
          </table:table-cell>
          <table:table-cell table:style-name="ce12" table:formula="of:=[.W41]/[.B41]" office:value-type="float" office:value="0.230096199386027" calcext:value-type="float">
            <text:p>0.230096199386027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4"/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>
            <draw:frame table:end-cell-address="Sheet1.M80" table:end-x="1.7035in" table:end-y="0.111in" draw:z-index="0" draw:name="Chart 2" draw:style-name="gr1" draw:text-style-name="P1" svg:width="17.3083in" svg:height="5.0972in" svg:x="1.1465in" svg:y="0.0138in">
              <draw:object draw:notify-on-update-of-ranges="Sheet1.B2:Sheet1.B41 Sheet1.B2:Sheet1.B42 Sheet1.C1:Sheet1.C1 Sheet1.C2:Sheet1.C42 Sheet1.B2:Sheet1.B42 Sheet1.H1:Sheet1.H1 Sheet1.H2:Sheet1.H42 Sheet1.B2:Sheet1.B42 Sheet1.K1:Sheet1.K1 Sheet1.K2:Sheet1.K42 Sheet1.B2:Sheet1.B42 Sheet1.N1:Sheet1.N1 Sheet1.N2:Sheet1.N42 Sheet1.B2:Sheet1.B42 Sheet1.Q1:Sheet1.Q1 Sheet1.Q2:Sheet1.Q42 Sheet1.B2:Sheet1.B42 Sheet1.T1:Sheet1.T1 Sheet1.T2:Sheet1.T42 Sheet1.B2:Sheet1.B42 Sheet1.W1:Sheet1.W1 Sheet1.W2:Sheet1.W42 Sheet1.D1:Sheet1.D1 Sheet1.D2:Sheet1.D41 Sheet1.B2:Sheet1.B4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/>
          <table:table-cell>
            <draw:frame table:end-cell-address="Sheet1.M118" table:end-x="1.7008in" table:end-y="0.0283in" draw:z-index="1" draw:name="Chart 1" draw:style-name="gr1" draw:text-style-name="P1" svg:width="17.3083in" svg:height="5.0972in" svg:x="1.1437in" svg:y="0.0976in">
              <draw:object draw:notify-on-update-of-ranges="Sheet1.B2:Sheet1.B41 Sheet1.B2:Sheet1.B42 Sheet1.C1:Sheet1.C1 Sheet1.C2:Sheet1.C42 Sheet1.B2:Sheet1.B42 Sheet1.H1:Sheet1.H1 Sheet1.H2:Sheet1.H42 Sheet1.B2:Sheet1.B42 Sheet1.K1:Sheet1.K1 Sheet1.K2:Sheet1.K42 Sheet1.B2:Sheet1.B42 Sheet1.N1:Sheet1.N1 Sheet1.N2:Sheet1.N42 Sheet1.B2:Sheet1.B42 Sheet1.Q1:Sheet1.Q1 Sheet1.Q2:Sheet1.Q42 Sheet1.B2:Sheet1.B42 Sheet1.T1:Sheet1.T1 Sheet1.T2:Sheet1.T42 Sheet1.B2:Sheet1.B42 Sheet1.W1:Sheet1.W1 Sheet1.W2:Sheet1.W42 Sheet1.B2:Sheet1.B41 Sheet1.D1:Sheet1.D1 Sheet1.D2:Sheet1.D4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H2:Sheet1.I41 Sheet1.K2:Sheet1.L41 Sheet1.N2:Sheet1.O41 Sheet1.Q2:Sheet1.R41 Sheet1.T2:Sheet1.U41 Sheet1.W2:Sheet1.X41">
            <calcext:condition calcext:apply-style-name="Good" calcext:value="=MAX([.H$1:.H$1048576])" calcext:base-cell-address="Sheet1.H2"/>
          </calcext:conditional-format>
        </calcext:conditional-formats>
      </table:table>
      <table:table table:name="Theoritical speedup" table:style-name="ta1">
        <table:shapes>
          <draw:frame draw:z-index="0" draw:style-name="gr2" draw:text-style-name="P2" svg:width="6.3004in" svg:height="3.5469in" svg:x="4.9453in" svg:y="0.9244in">
            <draw:object draw:notify-on-update-of-ranges="'Theoritical speedup'.A1:'Theoritical speedup'.A1 'Theoritical speedup'.A2:'Theoritical speedup'.A41 'Theoritical speedup'.B1:'Theoritical speedup'.B1 'Theoritical speedup'.B2:'Theoritical speedup'.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threads</text:p>
          </table:table-cell>
          <table:table-cell office:value-type="string" calcext:value-type="string">
            <text:p>Theoritical speedu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((1-0.88)+(0.88/[.A2]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((1-0.88)+(0.88/[.A3]))" office:value-type="float" office:value="1.78571428571429" calcext:value-type="float">
            <text:p>1.7857142857142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((1-0.88)+(0.88/[.A4]))" office:value-type="float" office:value="2.41935483870968" calcext:value-type="float">
            <text:p>2.4193548387096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((1-0.88)+(0.88/[.A5]))" office:value-type="float" office:value="2.94117647058824" calcext:value-type="float">
            <text:p>2.941176470588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((1-0.88)+(0.88/[.A6]))" office:value-type="float" office:value="3.37837837837838" calcext:value-type="float">
            <text:p>3.3783783783783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((1-0.88)+(0.88/[.A7]))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((1-0.88)+(0.88/[.A8]))" office:value-type="float" office:value="4.06976744186047" calcext:value-type="float">
            <text:p>4.069767441860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((1-0.88)+(0.88/[.A9]))" office:value-type="float" office:value="4.34782608695652" calcext:value-type="float">
            <text:p>4.3478260869565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((1-0.88)+(0.88/[.A10]))" office:value-type="float" office:value="4.59183673469388" calcext:value-type="float">
            <text:p>4.5918367346938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((1-0.88)+(0.88/[.A11]))" office:value-type="float" office:value="4.80769230769231" calcext:value-type="float">
            <text:p>4.8076923076923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1/((1-0.88)+(0.88/[.A12])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1/((1-0.88)+(0.88/[.A13]))" office:value-type="float" office:value="5.17241379310345" calcext:value-type="float">
            <text:p>5.172413793103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1/((1-0.88)+(0.88/[.A14]))" office:value-type="float" office:value="5.32786885245902" calcext:value-type="float">
            <text:p>5.3278688524590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1/((1-0.88)+(0.88/[.A15]))" office:value-type="float" office:value="5.46875" calcext:value-type="float">
            <text:p>5.4687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1/((1-0.88)+(0.88/[.A16]))" office:value-type="float" office:value="5.59701492537313" calcext:value-type="float">
            <text:p>5.5970149253731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/((1-0.88)+(0.88/[.A17]))" office:value-type="float" office:value="5.71428571428571" calcext:value-type="float">
            <text:p>5.7142857142857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1/((1-0.88)+(0.88/[.A18]))" office:value-type="float" office:value="5.82191780821918" calcext:value-type="float">
            <text:p>5.8219178082191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1/((1-0.88)+(0.88/[.A19]))" office:value-type="float" office:value="5.92105263157895" calcext:value-type="float">
            <text:p>5.9210526315789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1/((1-0.88)+(0.88/[.A20]))" office:value-type="float" office:value="6.0126582278481" calcext:value-type="float">
            <text:p>6.012658227848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1/((1-0.88)+(0.88/[.A21]))" office:value-type="float" office:value="6.09756097560976" calcext:value-type="float">
            <text:p>6.0975609756097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1/((1-0.88)+(0.88/[.A22]))" office:value-type="float" office:value="6.1764705882353" calcext:value-type="float">
            <text:p>6.176470588235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1/((1-0.88)+(0.88/[.A23]))" office:value-type="float" office:value="6.25" calcext:value-type="float">
            <text:p>6.2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1/((1-0.88)+(0.88/[.A24]))" office:value-type="float" office:value="6.31868131868132" calcext:value-type="float">
            <text:p>6.318681318681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1/((1-0.88)+(0.88/[.A25]))" office:value-type="float" office:value="6.38297872340426" calcext:value-type="float">
            <text:p>6.3829787234042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1/((1-0.88)+(0.88/[.A26]))" office:value-type="float" office:value="6.44329896907217" calcext:value-type="float">
            <text:p>6.4432989690721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1/((1-0.88)+(0.88/[.A27]))" office:value-type="float" office:value="6.5" calcext:value-type="float">
            <text:p>6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1/((1-0.88)+(0.88/[.A28]))" office:value-type="float" office:value="6.55339805825243" calcext:value-type="float">
            <text:p>6.553398058252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1/((1-0.88)+(0.88/[.A29]))" office:value-type="float" office:value="6.60377358490566" calcext:value-type="float">
            <text:p>6.6037735849056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1/((1-0.88)+(0.88/[.A30]))" office:value-type="float" office:value="6.65137614678899" calcext:value-type="float">
            <text:p>6.6513761467889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1/((1-0.88)+(0.88/[.A31]))" office:value-type="float" office:value="6.69642857142857" calcext:value-type="float">
            <text:p>6.6964285714285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1/((1-0.88)+(0.88/[.A32]))" office:value-type="float" office:value="6.73913043478261" calcext:value-type="float">
            <text:p>6.7391304347826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1/((1-0.88)+(0.88/[.A33]))" office:value-type="float" office:value="6.77966101694915" calcext:value-type="float">
            <text:p>6.7796610169491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1/((1-0.88)+(0.88/[.A34]))" office:value-type="float" office:value="6.81818181818182" calcext:value-type="float">
            <text:p>6.8181818181818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1/((1-0.88)+(0.88/[.A35]))" office:value-type="float" office:value="6.85483870967742" calcext:value-type="float">
            <text:p>6.8548387096774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1/((1-0.88)+(0.88/[.A36]))" office:value-type="float" office:value="6.88976377952756" calcext:value-type="float">
            <text:p>6.8897637795275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1/((1-0.88)+(0.88/[.A37]))" office:value-type="float" office:value="6.92307692307692" calcext:value-type="float">
            <text:p>6.9230769230769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1/((1-0.88)+(0.88/[.A38]))" office:value-type="float" office:value="6.95488721804511" calcext:value-type="float">
            <text:p>6.9548872180451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1/((1-0.88)+(0.88/[.A39]))" office:value-type="float" office:value="6.98529411764706" calcext:value-type="float">
            <text:p>6.9852941176470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1/((1-0.88)+(0.88/[.A40]))" office:value-type="float" office:value="7.01438848920863" calcext:value-type="float">
            <text:p>7.0143884892086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1/((1-0.88)+(0.88/[.A41]))" office:value-type="float" office:value="7.04225352112676" calcext:value-type="float">
            <text:p>7.04225352112676</text:p>
          </table:table-cell>
        </table:table-row>
      </table:table>
      <table:table table:name="Speedups" table:style-name="ta1">
        <table:table-column table:style-name="co20" table:number-columns-repeated="2" table:default-cell-style-name="Default"/>
        <table:table-column table:style-name="co20" table:default-cell-style-name="ce7"/>
        <table:table-column table:style-name="co21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11" table:default-cell-style-name="ce7"/>
        <table:table-column table:style-name="co8" table:default-cell-style-name="ce7"/>
        <table:table-column table:style-name="co13" table:default-cell-style-name="ce7"/>
        <table:table-column table:style-name="co8" table:default-cell-style-name="ce7"/>
        <table:table-column table:style-name="co15" table:default-cell-style-name="ce7"/>
        <table:table-column table:style-name="co8" table:default-cell-style-name="ce7"/>
        <table:table-column table:style-name="co17" table:default-cell-style-name="ce4"/>
        <table:table-column table:style-name="co8" table:default-cell-style-name="ce7"/>
        <table:table-row table:style-name="ro2">
          <table:table-cell table:style-name="ce1" office:value-type="string" calcext:value-type="string">
            <text:p>Number of Threads</text:p>
          </table:table-cell>
          <table:table-cell table:style-name="ce5" office:value-type="string" calcext:value-type="string">
            <text:p>Ideal Speed up</text:p>
          </table:table-cell>
          <table:table-cell table:style-name="ce5" office:value-type="string" calcext:value-type="string">
            <text:p>Theoritiacal speedup</text:p>
          </table:table-cell>
          <table:table-cell table:style-name="ce11" office:value-type="string" calcext:value-type="string">
            <text:p>OMP - Static -O0 Speedup</text:p>
          </table:table-cell>
          <table:table-cell table:style-name="ce11" office:value-type="string" calcext:value-type="string">
            <text:p>OMP – Static -O0 Efficiency</text:p>
          </table:table-cell>
          <table:table-cell table:style-name="ce15" office:value-type="string" calcext:value-type="string">
            <text:p>OMP-Static -O3 Speedup</text:p>
          </table:table-cell>
          <table:table-cell table:style-name="ce11" office:value-type="string" calcext:value-type="string">
            <text:p>OMP – Static -O3 Efficiency</text:p>
          </table:table-cell>
          <table:table-cell table:style-name="ce16" office:value-type="string" calcext:value-type="string">
            <text:p>OMP - Dynamic -O0 Speedup</text:p>
          </table:table-cell>
          <table:table-cell table:style-name="ce11" office:value-type="string" calcext:value-type="string">
            <text:p>OMP – Dynamic-O0 Efficiency</text:p>
          </table:table-cell>
          <table:table-cell table:style-name="ce17" office:value-type="string" calcext:value-type="string">
            <text:p>OMP-Dynamic -O3 Speedup</text:p>
          </table:table-cell>
          <table:table-cell table:style-name="ce11" office:value-type="string" calcext:value-type="string">
            <text:p>OMP – Dynamic-O3 Efficiency</text:p>
          </table:table-cell>
          <table:table-cell table:style-name="ce18" office:value-type="string" calcext:value-type="string">
            <text:p>OMP - <text:s/>Guided -O0 Speedup</text:p>
          </table:table-cell>
          <table:table-cell table:style-name="ce11" office:value-type="string" calcext:value-type="string">
            <text:p>OMP –Guided -O0 Efficiency</text:p>
          </table:table-cell>
          <table:table-cell table:style-name="ce21" office:value-type="string" calcext:value-type="string">
            <text:p>OMP- Guided -O3 Speedup</text:p>
          </table:table-cell>
          <table:table-cell table:style-name="ce11" office:value-type="string" calcext:value-type="string">
            <text:p>OMP – Guided-O3 Efficiency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formula="of:=1/((1-0.88)+(0.88/[.A2])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float" office:value="0.994905709676813" calcext:value-type="float">
            <text:p>0.994905709676813</text:p>
          </table:table-cell>
          <table:table-cell table:number-columns-repeated="2" table:style-name="ce22" office:value-type="float" office:value="0.991492785340779" calcext:value-type="float">
            <text:p>0.991492785340779</text:p>
          </table:table-cell>
          <table:table-cell table:number-columns-repeated="2" table:style-name="ce22" office:value-type="float" office:value="1.00052114645216" calcext:value-type="float">
            <text:p>1.00052114645216</text:p>
          </table:table-cell>
          <table:table-cell table:number-columns-repeated="2" table:style-name="ce22" office:value-type="float" office:value="0.991528832109174" calcext:value-type="float">
            <text:p>0.991528832109174</text:p>
          </table:table-cell>
          <table:table-cell table:number-columns-repeated="2" table:style-name="ce22" office:value-type="float" office:value="1.65254805351529" calcext:value-type="float">
            <text:p>1.65254805351529</text:p>
          </table:table-cell>
          <table:table-cell table:number-columns-repeated="2" table:style-name="ce22" office:value-type="float" office:value="0.99162387706343" calcext:value-type="float">
            <text:p>0.99162387706343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table:formula="of:=[.A3]" office:value-type="float" office:value="2" calcext:value-type="float">
            <text:p>2</text:p>
          </table:table-cell>
          <table:table-cell table:style-name="ce6" office:value-type="float" office:value="1.78571428571429" calcext:value-type="float">
            <text:p>1.78571428571429</text:p>
          </table:table-cell>
          <table:table-cell table:style-name="ce23" office:value-type="float" office:value="1.54340458846467" calcext:value-type="float">
            <text:p>1.54340458846467</text:p>
          </table:table-cell>
          <table:table-cell table:style-name="ce22" office:value-type="float" office:value="0.771702294232336" calcext:value-type="float">
            <text:p>0.771702294232336</text:p>
          </table:table-cell>
          <table:table-cell table:style-name="ce23" office:value-type="float" office:value="1.44600830912525" calcext:value-type="float">
            <text:p>1.44600830912525</text:p>
          </table:table-cell>
          <table:table-cell table:style-name="ce22" office:value-type="float" office:value="0.723004154562623" calcext:value-type="float">
            <text:p>0.723004154562623</text:p>
          </table:table-cell>
          <table:table-cell table:style-name="ce23" office:value-type="float" office:value="1.38674953881911" calcext:value-type="float">
            <text:p>1.38674953881911</text:p>
          </table:table-cell>
          <table:table-cell table:style-name="ce22" office:value-type="float" office:value="0.693374769409553" calcext:value-type="float">
            <text:p>0.693374769409553</text:p>
          </table:table-cell>
          <table:table-cell table:style-name="ce23" office:value-type="float" office:value="1.31317715826821" calcext:value-type="float">
            <text:p>1.31317715826821</text:p>
          </table:table-cell>
          <table:table-cell table:style-name="ce22" office:value-type="float" office:value="0.656588579134107" calcext:value-type="float">
            <text:p>0.656588579134107</text:p>
          </table:table-cell>
          <table:table-cell table:style-name="ce23" office:value-type="float" office:value="2.18862859711369" calcext:value-type="float">
            <text:p>2.18862859711369</text:p>
          </table:table-cell>
          <table:table-cell table:style-name="ce22" office:value-type="float" office:value="1.09431429855685" calcext:value-type="float">
            <text:p>1.09431429855685</text:p>
          </table:table-cell>
          <table:table-cell table:style-name="ce23" office:value-type="float" office:value="1.52727668430777" calcext:value-type="float">
            <text:p>1.52727668430777</text:p>
          </table:table-cell>
          <table:table-cell table:style-name="ce22" office:value-type="float" office:value="0.763638342153886" calcext:value-type="float">
            <text:p>0.763638342153886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6" office:value-type="float" office:value="2.41935483870968" calcext:value-type="float">
            <text:p>2.41935483870968</text:p>
          </table:table-cell>
          <table:table-cell table:style-name="ce23" office:value-type="float" office:value="2.15609886252309" calcext:value-type="float">
            <text:p>2.15609886252309</text:p>
          </table:table-cell>
          <table:table-cell table:style-name="ce22" office:value-type="float" office:value="0.718699620841031" calcext:value-type="float">
            <text:p>0.718699620841031</text:p>
          </table:table-cell>
          <table:table-cell table:style-name="ce23" office:value-type="float" office:value="2.03682753926622" calcext:value-type="float">
            <text:p>2.03682753926622</text:p>
          </table:table-cell>
          <table:table-cell table:style-name="ce22" office:value-type="float" office:value="0.678942513088739" calcext:value-type="float">
            <text:p>0.678942513088739</text:p>
          </table:table-cell>
          <table:table-cell table:style-name="ce23" office:value-type="float" office:value="2.52797280912446" calcext:value-type="float">
            <text:p>2.52797280912446</text:p>
          </table:table-cell>
          <table:table-cell table:style-name="ce22" office:value-type="float" office:value="0.842657603041488" calcext:value-type="float">
            <text:p>0.842657603041488</text:p>
          </table:table-cell>
          <table:table-cell table:style-name="ce23" office:value-type="float" office:value="2.10133881549282" calcext:value-type="float">
            <text:p>2.10133881549282</text:p>
          </table:table-cell>
          <table:table-cell table:style-name="ce22" office:value-type="float" office:value="0.70044627183094" calcext:value-type="float">
            <text:p>0.70044627183094</text:p>
          </table:table-cell>
          <table:table-cell table:style-name="ce23" office:value-type="float" office:value="3.5022313591547" calcext:value-type="float">
            <text:p>3.5022313591547</text:p>
          </table:table-cell>
          <table:table-cell table:style-name="ce22" office:value-type="float" office:value="1.16741045305157" calcext:value-type="float">
            <text:p>1.16741045305157</text:p>
          </table:table-cell>
          <table:table-cell table:style-name="ce23" office:value-type="float" office:value="2.43323556457655" calcext:value-type="float">
            <text:p>2.43323556457655</text:p>
          </table:table-cell>
          <table:table-cell table:style-name="ce22" office:value-type="float" office:value="0.811078521525517" calcext:value-type="float">
            <text:p>0.811078521525517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table:formula="of:=[.A5]" office:value-type="float" office:value="4" calcext:value-type="float">
            <text:p>4</text:p>
          </table:table-cell>
          <table:table-cell table:style-name="ce6" office:value-type="float" office:value="2.94117647058824" calcext:value-type="float">
            <text:p>2.94117647058824</text:p>
          </table:table-cell>
          <table:table-cell table:style-name="ce23" office:value-type="float" office:value="3.18293057988619" calcext:value-type="float">
            <text:p>3.18293057988619</text:p>
          </table:table-cell>
          <table:table-cell table:style-name="ce22" office:value-type="float" office:value="0.795732644971547" calcext:value-type="float">
            <text:p>0.795732644971547</text:p>
          </table:table-cell>
          <table:table-cell table:style-name="ce23" office:value-type="float" office:value="3.05909209970346" calcext:value-type="float">
            <text:p>3.05909209970346</text:p>
          </table:table-cell>
          <table:table-cell table:style-name="ce22" office:value-type="float" office:value="0.764773024925865" calcext:value-type="float">
            <text:p>0.764773024925865</text:p>
          </table:table-cell>
          <table:table-cell table:style-name="ce23" office:value-type="float" office:value="2.38575299881696" calcext:value-type="float">
            <text:p>2.38575299881696</text:p>
          </table:table-cell>
          <table:table-cell table:style-name="ce22" office:value-type="float" office:value="0.596438249704241" calcext:value-type="float">
            <text:p>0.596438249704241</text:p>
          </table:table-cell>
          <table:table-cell table:style-name="ce23" office:value-type="float" office:value="2.19355970869527" calcext:value-type="float">
            <text:p>2.19355970869527</text:p>
          </table:table-cell>
          <table:table-cell table:style-name="ce22" office:value-type="float" office:value="0.548389927173818" calcext:value-type="float">
            <text:p>0.548389927173818</text:p>
          </table:table-cell>
          <table:table-cell table:style-name="ce23" office:value-type="float" office:value="3.65593284782545" calcext:value-type="float">
            <text:p>3.65593284782545</text:p>
          </table:table-cell>
          <table:table-cell table:style-name="ce22" office:value-type="float" office:value="0.913983211956363" calcext:value-type="float">
            <text:p>0.913983211956363</text:p>
          </table:table-cell>
          <table:table-cell table:style-name="ce23" office:value-type="float" office:value="2.86776039861869" calcext:value-type="float">
            <text:p>2.86776039861869</text:p>
          </table:table-cell>
          <table:table-cell table:style-name="ce22" office:value-type="float" office:value="0.716940099654674" calcext:value-type="float">
            <text:p>0.716940099654674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6" office:value-type="float" office:value="3.37837837837838" calcext:value-type="float">
            <text:p>3.37837837837838</text:p>
          </table:table-cell>
          <table:table-cell table:style-name="ce23" office:value-type="float" office:value="3.56350772100764" calcext:value-type="float">
            <text:p>3.56350772100764</text:p>
          </table:table-cell>
          <table:table-cell table:style-name="ce22" office:value-type="float" office:value="0.712701544201527" calcext:value-type="float">
            <text:p>0.712701544201527</text:p>
          </table:table-cell>
          <table:table-cell table:style-name="ce23" office:value-type="float" office:value="2.85318067231636" calcext:value-type="float">
            <text:p>2.85318067231636</text:p>
          </table:table-cell>
          <table:table-cell table:style-name="ce22" office:value-type="float" office:value="0.570636134463272" calcext:value-type="float">
            <text:p>0.570636134463272</text:p>
          </table:table-cell>
          <table:table-cell table:style-name="ce23" office:value-type="float" office:value="2.51023233455372" calcext:value-type="float">
            <text:p>2.51023233455372</text:p>
          </table:table-cell>
          <table:table-cell table:style-name="ce22" office:value-type="float" office:value="0.502046466910745" calcext:value-type="float">
            <text:p>0.502046466910745</text:p>
          </table:table-cell>
          <table:table-cell table:style-name="ce23" office:value-type="float" office:value="2.37861152516571" calcext:value-type="float">
            <text:p>2.37861152516571</text:p>
          </table:table-cell>
          <table:table-cell table:style-name="ce22" office:value-type="float" office:value="0.475722305033142" calcext:value-type="float">
            <text:p>0.475722305033142</text:p>
          </table:table-cell>
          <table:table-cell table:style-name="ce23" office:value-type="float" office:value="3.96435254194285" calcext:value-type="float">
            <text:p>3.96435254194285</text:p>
          </table:table-cell>
          <table:table-cell table:style-name="ce22" office:value-type="float" office:value="0.79287050838857" calcext:value-type="float">
            <text:p>0.79287050838857</text:p>
          </table:table-cell>
          <table:table-cell table:style-name="ce23" office:value-type="float" office:value="3.33468110027803" calcext:value-type="float">
            <text:p>3.33468110027803</text:p>
          </table:table-cell>
          <table:table-cell table:style-name="ce22" office:value-type="float" office:value="0.666936220055606" calcext:value-type="float">
            <text:p>0.666936220055606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6" office:value-type="float" office:value="3.75" calcext:value-type="float">
            <text:p>3.75</text:p>
          </table:table-cell>
          <table:table-cell table:style-name="ce23" office:value-type="float" office:value="4.70017302511949" calcext:value-type="float">
            <text:p>4.70017302511949</text:p>
          </table:table-cell>
          <table:table-cell table:style-name="ce22" office:value-type="float" office:value="0.783362170853248" calcext:value-type="float">
            <text:p>0.783362170853248</text:p>
          </table:table-cell>
          <table:table-cell table:style-name="ce23" office:value-type="float" office:value="4.14697931434881" calcext:value-type="float">
            <text:p>4.14697931434881</text:p>
          </table:table-cell>
          <table:table-cell table:style-name="ce22" office:value-type="float" office:value="0.691163219058135" calcext:value-type="float">
            <text:p>0.691163219058135</text:p>
          </table:table-cell>
          <table:table-cell table:style-name="ce23" office:value-type="float" office:value="2.82798831758026" calcext:value-type="float">
            <text:p>2.82798831758026</text:p>
          </table:table-cell>
          <table:table-cell table:style-name="ce22" office:value-type="float" office:value="0.471331386263377" calcext:value-type="float">
            <text:p>0.471331386263377</text:p>
          </table:table-cell>
          <table:table-cell table:style-name="ce23" office:value-type="float" office:value="2.64527375001171" calcext:value-type="float">
            <text:p>2.64527375001171</text:p>
          </table:table-cell>
          <table:table-cell table:style-name="ce22" office:value-type="float" office:value="0.440878958335285" calcext:value-type="float">
            <text:p>0.440878958335285</text:p>
          </table:table-cell>
          <table:table-cell table:style-name="ce23" office:value-type="float" office:value="4.40878958335285" calcext:value-type="float">
            <text:p>4.40878958335285</text:p>
          </table:table-cell>
          <table:table-cell table:style-name="ce22" office:value-type="float" office:value="0.734798263892142" calcext:value-type="float">
            <text:p>0.734798263892142</text:p>
          </table:table-cell>
          <table:table-cell table:style-name="ce23" office:value-type="float" office:value="4.17019612953672" calcext:value-type="float">
            <text:p>4.17019612953672</text:p>
          </table:table-cell>
          <table:table-cell table:style-name="ce22" office:value-type="float" office:value="0.69503268825612" calcext:value-type="float">
            <text:p>0.69503268825612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6" office:value-type="float" office:value="4.06976744186047" calcext:value-type="float">
            <text:p>4.06976744186047</text:p>
          </table:table-cell>
          <table:table-cell table:style-name="ce23" office:value-type="float" office:value="5.02542235534008" calcext:value-type="float">
            <text:p>5.02542235534008</text:p>
          </table:table-cell>
          <table:table-cell table:style-name="ce22" office:value-type="float" office:value="0.717917479334297" calcext:value-type="float">
            <text:p>0.717917479334297</text:p>
          </table:table-cell>
          <table:table-cell table:style-name="ce23" office:value-type="float" office:value="3.76967298086891" calcext:value-type="float">
            <text:p>3.76967298086891</text:p>
          </table:table-cell>
          <table:table-cell table:style-name="ce22" office:value-type="float" office:value="0.538524711552701" calcext:value-type="float">
            <text:p>0.538524711552701</text:p>
          </table:table-cell>
          <table:table-cell table:style-name="ce23" office:value-type="float" office:value="3.07706272823151" calcext:value-type="float">
            <text:p>3.07706272823151</text:p>
          </table:table-cell>
          <table:table-cell table:style-name="ce22" office:value-type="float" office:value="0.439580389747359" calcext:value-type="float">
            <text:p>0.439580389747359</text:p>
          </table:table-cell>
          <table:table-cell table:style-name="ce23" office:value-type="float" office:value="3.04810287347198" calcext:value-type="float">
            <text:p>3.04810287347198</text:p>
          </table:table-cell>
          <table:table-cell table:style-name="ce22" office:value-type="float" office:value="0.435443267638854" calcext:value-type="float">
            <text:p>0.435443267638854</text:p>
          </table:table-cell>
          <table:table-cell table:style-name="ce23" office:value-type="float" office:value="5.08017145578663" calcext:value-type="float">
            <text:p>5.08017145578663</text:p>
          </table:table-cell>
          <table:table-cell table:style-name="ce22" office:value-type="float" office:value="0.72573877939809" calcext:value-type="float">
            <text:p>0.72573877939809</text:p>
          </table:table-cell>
          <table:table-cell table:style-name="ce23" office:value-type="float" office:value="5.13893870209679" calcext:value-type="float">
            <text:p>5.13893870209679</text:p>
          </table:table-cell>
          <table:table-cell table:style-name="ce22" office:value-type="float" office:value="0.734134100299542" calcext:value-type="float">
            <text:p>0.734134100299542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6" office:value-type="float" office:value="4.34782608695652" calcext:value-type="float">
            <text:p>4.34782608695652</text:p>
          </table:table-cell>
          <table:table-cell table:style-name="ce23" office:value-type="float" office:value="5.75005516459174" calcext:value-type="float">
            <text:p>5.75005516459174</text:p>
          </table:table-cell>
          <table:table-cell table:style-name="ce22" office:value-type="float" office:value="0.718756895573967" calcext:value-type="float">
            <text:p>0.718756895573967</text:p>
          </table:table-cell>
          <table:table-cell table:style-name="ce23" office:value-type="float" office:value="4.95303899899082" calcext:value-type="float">
            <text:p>4.95303899899082</text:p>
          </table:table-cell>
          <table:table-cell table:style-name="ce22" office:value-type="float" office:value="0.619129874873852" calcext:value-type="float">
            <text:p>0.619129874873852</text:p>
          </table:table-cell>
          <table:table-cell table:style-name="ce23" office:value-type="float" office:value="3.46147722001842" calcext:value-type="float">
            <text:p>3.46147722001842</text:p>
          </table:table-cell>
          <table:table-cell table:style-name="ce22" office:value-type="float" office:value="0.432684652502302" calcext:value-type="float">
            <text:p>0.432684652502302</text:p>
          </table:table-cell>
          <table:table-cell table:style-name="ce23" office:value-type="float" office:value="3.29565303364862" calcext:value-type="float">
            <text:p>3.29565303364862</text:p>
          </table:table-cell>
          <table:table-cell table:style-name="ce22" office:value-type="float" office:value="0.411956629206077" calcext:value-type="float">
            <text:p>0.411956629206077</text:p>
          </table:table-cell>
          <table:table-cell table:style-name="ce23" office:value-type="float" office:value="5.49275505608103" calcext:value-type="float">
            <text:p>5.49275505608103</text:p>
          </table:table-cell>
          <table:table-cell table:style-name="ce22" office:value-type="float" office:value="0.686594382010129" calcext:value-type="float">
            <text:p>0.686594382010129</text:p>
          </table:table-cell>
          <table:table-cell table:style-name="ce23" office:value-type="float" office:value="6.06338511211578" calcext:value-type="float">
            <text:p>6.06338511211578</text:p>
          </table:table-cell>
          <table:table-cell table:style-name="ce22" office:value-type="float" office:value="0.757923139014472" calcext:value-type="float">
            <text:p>0.757923139014472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6" office:value-type="float" office:value="4.59183673469388" calcext:value-type="float">
            <text:p>4.59183673469388</text:p>
          </table:table-cell>
          <table:table-cell table:style-name="ce23" office:value-type="float" office:value="5.65574871508459" calcext:value-type="float">
            <text:p>5.65574871508459</text:p>
          </table:table-cell>
          <table:table-cell table:style-name="ce22" office:value-type="float" office:value="0.628416523898288" calcext:value-type="float">
            <text:p>0.628416523898288</text:p>
          </table:table-cell>
          <table:table-cell table:style-name="ce23" office:value-type="float" office:value="4.77287100122901" calcext:value-type="float">
            <text:p>4.77287100122901</text:p>
          </table:table-cell>
          <table:table-cell table:style-name="ce22" office:value-type="float" office:value="0.530319000136557" calcext:value-type="float">
            <text:p>0.530319000136557</text:p>
          </table:table-cell>
          <table:table-cell table:style-name="ce23" office:value-type="float" office:value="3.21655884493372" calcext:value-type="float">
            <text:p>3.21655884493372</text:p>
          </table:table-cell>
          <table:table-cell table:style-name="ce22" office:value-type="float" office:value="0.357395427214858" calcext:value-type="float">
            <text:p>0.357395427214858</text:p>
          </table:table-cell>
          <table:table-cell table:style-name="ce23" office:value-type="float" office:value="3.0628320859737" calcext:value-type="float">
            <text:p>3.0628320859737</text:p>
          </table:table-cell>
          <table:table-cell table:style-name="ce22" office:value-type="float" office:value="0.3403146762193" calcext:value-type="float">
            <text:p>0.3403146762193</text:p>
          </table:table-cell>
          <table:table-cell table:style-name="ce23" office:value-type="float" office:value="5.10472014328949" calcext:value-type="float">
            <text:p>5.10472014328949</text:p>
          </table:table-cell>
          <table:table-cell table:style-name="ce22" office:value-type="float" office:value="0.567191127032166" calcext:value-type="float">
            <text:p>0.567191127032166</text:p>
          </table:table-cell>
          <table:table-cell table:style-name="ce23" office:value-type="float" office:value="5.71045834755991" calcext:value-type="float">
            <text:p>5.71045834755991</text:p>
          </table:table-cell>
          <table:table-cell table:style-name="ce22" office:value-type="float" office:value="0.634495371951101" calcext:value-type="float">
            <text:p>0.634495371951101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6" office:value-type="float" office:value="4.80769230769231" calcext:value-type="float">
            <text:p>4.80769230769231</text:p>
          </table:table-cell>
          <table:table-cell table:style-name="ce24" office:value-type="float" office:value="7.34933405846763" calcext:value-type="float">
            <text:p>7.34933405846763</text:p>
          </table:table-cell>
          <table:table-cell table:style-name="ce22" office:value-type="float" office:value="0.734933405846763" calcext:value-type="float">
            <text:p>0.734933405846763</text:p>
          </table:table-cell>
          <table:table-cell table:style-name="ce23" office:value-type="float" office:value="6.04784602184028" calcext:value-type="float">
            <text:p>6.04784602184028</text:p>
          </table:table-cell>
          <table:table-cell table:style-name="ce22" office:value-type="float" office:value="0.604784602184028" calcext:value-type="float">
            <text:p>0.604784602184028</text:p>
          </table:table-cell>
          <table:table-cell table:style-name="ce23" office:value-type="float" office:value="3.60686603017504" calcext:value-type="float">
            <text:p>3.60686603017504</text:p>
          </table:table-cell>
          <table:table-cell table:style-name="ce22" office:value-type="float" office:value="0.360686603017504" calcext:value-type="float">
            <text:p>0.360686603017504</text:p>
          </table:table-cell>
          <table:table-cell table:style-name="ce23" office:value-type="float" office:value="3.4004135753011" calcext:value-type="float">
            <text:p>3.4004135753011</text:p>
          </table:table-cell>
          <table:table-cell table:style-name="ce22" office:value-type="float" office:value="0.34004135753011" calcext:value-type="float">
            <text:p>0.34004135753011</text:p>
          </table:table-cell>
          <table:table-cell table:style-name="ce23" office:value-type="float" office:value="5.66735595883516" calcext:value-type="float">
            <text:p>5.66735595883516</text:p>
          </table:table-cell>
          <table:table-cell table:style-name="ce22" office:value-type="float" office:value="0.566735595883516" calcext:value-type="float">
            <text:p>0.566735595883516</text:p>
          </table:table-cell>
          <table:table-cell table:style-name="ce23" office:value-type="float" office:value="6.03401676953827" calcext:value-type="float">
            <text:p>6.03401676953827</text:p>
          </table:table-cell>
          <table:table-cell table:style-name="ce22" office:value-type="float" office:value="0.603401676953827" calcext:value-type="float">
            <text:p>0.603401676953827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23" office:value-type="float" office:value="5.76001198082492" calcext:value-type="float">
            <text:p>5.76001198082492</text:p>
          </table:table-cell>
          <table:table-cell table:style-name="ce22" office:value-type="float" office:value="0.523637452802265" calcext:value-type="float">
            <text:p>0.523637452802265</text:p>
          </table:table-cell>
          <table:table-cell table:style-name="ce23" office:value-type="float" office:value="5.02940104024778" calcext:value-type="float">
            <text:p>5.02940104024778</text:p>
          </table:table-cell>
          <table:table-cell table:style-name="ce22" office:value-type="float" office:value="0.457218276386162" calcext:value-type="float">
            <text:p>0.457218276386162</text:p>
          </table:table-cell>
          <table:table-cell table:style-name="ce23" office:value-type="float" office:value="3.77364364633978" calcext:value-type="float">
            <text:p>3.77364364633978</text:p>
          </table:table-cell>
          <table:table-cell table:style-name="ce22" office:value-type="float" office:value="0.343058513303616" calcext:value-type="float">
            <text:p>0.343058513303616</text:p>
          </table:table-cell>
          <table:table-cell table:style-name="ce23" office:value-type="float" office:value="3.32088922343773" calcext:value-type="float">
            <text:p>3.32088922343773</text:p>
          </table:table-cell>
          <table:table-cell table:style-name="ce22" office:value-type="float" office:value="0.301899020312521" calcext:value-type="float">
            <text:p>0.301899020312521</text:p>
          </table:table-cell>
          <table:table-cell table:style-name="ce23" office:value-type="float" office:value="5.53481537239622" calcext:value-type="float">
            <text:p>5.53481537239622</text:p>
          </table:table-cell>
          <table:table-cell table:style-name="ce22" office:value-type="float" office:value="0.503165033854201" calcext:value-type="float">
            <text:p>0.503165033854201</text:p>
          </table:table-cell>
          <table:table-cell table:style-name="ce23" office:value-type="float" office:value="6.77358583756094" calcext:value-type="float">
            <text:p>6.77358583756094</text:p>
          </table:table-cell>
          <table:table-cell table:style-name="ce22" office:value-type="float" office:value="0.615780530687359" calcext:value-type="float">
            <text:p>0.615780530687359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6" office:value-type="float" office:value="5.17241379310345" calcext:value-type="float">
            <text:p>5.17241379310345</text:p>
          </table:table-cell>
          <table:table-cell table:style-name="ce23" office:value-type="float" office:value="5.96545257278784" calcext:value-type="float">
            <text:p>5.96545257278784</text:p>
          </table:table-cell>
          <table:table-cell table:style-name="ce22" office:value-type="float" office:value="0.49712104773232" calcext:value-type="float">
            <text:p>0.49712104773232</text:p>
          </table:table-cell>
          <table:table-cell table:style-name="ce23" office:value-type="float" office:value="6.19609078305679" calcext:value-type="float">
            <text:p>6.19609078305679</text:p>
          </table:table-cell>
          <table:table-cell table:style-name="ce22" office:value-type="float" office:value="0.516340898588066" calcext:value-type="float">
            <text:p>0.516340898588066</text:p>
          </table:table-cell>
          <table:table-cell table:style-name="ce23" office:value-type="float" office:value="4.37863118515863" calcext:value-type="float">
            <text:p>4.37863118515863</text:p>
          </table:table-cell>
          <table:table-cell table:style-name="ce22" office:value-type="float" office:value="0.364885932096552" calcext:value-type="float">
            <text:p>0.364885932096552</text:p>
          </table:table-cell>
          <table:table-cell table:style-name="ce24" office:value-type="float" office:value="4.18315599947362" calcext:value-type="float">
            <text:p>4.18315599947362</text:p>
          </table:table-cell>
          <table:table-cell table:style-name="ce22" office:value-type="float" office:value="0.348596333289468" calcext:value-type="float">
            <text:p>0.348596333289468</text:p>
          </table:table-cell>
          <table:table-cell table:style-name="ce24" office:value-type="float" office:value="6.97192666578937" calcext:value-type="float">
            <text:p>6.97192666578937</text:p>
          </table:table-cell>
          <table:table-cell table:style-name="ce22" office:value-type="float" office:value="0.580993888815781" calcext:value-type="float">
            <text:p>0.580993888815781</text:p>
          </table:table-cell>
          <table:table-cell table:style-name="ce23" office:value-type="float" office:value="6.46173107083" calcext:value-type="float">
            <text:p>6.46173107083</text:p>
          </table:table-cell>
          <table:table-cell table:style-name="ce22" office:value-type="float" office:value="0.538477589235833" calcext:value-type="float">
            <text:p>0.538477589235833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style-name="ce6" office:value-type="float" office:value="5.32786885245902" calcext:value-type="float">
            <text:p>5.32786885245902</text:p>
          </table:table-cell>
          <table:table-cell table:style-name="ce23" office:value-type="float" office:value="5.9525979741821" calcext:value-type="float">
            <text:p>5.9525979741821</text:p>
          </table:table-cell>
          <table:table-cell table:style-name="ce22" office:value-type="float" office:value="0.457892151860161" calcext:value-type="float">
            <text:p>0.457892151860161</text:p>
          </table:table-cell>
          <table:table-cell table:style-name="ce23" office:value-type="float" office:value="5.92855351939934" calcext:value-type="float">
            <text:p>5.92855351939934</text:p>
          </table:table-cell>
          <table:table-cell table:style-name="ce22" office:value-type="float" office:value="0.456042578415334" calcext:value-type="float">
            <text:p>0.456042578415334</text:p>
          </table:table-cell>
          <table:table-cell table:style-name="ce23" office:value-type="float" office:value="4.09849293291741" calcext:value-type="float">
            <text:p>4.09849293291741</text:p>
          </table:table-cell>
          <table:table-cell table:style-name="ce22" office:value-type="float" office:value="0.315268687147493" calcext:value-type="float">
            <text:p>0.315268687147493</text:p>
          </table:table-cell>
          <table:table-cell table:style-name="ce23" office:value-type="float" office:value="4.11045829040902" calcext:value-type="float">
            <text:p>4.11045829040902</text:p>
          </table:table-cell>
          <table:table-cell table:style-name="ce22" office:value-type="float" office:value="0.316189099262232" calcext:value-type="float">
            <text:p>0.316189099262232</text:p>
          </table:table-cell>
          <table:table-cell table:style-name="ce23" office:value-type="float" office:value="6.85076381734836" calcext:value-type="float">
            <text:p>6.85076381734836</text:p>
          </table:table-cell>
          <table:table-cell table:style-name="ce22" office:value-type="float" office:value="0.52698183210372" calcext:value-type="float">
            <text:p>0.52698183210372</text:p>
          </table:table-cell>
          <table:table-cell table:style-name="ce24" office:value-type="float" office:value="7.29884830256159" calcext:value-type="float">
            <text:p>7.29884830256159</text:p>
          </table:table-cell>
          <table:table-cell table:style-name="ce22" office:value-type="float" office:value="0.561449869427815" calcext:value-type="float">
            <text:p>0.561449869427815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6" office:value-type="float" office:value="5.46875" calcext:value-type="float">
            <text:p>5.46875</text:p>
          </table:table-cell>
          <table:table-cell table:style-name="ce23" office:value-type="float" office:value="7.35781031565006" calcext:value-type="float">
            <text:p>7.35781031565006</text:p>
          </table:table-cell>
          <table:table-cell table:style-name="ce22" office:value-type="float" office:value="0.52555787968929" calcext:value-type="float">
            <text:p>0.52555787968929</text:p>
          </table:table-cell>
          <table:table-cell table:style-name="ce24" office:value-type="float" office:value="7.52290961067375" calcext:value-type="float">
            <text:p>7.52290961067375</text:p>
          </table:table-cell>
          <table:table-cell table:style-name="ce22" office:value-type="float" office:value="0.537350686476697" calcext:value-type="float">
            <text:p>0.537350686476697</text:p>
          </table:table-cell>
          <table:table-cell table:style-name="ce24" office:value-type="float" office:value="4.44750828348418" calcext:value-type="float">
            <text:p>4.44750828348418</text:p>
          </table:table-cell>
          <table:table-cell table:style-name="ce22" office:value-type="float" office:value="0.317679163106013" calcext:value-type="float">
            <text:p>0.317679163106013</text:p>
          </table:table-cell>
          <table:table-cell table:style-name="ce23" office:value-type="float" office:value="4.07827223996554" calcext:value-type="float">
            <text:p>4.07827223996554</text:p>
          </table:table-cell>
          <table:table-cell table:style-name="ce22" office:value-type="float" office:value="0.291305159997539" calcext:value-type="float">
            <text:p>0.291305159997539</text:p>
          </table:table-cell>
          <table:table-cell table:style-name="ce23" office:value-type="float" office:value="6.79712039994257" calcext:value-type="float">
            <text:p>6.79712039994257</text:p>
          </table:table-cell>
          <table:table-cell table:style-name="ce22" office:value-type="float" office:value="0.485508599995898" calcext:value-type="float">
            <text:p>0.485508599995898</text:p>
          </table:table-cell>
          <table:table-cell table:style-name="ce23" office:value-type="float" office:value="7.1811029276459" calcext:value-type="float">
            <text:p>7.1811029276459</text:p>
          </table:table-cell>
          <table:table-cell table:style-name="ce22" office:value-type="float" office:value="0.512935923403279" calcext:value-type="float">
            <text:p>0.512935923403279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style-name="ce6" office:value-type="float" office:value="5.59701492537313" calcext:value-type="float">
            <text:p>5.59701492537313</text:p>
          </table:table-cell>
          <table:table-cell table:style-name="ce23" office:value-type="float" office:value="7.18648939992814" calcext:value-type="float">
            <text:p>7.18648939992814</text:p>
          </table:table-cell>
          <table:table-cell table:style-name="ce22" office:value-type="float" office:value="0.479099293328542" calcext:value-type="float">
            <text:p>0.479099293328542</text:p>
          </table:table-cell>
          <table:table-cell table:style-name="ce23" office:value-type="float" office:value="6.01501498114669" calcext:value-type="float">
            <text:p>6.01501498114669</text:p>
          </table:table-cell>
          <table:table-cell table:style-name="ce22" office:value-type="float" office:value="0.401000998743112" calcext:value-type="float">
            <text:p>0.401000998743112</text:p>
          </table:table-cell>
          <table:table-cell table:style-name="ce23" office:value-type="float" office:value="4.51943696854246" calcext:value-type="float">
            <text:p>4.51943696854246</text:p>
          </table:table-cell>
          <table:table-cell table:style-name="ce22" office:value-type="float" office:value="0.301295797902831" calcext:value-type="float">
            <text:p>0.301295797902831</text:p>
          </table:table-cell>
          <table:table-cell table:style-name="ce23" office:value-type="float" office:value="3.99161428365908" calcext:value-type="float">
            <text:p>3.99161428365908</text:p>
          </table:table-cell>
          <table:table-cell table:style-name="ce22" office:value-type="float" office:value="0.266107618910605" calcext:value-type="float">
            <text:p>0.266107618910605</text:p>
          </table:table-cell>
          <table:table-cell table:style-name="ce23" office:value-type="float" office:value="6.65269047276513" calcext:value-type="float">
            <text:p>6.65269047276513</text:p>
          </table:table-cell>
          <table:table-cell table:style-name="ce22" office:value-type="float" office:value="0.443512698184342" calcext:value-type="float">
            <text:p>0.443512698184342</text:p>
          </table:table-cell>
          <table:table-cell table:style-name="ce23" office:value-type="float" office:value="6.35086967221574" calcext:value-type="float">
            <text:p>6.35086967221574</text:p>
          </table:table-cell>
          <table:table-cell table:style-name="ce22" office:value-type="float" office:value="0.423391311481049" calcext:value-type="float">
            <text:p>0.423391311481049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6" office:value-type="float" office:value="5.71428571428571" calcext:value-type="float">
            <text:p>5.71428571428571</text:p>
          </table:table-cell>
          <table:table-cell table:style-name="ce23" office:value-type="float" office:value="7.25528819818545" calcext:value-type="float">
            <text:p>7.25528819818545</text:p>
          </table:table-cell>
          <table:table-cell table:style-name="ce22" office:value-type="float" office:value="0.453455512386591" calcext:value-type="float">
            <text:p>0.453455512386591</text:p>
          </table:table-cell>
          <table:table-cell table:style-name="ce23" office:value-type="float" office:value="6.6777312964398" calcext:value-type="float">
            <text:p>6.6777312964398</text:p>
          </table:table-cell>
          <table:table-cell table:style-name="ce22" office:value-type="float" office:value="0.417358206027487" calcext:value-type="float">
            <text:p>0.417358206027487</text:p>
          </table:table-cell>
          <table:table-cell table:style-name="ce23" office:value-type="float" office:value="4.82844533717034" calcext:value-type="float">
            <text:p>4.82844533717034</text:p>
          </table:table-cell>
          <table:table-cell table:style-name="ce22" office:value-type="float" office:value="0.301777833573146" calcext:value-type="float">
            <text:p>0.301777833573146</text:p>
          </table:table-cell>
          <table:table-cell table:style-name="ce23" office:value-type="float" office:value="4.52946843856956" calcext:value-type="float">
            <text:p>4.52946843856956</text:p>
          </table:table-cell>
          <table:table-cell table:style-name="ce22" office:value-type="float" office:value="0.283091777410597" calcext:value-type="float">
            <text:p>0.283091777410597</text:p>
          </table:table-cell>
          <table:table-cell table:style-name="ce23" office:value-type="float" office:value="7.54911406428259" calcext:value-type="float">
            <text:p>7.54911406428259</text:p>
          </table:table-cell>
          <table:table-cell table:style-name="ce22" office:value-type="float" office:value="0.471819629017662" calcext:value-type="float">
            <text:p>0.471819629017662</text:p>
          </table:table-cell>
          <table:table-cell table:style-name="ce23" office:value-type="float" office:value="6.74935564745303" calcext:value-type="float">
            <text:p>6.74935564745303</text:p>
          </table:table-cell>
          <table:table-cell table:style-name="ce22" office:value-type="float" office:value="0.421834727965815" calcext:value-type="float">
            <text:p>0.421834727965815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table:formula="of:=[.A18]" office:value-type="float" office:value="17" calcext:value-type="float">
            <text:p>17</text:p>
          </table:table-cell>
          <table:table-cell table:style-name="ce6" office:value-type="float" office:value="5.82191780821918" calcext:value-type="float">
            <text:p>5.82191780821918</text:p>
          </table:table-cell>
          <table:table-cell table:style-name="ce23" office:value-type="float" office:value="5.63148676882184" calcext:value-type="float">
            <text:p>5.63148676882184</text:p>
          </table:table-cell>
          <table:table-cell table:style-name="ce22" office:value-type="float" office:value="0.331263927577755" calcext:value-type="float">
            <text:p>0.331263927577755</text:p>
          </table:table-cell>
          <table:table-cell table:style-name="ce23" office:value-type="float" office:value="5.45397526622217" calcext:value-type="float">
            <text:p>5.45397526622217</text:p>
          </table:table-cell>
          <table:table-cell table:style-name="ce22" office:value-type="float" office:value="0.320822074483657" calcext:value-type="float">
            <text:p>0.320822074483657</text:p>
          </table:table-cell>
          <table:table-cell table:style-name="ce23" office:value-type="float" office:value="5.05979731716897" calcext:value-type="float">
            <text:p>5.05979731716897</text:p>
          </table:table-cell>
          <table:table-cell table:style-name="ce22" office:value-type="float" office:value="0.297635136304057" calcext:value-type="float">
            <text:p>0.297635136304057</text:p>
          </table:table-cell>
          <table:table-cell table:style-name="ce23" office:value-type="float" office:value="4.59014763062317" calcext:value-type="float">
            <text:p>4.59014763062317</text:p>
          </table:table-cell>
          <table:table-cell table:style-name="ce22" office:value-type="float" office:value="0.270008684154304" calcext:value-type="float">
            <text:p>0.270008684154304</text:p>
          </table:table-cell>
          <table:table-cell table:style-name="ce23" office:value-type="float" office:value="7.65024605103862" calcext:value-type="float">
            <text:p>7.65024605103862</text:p>
          </table:table-cell>
          <table:table-cell table:style-name="ce22" office:value-type="float" office:value="0.450014473590507" calcext:value-type="float">
            <text:p>0.450014473590507</text:p>
          </table:table-cell>
          <table:table-cell table:style-name="ce23" office:value-type="float" office:value="6.5019681999572" calcext:value-type="float">
            <text:p>6.5019681999572</text:p>
          </table:table-cell>
          <table:table-cell table:style-name="ce22" office:value-type="float" office:value="0.382468717644541" calcext:value-type="float">
            <text:p>0.382468717644541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6" office:value-type="float" office:value="5.92105263157895" calcext:value-type="float">
            <text:p>5.92105263157895</text:p>
          </table:table-cell>
          <table:table-cell table:style-name="ce23" office:value-type="float" office:value="9.31356683997662" calcext:value-type="float">
            <text:p>9.31356683997662</text:p>
          </table:table-cell>
          <table:table-cell table:style-name="ce22" office:value-type="float" office:value="0.517420379998701" calcext:value-type="float">
            <text:p>0.517420379998701</text:p>
          </table:table-cell>
          <table:table-cell table:style-name="ce23" office:value-type="float" office:value="6.67425863586496" calcext:value-type="float">
            <text:p>6.67425863586496</text:p>
          </table:table-cell>
          <table:table-cell table:style-name="ce22" office:value-type="float" office:value="0.370792146436942" calcext:value-type="float">
            <text:p>0.370792146436942</text:p>
          </table:table-cell>
          <table:table-cell table:style-name="ce23" office:value-type="float" office:value="5.30386857544057" calcext:value-type="float">
            <text:p>5.30386857544057</text:p>
          </table:table-cell>
          <table:table-cell table:style-name="ce22" office:value-type="float" office:value="0.294659365302254" calcext:value-type="float">
            <text:p>0.294659365302254</text:p>
          </table:table-cell>
          <table:table-cell table:style-name="ce23" office:value-type="float" office:value="4.79955364151134" calcext:value-type="float">
            <text:p>4.79955364151134</text:p>
          </table:table-cell>
          <table:table-cell table:style-name="ce22" office:value-type="float" office:value="0.266641868972852" calcext:value-type="float">
            <text:p>0.266641868972852</text:p>
          </table:table-cell>
          <table:table-cell table:style-name="ce25" office:value-type="float" office:value="7.99925606918557" calcext:value-type="float">
            <text:p>7.99925606918557</text:p>
          </table:table-cell>
          <table:table-cell table:style-name="ce22" office:value-type="float" office:value="0.444403114954754" calcext:value-type="float">
            <text:p>0.444403114954754</text:p>
          </table:table-cell>
          <table:table-cell table:style-name="ce23" office:value-type="float" office:value="8.33987782078993" calcext:value-type="float">
            <text:p>8.33987782078993</text:p>
          </table:table-cell>
          <table:table-cell table:style-name="ce22" office:value-type="float" office:value="0.46332654559944" calcext:value-type="float">
            <text:p>0.46332654559944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table:formula="of:=[.A20]" office:value-type="float" office:value="19" calcext:value-type="float">
            <text:p>19</text:p>
          </table:table-cell>
          <table:table-cell table:style-name="ce6" office:value-type="float" office:value="6.0126582278481" calcext:value-type="float">
            <text:p>6.0126582278481</text:p>
          </table:table-cell>
          <table:table-cell table:style-name="ce23" office:value-type="float" office:value="7.1891565951076" calcext:value-type="float">
            <text:p>7.1891565951076</text:p>
          </table:table-cell>
          <table:table-cell table:style-name="ce22" office:value-type="float" office:value="0.3783766629004" calcext:value-type="float">
            <text:p>0.3783766629004</text:p>
          </table:table-cell>
          <table:table-cell table:style-name="ce23" office:value-type="float" office:value="5.61192815328982" calcext:value-type="float">
            <text:p>5.61192815328982</text:p>
          </table:table-cell>
          <table:table-cell table:style-name="ce22" office:value-type="float" office:value="0.295364639646832" calcext:value-type="float">
            <text:p>0.295364639646832</text:p>
          </table:table-cell>
          <table:table-cell table:style-name="ce23" office:value-type="float" office:value="4.95940417718215" calcext:value-type="float">
            <text:p>4.95940417718215</text:p>
          </table:table-cell>
          <table:table-cell table:style-name="ce22" office:value-type="float" office:value="0.261021272483271" calcext:value-type="float">
            <text:p>0.261021272483271</text:p>
          </table:table-cell>
          <table:table-cell table:style-name="ce23" office:value-type="float" office:value="4.54892223712205" calcext:value-type="float">
            <text:p>4.54892223712205</text:p>
          </table:table-cell>
          <table:table-cell table:style-name="ce22" office:value-type="float" office:value="0.239416959848529" calcext:value-type="float">
            <text:p>0.239416959848529</text:p>
          </table:table-cell>
          <table:table-cell table:style-name="ce23" office:value-type="float" office:value="7.58153706187008" calcext:value-type="float">
            <text:p>7.58153706187008</text:p>
          </table:table-cell>
          <table:table-cell table:style-name="ce22" office:value-type="float" office:value="0.399028266414215" calcext:value-type="float">
            <text:p>0.399028266414215</text:p>
          </table:table-cell>
          <table:table-cell table:style-name="ce23" office:value-type="float" office:value="6.55855974028103" calcext:value-type="float">
            <text:p>6.55855974028103</text:p>
          </table:table-cell>
          <table:table-cell table:style-name="ce22" office:value-type="float" office:value="0.345187354751633" calcext:value-type="float">
            <text:p>0.345187354751633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 table:formula="of:=[.A21]" office:value-type="float" office:value="20" calcext:value-type="float">
            <text:p>20</text:p>
          </table:table-cell>
          <table:table-cell table:style-name="ce6" office:value-type="float" office:value="6.09756097560976" calcext:value-type="float">
            <text:p>6.09756097560976</text:p>
          </table:table-cell>
          <table:table-cell table:style-name="ce23" office:value-type="float" office:value="9.69856849129068" calcext:value-type="float">
            <text:p>9.69856849129068</text:p>
          </table:table-cell>
          <table:table-cell table:style-name="ce22" office:value-type="float" office:value="0.484928424564534" calcext:value-type="float">
            <text:p>0.484928424564534</text:p>
          </table:table-cell>
          <table:table-cell table:style-name="ce23" office:value-type="float" office:value="8.44089614180705" calcext:value-type="float">
            <text:p>8.44089614180705</text:p>
          </table:table-cell>
          <table:table-cell table:style-name="ce22" office:value-type="float" office:value="0.422044807090353" calcext:value-type="float">
            <text:p>0.422044807090353</text:p>
          </table:table-cell>
          <table:table-cell table:style-name="ce23" office:value-type="float" office:value="5.34712892596232" calcext:value-type="float">
            <text:p>5.34712892596232</text:p>
          </table:table-cell>
          <table:table-cell table:style-name="ce22" office:value-type="float" office:value="0.267356446298116" calcext:value-type="float">
            <text:p>0.267356446298116</text:p>
          </table:table-cell>
          <table:table-cell table:style-name="ce23" office:value-type="float" office:value="4.81470410634076" calcext:value-type="float">
            <text:p>4.81470410634076</text:p>
          </table:table-cell>
          <table:table-cell table:style-name="ce22" office:value-type="float" office:value="0.240735205317038" calcext:value-type="float">
            <text:p>0.240735205317038</text:p>
          </table:table-cell>
          <table:table-cell table:style-name="ce23" office:value-type="float" office:value="8.02450684390128" calcext:value-type="float">
            <text:p>8.02450684390128</text:p>
          </table:table-cell>
          <table:table-cell table:style-name="ce22" office:value-type="float" office:value="0.401225342195064" calcext:value-type="float">
            <text:p>0.401225342195064</text:p>
          </table:table-cell>
          <table:table-cell table:style-name="ce23" office:value-type="float" office:value="8.7679720593957" calcext:value-type="float">
            <text:p>8.7679720593957</text:p>
          </table:table-cell>
          <table:table-cell table:style-name="ce22" office:value-type="float" office:value="0.438398602969785" calcext:value-type="float">
            <text:p>0.438398602969785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6" table:formula="of:=[.A22]" office:value-type="float" office:value="21" calcext:value-type="float">
            <text:p>21</text:p>
          </table:table-cell>
          <table:table-cell table:style-name="ce6" office:value-type="float" office:value="6.1764705882353" calcext:value-type="float">
            <text:p>6.1764705882353</text:p>
          </table:table-cell>
          <table:table-cell table:style-name="ce23" office:value-type="float" office:value="7.58066778102483" calcext:value-type="float">
            <text:p>7.58066778102483</text:p>
          </table:table-cell>
          <table:table-cell table:style-name="ce22" office:value-type="float" office:value="0.360984180048801" calcext:value-type="float">
            <text:p>0.360984180048801</text:p>
          </table:table-cell>
          <table:table-cell table:style-name="ce23" office:value-type="float" office:value="7.13972288950535" calcext:value-type="float">
            <text:p>7.13972288950535</text:p>
          </table:table-cell>
          <table:table-cell table:style-name="ce22" office:value-type="float" office:value="0.33998680426216" calcext:value-type="float">
            <text:p>0.33998680426216</text:p>
          </table:table-cell>
          <table:table-cell table:style-name="ce23" office:value-type="float" office:value="5.57324674365643" calcext:value-type="float">
            <text:p>5.57324674365643</text:p>
          </table:table-cell>
          <table:table-cell table:style-name="ce22" office:value-type="float" office:value="0.265392702078877" calcext:value-type="float">
            <text:p>0.265392702078877</text:p>
          </table:table-cell>
          <table:table-cell table:style-name="ce23" office:value-type="float" office:value="4.82806068872286" calcext:value-type="float">
            <text:p>4.82806068872286</text:p>
          </table:table-cell>
          <table:table-cell table:style-name="ce22" office:value-type="float" office:value="0.229907651843946" calcext:value-type="float">
            <text:p>0.229907651843946</text:p>
          </table:table-cell>
          <table:table-cell table:style-name="ce23" office:value-type="float" office:value="8.0467678145381" calcext:value-type="float">
            <text:p>8.0467678145381</text:p>
          </table:table-cell>
          <table:table-cell table:style-name="ce22" office:value-type="float" office:value="0.383179419739909" calcext:value-type="float">
            <text:p>0.383179419739909</text:p>
          </table:table-cell>
          <table:table-cell table:style-name="ce23" office:value-type="float" office:value="6.5456271119875" calcext:value-type="float">
            <text:p>6.5456271119875</text:p>
          </table:table-cell>
          <table:table-cell table:style-name="ce22" office:value-type="float" office:value="0.311696529142262" calcext:value-type="float">
            <text:p>0.311696529142262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table:formula="of:=[.A23]" office:value-type="float" office:value="22" calcext:value-type="float">
            <text:p>22</text:p>
          </table:table-cell>
          <table:table-cell table:style-name="ce6" office:value-type="float" office:value="6.25" calcext:value-type="float">
            <text:p>6.25</text:p>
          </table:table-cell>
          <table:table-cell table:style-name="ce23" office:value-type="float" office:value="9.54083537169306" calcext:value-type="float">
            <text:p>9.54083537169306</text:p>
          </table:table-cell>
          <table:table-cell table:style-name="ce22" office:value-type="float" office:value="0.433674335076957" calcext:value-type="float">
            <text:p>0.433674335076957</text:p>
          </table:table-cell>
          <table:table-cell table:style-name="ce23" office:value-type="float" office:value="7.1582922104359" calcext:value-type="float">
            <text:p>7.1582922104359</text:p>
          </table:table-cell>
          <table:table-cell table:style-name="ce22" office:value-type="float" office:value="0.325376918656177" calcext:value-type="float">
            <text:p>0.325376918656177</text:p>
          </table:table-cell>
          <table:table-cell table:style-name="ce23" office:value-type="float" office:value="5.928947493241" calcext:value-type="float">
            <text:p>5.928947493241</text:p>
          </table:table-cell>
          <table:table-cell table:style-name="ce22" office:value-type="float" office:value="0.269497613329136" calcext:value-type="float">
            <text:p>0.269497613329136</text:p>
          </table:table-cell>
          <table:table-cell table:style-name="ce23" office:value-type="float" office:value="5.43396431470351" calcext:value-type="float">
            <text:p>5.43396431470351</text:p>
          </table:table-cell>
          <table:table-cell table:style-name="ce22" office:value-type="float" office:value="0.246998377941069" calcext:value-type="float">
            <text:p>0.246998377941069</text:p>
          </table:table-cell>
          <table:table-cell table:style-name="ce23" office:value-type="float" office:value="9.05660719117252" calcext:value-type="float">
            <text:p>9.05660719117252</text:p>
          </table:table-cell>
          <table:table-cell table:style-name="ce22" office:value-type="float" office:value="0.411663963235115" calcext:value-type="float">
            <text:p>0.411663963235115</text:p>
          </table:table-cell>
          <table:table-cell table:style-name="ce25" office:value-type="float" office:value="10.5856278049157" calcext:value-type="float">
            <text:p>10.5856278049157</text:p>
          </table:table-cell>
          <table:table-cell table:style-name="ce22" office:value-type="float" office:value="0.481164900223441" calcext:value-type="float">
            <text:p>0.481164900223441</text:p>
          </table:table-cell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6" table:formula="of:=[.A24]" office:value-type="float" office:value="23" calcext:value-type="float">
            <text:p>23</text:p>
          </table:table-cell>
          <table:table-cell table:style-name="ce6" office:value-type="float" office:value="6.31868131868132" calcext:value-type="float">
            <text:p>6.31868131868132</text:p>
          </table:table-cell>
          <table:table-cell table:style-name="ce23" office:value-type="float" office:value="7.81020422707778" calcext:value-type="float">
            <text:p>7.81020422707778</text:p>
          </table:table-cell>
          <table:table-cell table:style-name="ce22" office:value-type="float" office:value="0.339574096829469" calcext:value-type="float">
            <text:p>0.339574096829469</text:p>
          </table:table-cell>
          <table:table-cell table:style-name="ce23" office:value-type="float" office:value="6.59659615638331" calcext:value-type="float">
            <text:p>6.59659615638331</text:p>
          </table:table-cell>
          <table:table-cell table:style-name="ce22" office:value-type="float" office:value="0.286808528538405" calcext:value-type="float">
            <text:p>0.286808528538405</text:p>
          </table:table-cell>
          <table:table-cell table:style-name="ce23" office:value-type="float" office:value="5.73394495412844" calcext:value-type="float">
            <text:p>5.73394495412844</text:p>
          </table:table-cell>
          <table:table-cell table:style-name="ce22" office:value-type="float" office:value="0.249301954527323" calcext:value-type="float">
            <text:p>0.249301954527323</text:p>
          </table:table-cell>
          <table:table-cell table:style-name="ce23" office:value-type="float" office:value="5.27803709800325" calcext:value-type="float">
            <text:p>5.27803709800325</text:p>
          </table:table-cell>
          <table:table-cell table:style-name="ce22" office:value-type="float" office:value="0.229479873826228" calcext:value-type="float">
            <text:p>0.229479873826228</text:p>
          </table:table-cell>
          <table:table-cell table:style-name="ce23" office:value-type="float" office:value="8.79672849667209" calcext:value-type="float">
            <text:p>8.79672849667209</text:p>
          </table:table-cell>
          <table:table-cell table:style-name="ce22" office:value-type="float" office:value="0.382466456377047" calcext:value-type="float">
            <text:p>0.382466456377047</text:p>
          </table:table-cell>
          <table:table-cell table:style-name="ce23" office:value-type="float" office:value="7.22554229200223" calcext:value-type="float">
            <text:p>7.22554229200223</text:p>
          </table:table-cell>
          <table:table-cell table:style-name="ce22" office:value-type="float" office:value="0.314154012695749" calcext:value-type="float">
            <text:p>0.314154012695749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6" table:formula="of:=[.A25]" office:value-type="float" office:value="24" calcext:value-type="float">
            <text:p>24</text:p>
          </table:table-cell>
          <table:table-cell table:style-name="ce6" office:value-type="float" office:value="6.38297872340426" calcext:value-type="float">
            <text:p>6.38297872340426</text:p>
          </table:table-cell>
          <table:table-cell table:style-name="ce23" office:value-type="float" office:value="8.63879575187219" calcext:value-type="float">
            <text:p>8.63879575187219</text:p>
          </table:table-cell>
          <table:table-cell table:style-name="ce22" office:value-type="float" office:value="0.359949822994675" calcext:value-type="float">
            <text:p>0.359949822994675</text:p>
          </table:table-cell>
          <table:table-cell table:style-name="ce23" office:value-type="float" office:value="8.37430344986409" calcext:value-type="float">
            <text:p>8.37430344986409</text:p>
          </table:table-cell>
          <table:table-cell table:style-name="ce22" office:value-type="float" office:value="0.348929310411004" calcext:value-type="float">
            <text:p>0.348929310411004</text:p>
          </table:table-cell>
          <table:table-cell table:style-name="ce23" office:value-type="float" office:value="5.9616028067226" calcext:value-type="float">
            <text:p>5.9616028067226</text:p>
          </table:table-cell>
          <table:table-cell table:style-name="ce22" office:value-type="float" office:value="0.248400116946775" calcext:value-type="float">
            <text:p>0.248400116946775</text:p>
          </table:table-cell>
          <table:table-cell table:style-name="ce23" office:value-type="float" office:value="5.36367984195023" calcext:value-type="float">
            <text:p>5.36367984195023</text:p>
          </table:table-cell>
          <table:table-cell table:style-name="ce22" office:value-type="float" office:value="0.22348666008126" calcext:value-type="float">
            <text:p>0.22348666008126</text:p>
          </table:table-cell>
          <table:table-cell table:style-name="ce23" office:value-type="float" office:value="8.93946640325039" calcext:value-type="float">
            <text:p>8.93946640325039</text:p>
          </table:table-cell>
          <table:table-cell table:style-name="ce22" office:value-type="float" office:value="0.3724777668021" calcext:value-type="float">
            <text:p>0.3724777668021</text:p>
          </table:table-cell>
          <table:table-cell table:style-name="ce23" office:value-type="float" office:value="7.43835463595453" calcext:value-type="float">
            <text:p>7.43835463595453</text:p>
          </table:table-cell>
          <table:table-cell table:style-name="ce22" office:value-type="float" office:value="0.309931443164772" calcext:value-type="float">
            <text:p>0.309931443164772</text:p>
          </table:table-cell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6" table:formula="of:=[.A26]" office:value-type="float" office:value="25" calcext:value-type="float">
            <text:p>25</text:p>
          </table:table-cell>
          <table:table-cell table:style-name="ce6" office:value-type="float" office:value="6.44329896907217" calcext:value-type="float">
            <text:p>6.44329896907217</text:p>
          </table:table-cell>
          <table:table-cell table:style-name="ce23" office:value-type="float" office:value="11.9967009072505" calcext:value-type="float">
            <text:p>11.9967009072505</text:p>
          </table:table-cell>
          <table:table-cell table:style-name="ce22" office:value-type="float" office:value="0.47986803629002" calcext:value-type="float">
            <text:p>0.47986803629002</text:p>
          </table:table-cell>
          <table:table-cell table:style-name="ce23" office:value-type="float" office:value="9.39709786294333" calcext:value-type="float">
            <text:p>9.39709786294333</text:p>
          </table:table-cell>
          <table:table-cell table:style-name="ce22" office:value-type="float" office:value="0.375883914517733" calcext:value-type="float">
            <text:p>0.375883914517733</text:p>
          </table:table-cell>
          <table:table-cell table:style-name="ce23" office:value-type="float" office:value="5.64707742566681" calcext:value-type="float">
            <text:p>5.64707742566681</text:p>
          </table:table-cell>
          <table:table-cell table:style-name="ce22" office:value-type="float" office:value="0.225883097026673" calcext:value-type="float">
            <text:p>0.225883097026673</text:p>
          </table:table-cell>
          <table:table-cell table:style-name="ce23" office:value-type="float" office:value="5.15943736335553" calcext:value-type="float">
            <text:p>5.15943736335553</text:p>
          </table:table-cell>
          <table:table-cell table:style-name="ce22" office:value-type="float" office:value="0.206377494534221" calcext:value-type="float">
            <text:p>0.206377494534221</text:p>
          </table:table-cell>
          <table:table-cell table:style-name="ce23" office:value-type="float" office:value="8.59906227225921" calcext:value-type="float">
            <text:p>8.59906227225921</text:p>
          </table:table-cell>
          <table:table-cell table:style-name="ce22" office:value-type="float" office:value="0.343962490890368" calcext:value-type="float">
            <text:p>0.343962490890368</text:p>
          </table:table-cell>
          <table:table-cell table:style-name="ce23" office:value-type="float" office:value="9.75788253948893" calcext:value-type="float">
            <text:p>9.75788253948893</text:p>
          </table:table-cell>
          <table:table-cell table:style-name="ce22" office:value-type="float" office:value="0.390315301579557" calcext:value-type="float">
            <text:p>0.390315301579557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 table:formula="of:=[.A27]" office:value-type="float" office:value="26" calcext:value-type="float">
            <text:p>26</text:p>
          </table:table-cell>
          <table:table-cell table:style-name="ce6" office:value-type="float" office:value="6.5" calcext:value-type="float">
            <text:p>6.5</text:p>
          </table:table-cell>
          <table:table-cell table:style-name="ce23" office:value-type="float" office:value="8.63712625535232" calcext:value-type="float">
            <text:p>8.63712625535232</text:p>
          </table:table-cell>
          <table:table-cell table:style-name="ce22" office:value-type="float" office:value="0.332197163667397" calcext:value-type="float">
            <text:p>0.332197163667397</text:p>
          </table:table-cell>
          <table:table-cell table:style-name="ce23" office:value-type="float" office:value="7.31435258836652" calcext:value-type="float">
            <text:p>7.31435258836652</text:p>
          </table:table-cell>
          <table:table-cell table:style-name="ce22" office:value-type="float" office:value="0.281321253398712" calcext:value-type="float">
            <text:p>0.281321253398712</text:p>
          </table:table-cell>
          <table:table-cell table:style-name="ce23" office:value-type="float" office:value="6.75278721292213" calcext:value-type="float">
            <text:p>6.75278721292213</text:p>
          </table:table-cell>
          <table:table-cell table:style-name="ce22" office:value-type="float" office:value="0.25972258511239" calcext:value-type="float">
            <text:p>0.25972258511239</text:p>
          </table:table-cell>
          <table:table-cell table:style-name="ce23" office:value-type="float" office:value="5.93257627068368" calcext:value-type="float">
            <text:p>5.93257627068368</text:p>
          </table:table-cell>
          <table:table-cell table:style-name="ce22" office:value-type="float" office:value="0.228176010410911" calcext:value-type="float">
            <text:p>0.228176010410911</text:p>
          </table:table-cell>
          <table:table-cell table:style-name="ce23" office:value-type="float" office:value="9.88762711780613" calcext:value-type="float">
            <text:p>9.88762711780613</text:p>
          </table:table-cell>
          <table:table-cell table:style-name="ce22" office:value-type="float" office:value="0.380293350684851" calcext:value-type="float">
            <text:p>0.380293350684851</text:p>
          </table:table-cell>
          <table:table-cell table:style-name="ce23" office:value-type="float" office:value="7.70292390153096" calcext:value-type="float">
            <text:p>7.70292390153096</text:p>
          </table:table-cell>
          <table:table-cell table:style-name="ce22" office:value-type="float" office:value="0.296266303905037" calcext:value-type="float">
            <text:p>0.296266303905037</text:p>
          </table:table-cell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6" table:formula="of:=[.A28]" office:value-type="float" office:value="27" calcext:value-type="float">
            <text:p>27</text:p>
          </table:table-cell>
          <table:table-cell table:style-name="ce6" office:value-type="float" office:value="6.55339805825243" calcext:value-type="float">
            <text:p>6.55339805825243</text:p>
          </table:table-cell>
          <table:table-cell table:style-name="ce23" office:value-type="float" office:value="9.87693340971495" calcext:value-type="float">
            <text:p>9.87693340971495</text:p>
          </table:table-cell>
          <table:table-cell table:style-name="ce22" office:value-type="float" office:value="0.365812348507961" calcext:value-type="float">
            <text:p>0.365812348507961</text:p>
          </table:table-cell>
          <table:table-cell table:style-name="ce23" office:value-type="float" office:value="7.68760150036356" calcext:value-type="float">
            <text:p>7.68760150036356</text:p>
          </table:table-cell>
          <table:table-cell table:style-name="ce22" office:value-type="float" office:value="0.284725981494947" calcext:value-type="float">
            <text:p>0.284725981494947</text:p>
          </table:table-cell>
          <table:table-cell table:style-name="ce23" office:value-type="float" office:value="6.77087036153062" calcext:value-type="float">
            <text:p>6.77087036153062</text:p>
          </table:table-cell>
          <table:table-cell table:style-name="ce22" office:value-type="float" office:value="0.250772976352986" calcext:value-type="float">
            <text:p>0.250772976352986</text:p>
          </table:table-cell>
          <table:table-cell table:style-name="ce23" office:value-type="float" office:value="6.07017117882724" calcext:value-type="float">
            <text:p>6.07017117882724</text:p>
          </table:table-cell>
          <table:table-cell table:style-name="ce22" office:value-type="float" office:value="0.224821154771379" calcext:value-type="float">
            <text:p>0.224821154771379</text:p>
          </table:table-cell>
          <table:table-cell table:style-name="ce23" office:value-type="float" office:value="10.1169519647121" calcext:value-type="float">
            <text:p>10.1169519647121</text:p>
          </table:table-cell>
          <table:table-cell table:style-name="ce22" office:value-type="float" office:value="0.374701924618966" calcext:value-type="float">
            <text:p>0.374701924618966</text:p>
          </table:table-cell>
          <table:table-cell table:style-name="ce23" office:value-type="float" office:value="8.52884526542477" calcext:value-type="float">
            <text:p>8.52884526542477</text:p>
          </table:table-cell>
          <table:table-cell table:style-name="ce22" office:value-type="float" office:value="0.315883157978695" calcext:value-type="float">
            <text:p>0.315883157978695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6" table:formula="of:=[.A29]" office:value-type="float" office:value="28" calcext:value-type="float">
            <text:p>28</text:p>
          </table:table-cell>
          <table:table-cell table:style-name="ce6" office:value-type="float" office:value="6.60377358490566" calcext:value-type="float">
            <text:p>6.60377358490566</text:p>
          </table:table-cell>
          <table:table-cell table:style-name="ce23" office:value-type="float" office:value="11.4371819927288" calcext:value-type="float">
            <text:p>11.4371819927288</text:p>
          </table:table-cell>
          <table:table-cell table:style-name="ce22" office:value-type="float" office:value="0.4084707854546" calcext:value-type="float">
            <text:p>0.4084707854546</text:p>
          </table:table-cell>
          <table:table-cell table:style-name="ce23" office:value-type="float" office:value="9.1634181076778" calcext:value-type="float">
            <text:p>9.1634181076778</text:p>
          </table:table-cell>
          <table:table-cell table:style-name="ce22" office:value-type="float" office:value="0.327264932417064" calcext:value-type="float">
            <text:p>0.327264932417064</text:p>
          </table:table-cell>
          <table:table-cell table:style-name="ce23" office:value-type="float" office:value="6.69835547000267" calcext:value-type="float">
            <text:p>6.69835547000267</text:p>
          </table:table-cell>
          <table:table-cell table:style-name="ce22" office:value-type="float" office:value="0.239226981071524" calcext:value-type="float">
            <text:p>0.239226981071524</text:p>
          </table:table-cell>
          <table:table-cell table:style-name="ce23" office:value-type="float" office:value="6.08630378770972" calcext:value-type="float">
            <text:p>6.08630378770972</text:p>
          </table:table-cell>
          <table:table-cell table:style-name="ce22" office:value-type="float" office:value="0.217367992418204" calcext:value-type="float">
            <text:p>0.217367992418204</text:p>
          </table:table-cell>
          <table:table-cell table:style-name="ce23" office:value-type="float" office:value="10.1438396461829" calcext:value-type="float">
            <text:p>10.1438396461829</text:p>
          </table:table-cell>
          <table:table-cell table:style-name="ce22" office:value-type="float" office:value="0.362279987363674" calcext:value-type="float">
            <text:p>0.362279987363674</text:p>
          </table:table-cell>
          <table:table-cell table:style-name="ce23" office:value-type="float" office:value="10.1386245688444" calcext:value-type="float">
            <text:p>10.1386245688444</text:p>
          </table:table-cell>
          <table:table-cell table:style-name="ce22" office:value-type="float" office:value="0.362093734601587" calcext:value-type="float">
            <text:p>0.362093734601587</text:p>
          </table:table-cell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6" table:formula="of:=[.A30]" office:value-type="float" office:value="29" calcext:value-type="float">
            <text:p>29</text:p>
          </table:table-cell>
          <table:table-cell table:style-name="ce6" office:value-type="float" office:value="6.65137614678899" calcext:value-type="float">
            <text:p>6.65137614678899</text:p>
          </table:table-cell>
          <table:table-cell table:style-name="ce23" office:value-type="float" office:value="8.76046053741045" calcext:value-type="float">
            <text:p>8.76046053741045</text:p>
          </table:table-cell>
          <table:table-cell table:style-name="ce22" office:value-type="float" office:value="0.302084846117602" calcext:value-type="float">
            <text:p>0.302084846117602</text:p>
          </table:table-cell>
          <table:table-cell table:style-name="ce23" office:value-type="float" office:value="7.99714768399271" calcext:value-type="float">
            <text:p>7.99714768399271</text:p>
          </table:table-cell>
          <table:table-cell table:style-name="ce22" office:value-type="float" office:value="0.275763713241128" calcext:value-type="float">
            <text:p>0.275763713241128</text:p>
          </table:table-cell>
          <table:table-cell table:style-name="ce23" office:value-type="float" office:value="7.49265017846556" calcext:value-type="float">
            <text:p>7.49265017846556</text:p>
          </table:table-cell>
          <table:table-cell table:style-name="ce22" office:value-type="float" office:value="0.258367247533295" calcext:value-type="float">
            <text:p>0.258367247533295</text:p>
          </table:table-cell>
          <table:table-cell table:style-name="ce23" office:value-type="float" office:value="6.38930005217928" calcext:value-type="float">
            <text:p>6.38930005217928</text:p>
          </table:table-cell>
          <table:table-cell table:style-name="ce22" office:value-type="float" office:value="0.220320691454458" calcext:value-type="float">
            <text:p>0.220320691454458</text:p>
          </table:table-cell>
          <table:table-cell table:style-name="ce23" office:value-type="float" office:value="10.6488334202988" calcext:value-type="float">
            <text:p>10.6488334202988</text:p>
          </table:table-cell>
          <table:table-cell table:style-name="ce22" office:value-type="float" office:value="0.367201152424097" calcext:value-type="float">
            <text:p>0.367201152424097</text:p>
          </table:table-cell>
          <table:table-cell table:style-name="ce23" office:value-type="float" office:value="8.13613103239028" calcext:value-type="float">
            <text:p>8.13613103239028</text:p>
          </table:table-cell>
          <table:table-cell table:style-name="ce22" office:value-type="float" office:value="0.280556242496216" calcext:value-type="float">
            <text:p>0.280556242496216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6" table:formula="of:=[.A31]" office:value-type="float" office:value="30" calcext:value-type="float">
            <text:p>30</text:p>
          </table:table-cell>
          <table:table-cell table:style-name="ce6" office:value-type="float" office:value="6.69642857142857" calcext:value-type="float">
            <text:p>6.69642857142857</text:p>
          </table:table-cell>
          <table:table-cell table:style-name="ce23" office:value-type="float" office:value="9.65959584250995" calcext:value-type="float">
            <text:p>9.65959584250995</text:p>
          </table:table-cell>
          <table:table-cell table:style-name="ce22" office:value-type="float" office:value="0.321986528083665" calcext:value-type="float">
            <text:p>0.321986528083665</text:p>
          </table:table-cell>
          <table:table-cell table:style-name="ce23" office:value-type="float" office:value="7.53085296323375" calcext:value-type="float">
            <text:p>7.53085296323375</text:p>
          </table:table-cell>
          <table:table-cell table:style-name="ce22" office:value-type="float" office:value="0.251028432107792" calcext:value-type="float">
            <text:p>0.251028432107792</text:p>
          </table:table-cell>
          <table:table-cell table:style-name="ce23" office:value-type="float" office:value="7.33187551208568" calcext:value-type="float">
            <text:p>7.33187551208568</text:p>
          </table:table-cell>
          <table:table-cell table:style-name="ce22" office:value-type="float" office:value="0.244395850402856" calcext:value-type="float">
            <text:p>0.244395850402856</text:p>
          </table:table-cell>
          <table:table-cell table:style-name="ce23" office:value-type="float" office:value="5.93528315628466" calcext:value-type="float">
            <text:p>5.93528315628466</text:p>
          </table:table-cell>
          <table:table-cell table:style-name="ce22" office:value-type="float" office:value="0.197842771876155" calcext:value-type="float">
            <text:p>0.197842771876155</text:p>
          </table:table-cell>
          <table:table-cell table:style-name="ce23" office:value-type="float" office:value="9.89213859380777" calcext:value-type="float">
            <text:p>9.89213859380777</text:p>
          </table:table-cell>
          <table:table-cell table:style-name="ce22" office:value-type="float" office:value="0.329737953126926" calcext:value-type="float">
            <text:p>0.329737953126926</text:p>
          </table:table-cell>
          <table:table-cell table:style-name="ce23" office:value-type="float" office:value="8.94933001213753" calcext:value-type="float">
            <text:p>8.94933001213753</text:p>
          </table:table-cell>
          <table:table-cell table:style-name="ce22" office:value-type="float" office:value="0.298311000404584" calcext:value-type="float">
            <text:p>0.298311000404584</text:p>
          </table:table-cell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6" table:formula="of:=[.A32]" office:value-type="float" office:value="31" calcext:value-type="float">
            <text:p>31</text:p>
          </table:table-cell>
          <table:table-cell table:style-name="ce6" office:value-type="float" office:value="6.73913043478261" calcext:value-type="float">
            <text:p>6.73913043478261</text:p>
          </table:table-cell>
          <table:table-cell table:style-name="ce23" office:value-type="float" office:value="10.420615102858" calcext:value-type="float">
            <text:p>10.420615102858</text:p>
          </table:table-cell>
          <table:table-cell table:style-name="ce22" office:value-type="float" office:value="0.336148874285741" calcext:value-type="float">
            <text:p>0.336148874285741</text:p>
          </table:table-cell>
          <table:table-cell table:style-name="ce23" office:value-type="float" office:value="7.83475202193731" calcext:value-type="float">
            <text:p>7.83475202193731</text:p>
          </table:table-cell>
          <table:table-cell table:style-name="ce22" office:value-type="float" office:value="0.252733936191526" calcext:value-type="float">
            <text:p>0.252733936191526</text:p>
          </table:table-cell>
          <table:table-cell table:style-name="ce23" office:value-type="float" office:value="7.34545394446286" calcext:value-type="float">
            <text:p>7.34545394446286</text:p>
          </table:table-cell>
          <table:table-cell table:style-name="ce22" office:value-type="float" office:value="0.236950127240737" calcext:value-type="float">
            <text:p>0.236950127240737</text:p>
          </table:table-cell>
          <table:table-cell table:style-name="ce23" office:value-type="float" office:value="6.54862765321742" calcext:value-type="float">
            <text:p>6.54862765321742</text:p>
          </table:table-cell>
          <table:table-cell table:style-name="ce22" office:value-type="float" office:value="0.211246053329594" calcext:value-type="float">
            <text:p>0.211246053329594</text:p>
          </table:table-cell>
          <table:table-cell table:style-name="ce23" office:value-type="float" office:value="10.914379422029" calcext:value-type="float">
            <text:p>10.914379422029</text:p>
          </table:table-cell>
          <table:table-cell table:style-name="ce22" office:value-type="float" office:value="0.352076755549324" calcext:value-type="float">
            <text:p>0.352076755549324</text:p>
          </table:table-cell>
          <table:table-cell table:style-name="ce23" office:value-type="float" office:value="9.56363904435337" calcext:value-type="float">
            <text:p>9.56363904435337</text:p>
          </table:table-cell>
          <table:table-cell table:style-name="ce22" office:value-type="float" office:value="0.308504485301721" calcext:value-type="float">
            <text:p>0.308504485301721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6" table:formula="of:=[.A33]" office:value-type="float" office:value="32" calcext:value-type="float">
            <text:p>32</text:p>
          </table:table-cell>
          <table:table-cell table:style-name="ce6" office:value-type="float" office:value="6.77966101694915" calcext:value-type="float">
            <text:p>6.77966101694915</text:p>
          </table:table-cell>
          <table:table-cell table:style-name="ce23" office:value-type="float" office:value="9.48360580918274" calcext:value-type="float">
            <text:p>9.48360580918274</text:p>
          </table:table-cell>
          <table:table-cell table:style-name="ce22" office:value-type="float" office:value="0.296362681536961" calcext:value-type="float">
            <text:p>0.296362681536961</text:p>
          </table:table-cell>
          <table:table-cell table:style-name="ce23" office:value-type="float" office:value="8.71534063364158" calcext:value-type="float">
            <text:p>8.71534063364158</text:p>
          </table:table-cell>
          <table:table-cell table:style-name="ce22" office:value-type="float" office:value="0.272354394801299" calcext:value-type="float">
            <text:p>0.272354394801299</text:p>
          </table:table-cell>
          <table:table-cell table:style-name="ce23" office:value-type="float" office:value="7.37395151626878" calcext:value-type="float">
            <text:p>7.37395151626878</text:p>
          </table:table-cell>
          <table:table-cell table:style-name="ce22" office:value-type="float" office:value="0.230435984883399" calcext:value-type="float">
            <text:p>0.230435984883399</text:p>
          </table:table-cell>
          <table:table-cell table:style-name="ce23" office:value-type="float" office:value="6.6022579722265" calcext:value-type="float">
            <text:p>6.6022579722265</text:p>
          </table:table-cell>
          <table:table-cell table:style-name="ce22" office:value-type="float" office:value="0.206320561632078" calcext:value-type="float">
            <text:p>0.206320561632078</text:p>
          </table:table-cell>
          <table:table-cell table:style-name="ce23" office:value-type="float" office:value="11.0037632870442" calcext:value-type="float">
            <text:p>11.0037632870442</text:p>
          </table:table-cell>
          <table:table-cell table:style-name="ce22" office:value-type="float" office:value="0.34386760272013" calcext:value-type="float">
            <text:p>0.34386760272013</text:p>
          </table:table-cell>
          <table:table-cell table:style-name="ce23" office:value-type="float" office:value="9.52386621348937" calcext:value-type="float">
            <text:p>9.52386621348937</text:p>
          </table:table-cell>
          <table:table-cell table:style-name="ce22" office:value-type="float" office:value="0.297620819171543" calcext:value-type="float">
            <text:p>0.297620819171543</text:p>
          </table:table-cell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6" table:formula="of:=[.A34]" office:value-type="float" office:value="33" calcext:value-type="float">
            <text:p>33</text:p>
          </table:table-cell>
          <table:table-cell table:style-name="ce6" office:value-type="float" office:value="6.81818181818182" calcext:value-type="float">
            <text:p>6.81818181818182</text:p>
          </table:table-cell>
          <table:table-cell table:style-name="ce23" office:value-type="float" office:value="13.353898336772" calcext:value-type="float">
            <text:p>13.353898336772</text:p>
          </table:table-cell>
          <table:table-cell table:style-name="ce22" office:value-type="float" office:value="0.404663585962787" calcext:value-type="float">
            <text:p>0.404663585962787</text:p>
          </table:table-cell>
          <table:table-cell table:style-name="ce23" office:value-type="float" office:value="10.1330811322029" calcext:value-type="float">
            <text:p>10.1330811322029</text:p>
          </table:table-cell>
          <table:table-cell table:style-name="ce22" office:value-type="float" office:value="0.30706306461221" calcext:value-type="float">
            <text:p>0.30706306461221</text:p>
          </table:table-cell>
          <table:table-cell table:style-name="ce23" office:value-type="float" office:value="7.01623908536307" calcext:value-type="float">
            <text:p>7.01623908536307</text:p>
          </table:table-cell>
          <table:table-cell table:style-name="ce22" office:value-type="float" office:value="0.212613305617063" calcext:value-type="float">
            <text:p>0.212613305617063</text:p>
          </table:table-cell>
          <table:table-cell table:style-name="ce23" office:value-type="float" office:value="6.45228935291603" calcext:value-type="float">
            <text:p>6.45228935291603</text:p>
          </table:table-cell>
          <table:table-cell table:style-name="ce22" office:value-type="float" office:value="0.195523919785334" calcext:value-type="float">
            <text:p>0.195523919785334</text:p>
          </table:table-cell>
          <table:table-cell table:style-name="ce23" office:value-type="float" office:value="10.7538155881934" calcext:value-type="float">
            <text:p>10.7538155881934</text:p>
          </table:table-cell>
          <table:table-cell table:style-name="ce22" office:value-type="float" office:value="0.325873199642224" calcext:value-type="float">
            <text:p>0.325873199642224</text:p>
          </table:table-cell>
          <table:table-cell table:style-name="ce23" office:value-type="float" office:value="10.6800523322564" calcext:value-type="float">
            <text:p>10.6800523322564</text:p>
          </table:table-cell>
          <table:table-cell table:style-name="ce22" office:value-type="float" office:value="0.323637949462316" calcext:value-type="float">
            <text:p>0.323637949462316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6" table:formula="of:=[.A35]" office:value-type="float" office:value="34" calcext:value-type="float">
            <text:p>34</text:p>
          </table:table-cell>
          <table:table-cell table:style-name="ce6" office:value-type="float" office:value="6.85483870967742" calcext:value-type="float">
            <text:p>6.85483870967742</text:p>
          </table:table-cell>
          <table:table-cell table:style-name="ce23" office:value-type="float" office:value="11.602004826434" calcext:value-type="float">
            <text:p>11.602004826434</text:p>
          </table:table-cell>
          <table:table-cell table:style-name="ce22" office:value-type="float" office:value="0.341235436071588" calcext:value-type="float">
            <text:p>0.341235436071588</text:p>
          </table:table-cell>
          <table:table-cell table:style-name="ce23" office:value-type="float" office:value="8.39006825670113" calcext:value-type="float">
            <text:p>8.39006825670113</text:p>
          </table:table-cell>
          <table:table-cell table:style-name="ce22" office:value-type="float" office:value="0.246766713432386" calcext:value-type="float">
            <text:p>0.246766713432386</text:p>
          </table:table-cell>
          <table:table-cell table:style-name="ce23" office:value-type="float" office:value="8.24627500296351" calcext:value-type="float">
            <text:p>8.24627500296351</text:p>
          </table:table-cell>
          <table:table-cell table:style-name="ce22" office:value-type="float" office:value="0.242537500087162" calcext:value-type="float">
            <text:p>0.242537500087162</text:p>
          </table:table-cell>
          <table:table-cell table:style-name="ce23" office:value-type="float" office:value="6.95870011481855" calcext:value-type="float">
            <text:p>6.95870011481855</text:p>
          </table:table-cell>
          <table:table-cell table:style-name="ce22" office:value-type="float" office:value="0.20466765043584" calcext:value-type="float">
            <text:p>0.20466765043584</text:p>
          </table:table-cell>
          <table:table-cell table:style-name="ce23" office:value-type="float" office:value="11.5978335246976" calcext:value-type="float">
            <text:p>11.5978335246976</text:p>
          </table:table-cell>
          <table:table-cell table:style-name="ce22" office:value-type="float" office:value="0.3411127507264" calcext:value-type="float">
            <text:p>0.3411127507264</text:p>
          </table:table-cell>
          <table:table-cell table:style-name="ce23" office:value-type="float" office:value="8.51578702726294" calcext:value-type="float">
            <text:p>8.51578702726294</text:p>
          </table:table-cell>
          <table:table-cell table:style-name="ce22" office:value-type="float" office:value="0.250464324331263" calcext:value-type="float">
            <text:p>0.250464324331263</text:p>
          </table:table-cell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6" table:formula="of:=[.A36]" office:value-type="float" office:value="35" calcext:value-type="float">
            <text:p>35</text:p>
          </table:table-cell>
          <table:table-cell table:style-name="ce6" office:value-type="float" office:value="6.88976377952756" calcext:value-type="float">
            <text:p>6.88976377952756</text:p>
          </table:table-cell>
          <table:table-cell table:style-name="ce23" office:value-type="float" office:value="10.198423068833" calcext:value-type="float">
            <text:p>10.198423068833</text:p>
          </table:table-cell>
          <table:table-cell table:style-name="ce22" office:value-type="float" office:value="0.291383516252371" calcext:value-type="float">
            <text:p>0.291383516252371</text:p>
          </table:table-cell>
          <table:table-cell table:style-name="ce23" office:value-type="float" office:value="8.67589565066506" calcext:value-type="float">
            <text:p>8.67589565066506</text:p>
          </table:table-cell>
          <table:table-cell table:style-name="ce22" office:value-type="float" office:value="0.247882732876145" calcext:value-type="float">
            <text:p>0.247882732876145</text:p>
          </table:table-cell>
          <table:table-cell table:style-name="ce23" office:value-type="float" office:value="7.77759954112163" calcext:value-type="float">
            <text:p>7.77759954112163</text:p>
          </table:table-cell>
          <table:table-cell table:style-name="ce22" office:value-type="float" office:value="0.222217129746332" calcext:value-type="float">
            <text:p>0.222217129746332</text:p>
          </table:table-cell>
          <table:table-cell table:style-name="ce23" office:value-type="float" office:value="6.97442275754146" calcext:value-type="float">
            <text:p>6.97442275754146</text:p>
          </table:table-cell>
          <table:table-cell table:style-name="ce22" office:value-type="float" office:value="0.199269221644042" calcext:value-type="float">
            <text:p>0.199269221644042</text:p>
          </table:table-cell>
          <table:table-cell table:style-name="ce23" office:value-type="float" office:value="11.6240379292358" calcext:value-type="float">
            <text:p>11.6240379292358</text:p>
          </table:table-cell>
          <table:table-cell table:style-name="ce22" office:value-type="float" office:value="0.332115369406736" calcext:value-type="float">
            <text:p>0.332115369406736</text:p>
          </table:table-cell>
          <table:table-cell table:style-name="ce23" office:value-type="float" office:value="9.10821124218923" calcext:value-type="float">
            <text:p>9.10821124218923</text:p>
          </table:table-cell>
          <table:table-cell table:style-name="ce22" office:value-type="float" office:value="0.260234606919692" calcext:value-type="float">
            <text:p>0.260234606919692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6" table:formula="of:=[.A37]" office:value-type="float" office:value="36" calcext:value-type="float">
            <text:p>36</text:p>
          </table:table-cell>
          <table:table-cell table:style-name="ce6" office:value-type="float" office:value="6.92307692307692" calcext:value-type="float">
            <text:p>6.92307692307692</text:p>
          </table:table-cell>
          <table:table-cell table:style-name="ce23" office:value-type="float" office:value="9.93820918439602" calcext:value-type="float">
            <text:p>9.93820918439602</text:p>
          </table:table-cell>
          <table:table-cell table:style-name="ce22" office:value-type="float" office:value="0.276061366233223" calcext:value-type="float">
            <text:p>0.276061366233223</text:p>
          </table:table-cell>
          <table:table-cell table:style-name="ce23" office:value-type="float" office:value="9.32843072474133" calcext:value-type="float">
            <text:p>9.32843072474133</text:p>
          </table:table-cell>
          <table:table-cell table:style-name="ce22" office:value-type="float" office:value="0.259123075687259" calcext:value-type="float">
            <text:p>0.259123075687259</text:p>
          </table:table-cell>
          <table:table-cell table:style-name="ce23" office:value-type="float" office:value="7.86266286769006" calcext:value-type="float">
            <text:p>7.86266286769006</text:p>
          </table:table-cell>
          <table:table-cell table:style-name="ce22" office:value-type="float" office:value="0.218407301880279" calcext:value-type="float">
            <text:p>0.218407301880279</text:p>
          </table:table-cell>
          <table:table-cell table:style-name="ce23" office:value-type="float" office:value="7.03284337857796" calcext:value-type="float">
            <text:p>7.03284337857796</text:p>
          </table:table-cell>
          <table:table-cell table:style-name="ce22" office:value-type="float" office:value="0.195356760516054" calcext:value-type="float">
            <text:p>0.195356760516054</text:p>
          </table:table-cell>
          <table:table-cell table:style-name="ce23" office:value-type="float" office:value="11.7214056309633" calcext:value-type="float">
            <text:p>11.7214056309633</text:p>
          </table:table-cell>
          <table:table-cell table:style-name="ce22" office:value-type="float" office:value="0.325594600860091" calcext:value-type="float">
            <text:p>0.325594600860091</text:p>
          </table:table-cell>
          <table:table-cell table:style-name="ce23" office:value-type="float" office:value="8.97248251767859" calcext:value-type="float">
            <text:p>8.97248251767859</text:p>
          </table:table-cell>
          <table:table-cell table:style-name="ce22" office:value-type="float" office:value="0.249235625491072" calcext:value-type="float">
            <text:p>0.249235625491072</text:p>
          </table:table-cell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6" table:formula="of:=[.A38]" office:value-type="float" office:value="37" calcext:value-type="float">
            <text:p>37</text:p>
          </table:table-cell>
          <table:table-cell table:style-name="ce6" office:value-type="float" office:value="6.95488721804511" calcext:value-type="float">
            <text:p>6.95488721804511</text:p>
          </table:table-cell>
          <table:table-cell table:style-name="ce23" office:value-type="float" office:value="11.1313640095173" calcext:value-type="float">
            <text:p>11.1313640095173</text:p>
          </table:table-cell>
          <table:table-cell table:style-name="ce22" office:value-type="float" office:value="0.3008476759329" calcext:value-type="float">
            <text:p>0.3008476759329</text:p>
          </table:table-cell>
          <table:table-cell table:style-name="ce23" office:value-type="float" office:value="9.79845796767734" calcext:value-type="float">
            <text:p>9.79845796767734</text:p>
          </table:table-cell>
          <table:table-cell table:style-name="ce22" office:value-type="float" office:value="0.264823188315604" calcext:value-type="float">
            <text:p>0.264823188315604</text:p>
          </table:table-cell>
          <table:table-cell table:style-name="ce23" office:value-type="float" office:value="7.79307818795346" calcext:value-type="float">
            <text:p>7.79307818795346</text:p>
          </table:table-cell>
          <table:table-cell table:style-name="ce22" office:value-type="float" office:value="0.210623734809553" calcext:value-type="float">
            <text:p>0.210623734809553</text:p>
          </table:table-cell>
          <table:table-cell table:style-name="ce23" office:value-type="float" office:value="6.73442243909557" calcext:value-type="float">
            <text:p>6.73442243909557</text:p>
          </table:table-cell>
          <table:table-cell table:style-name="ce22" office:value-type="float" office:value="0.182011417272853" calcext:value-type="float">
            <text:p>0.182011417272853</text:p>
          </table:table-cell>
          <table:table-cell table:style-name="ce23" office:value-type="float" office:value="11.2240373984926" calcext:value-type="float">
            <text:p>11.2240373984926</text:p>
          </table:table-cell>
          <table:table-cell table:style-name="ce22" office:value-type="float" office:value="0.303352362121422" calcext:value-type="float">
            <text:p>0.303352362121422</text:p>
          </table:table-cell>
          <table:table-cell table:style-name="ce23" office:value-type="float" office:value="7.86346405250173" calcext:value-type="float">
            <text:p>7.86346405250173</text:p>
          </table:table-cell>
          <table:table-cell table:style-name="ce22" office:value-type="float" office:value="0.21252605547302" calcext:value-type="float">
            <text:p>0.21252605547302</text:p>
          </table:table-cell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6" table:formula="of:=[.A39]" office:value-type="float" office:value="38" calcext:value-type="float">
            <text:p>38</text:p>
          </table:table-cell>
          <table:table-cell table:style-name="ce6" office:value-type="float" office:value="6.98529411764706" calcext:value-type="float">
            <text:p>6.98529411764706</text:p>
          </table:table-cell>
          <table:table-cell table:style-name="ce23" office:value-type="float" office:value="11.5094996532763" calcext:value-type="float">
            <text:p>11.5094996532763</text:p>
          </table:table-cell>
          <table:table-cell table:style-name="ce22" office:value-type="float" office:value="0.302881569823061" calcext:value-type="float">
            <text:p>0.302881569823061</text:p>
          </table:table-cell>
          <table:table-cell table:style-name="ce23" office:value-type="float" office:value="9.34322937044153" calcext:value-type="float">
            <text:p>9.34322937044153</text:p>
          </table:table-cell>
          <table:table-cell table:style-name="ce22" office:value-type="float" office:value="0.245874457116882" calcext:value-type="float">
            <text:p>0.245874457116882</text:p>
          </table:table-cell>
          <table:table-cell table:style-name="ce23" office:value-type="float" office:value="7.7932603884161" calcext:value-type="float">
            <text:p>7.7932603884161</text:p>
          </table:table-cell>
          <table:table-cell table:style-name="ce22" office:value-type="float" office:value="0.20508579969516" calcext:value-type="float">
            <text:p>0.20508579969516</text:p>
          </table:table-cell>
          <table:table-cell table:style-name="ce23" office:value-type="float" office:value="6.58539195429738" calcext:value-type="float">
            <text:p>6.58539195429738</text:p>
          </table:table-cell>
          <table:table-cell table:style-name="ce22" office:value-type="float" office:value="0.173299788270984" calcext:value-type="float">
            <text:p>0.173299788270984</text:p>
          </table:table-cell>
          <table:table-cell table:style-name="ce23" office:value-type="float" office:value="10.9756532571623" calcext:value-type="float">
            <text:p>10.9756532571623</text:p>
          </table:table-cell>
          <table:table-cell table:style-name="ce22" office:value-type="float" office:value="0.288832980451639" calcext:value-type="float">
            <text:p>0.288832980451639</text:p>
          </table:table-cell>
          <table:table-cell table:style-name="ce23" office:value-type="float" office:value="8.38183446924652" calcext:value-type="float">
            <text:p>8.38183446924652</text:p>
          </table:table-cell>
          <table:table-cell table:style-name="ce22" office:value-type="float" office:value="0.220574591295961" calcext:value-type="float">
            <text:p>0.220574591295961</text:p>
          </table:table-cell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6" table:formula="of:=[.A40]" office:value-type="float" office:value="39" calcext:value-type="float">
            <text:p>39</text:p>
          </table:table-cell>
          <table:table-cell table:style-name="ce6" office:value-type="float" office:value="7.01438848920863" calcext:value-type="float">
            <text:p>7.01438848920863</text:p>
          </table:table-cell>
          <table:table-cell table:style-name="ce23" office:value-type="float" office:value="11.6206271943012" calcext:value-type="float">
            <text:p>11.6206271943012</text:p>
          </table:table-cell>
          <table:table-cell table:style-name="ce22" office:value-type="float" office:value="0.297964799853878" calcext:value-type="float">
            <text:p>0.297964799853878</text:p>
          </table:table-cell>
          <table:table-cell table:style-name="ce23" office:value-type="float" office:value="9.98720389500952" calcext:value-type="float">
            <text:p>9.98720389500952</text:p>
          </table:table-cell>
          <table:table-cell table:style-name="ce22" office:value-type="float" office:value="0.25608215115409" calcext:value-type="float">
            <text:p>0.25608215115409</text:p>
          </table:table-cell>
          <table:table-cell table:style-name="ce23" office:value-type="float" office:value="7.15131740675353" calcext:value-type="float">
            <text:p>7.15131740675353</text:p>
          </table:table-cell>
          <table:table-cell table:style-name="ce22" office:value-type="float" office:value="0.18336711299368" calcext:value-type="float">
            <text:p>0.18336711299368</text:p>
          </table:table-cell>
          <table:table-cell table:style-name="ce23" office:value-type="float" office:value="6.1115666491808" calcext:value-type="float">
            <text:p>6.1115666491808</text:p>
          </table:table-cell>
          <table:table-cell table:style-name="ce22" office:value-type="float" office:value="0.156706837158482" calcext:value-type="float">
            <text:p>0.156706837158482</text:p>
          </table:table-cell>
          <table:table-cell table:style-name="ce23" office:value-type="float" office:value="10.1859444153013" calcext:value-type="float">
            <text:p>10.1859444153013</text:p>
          </table:table-cell>
          <table:table-cell table:style-name="ce22" office:value-type="float" office:value="0.261178061930803" calcext:value-type="float">
            <text:p>0.261178061930803</text:p>
          </table:table-cell>
          <table:table-cell table:style-name="ce23" office:value-type="float" office:value="8.09195154269685" calcext:value-type="float">
            <text:p>8.09195154269685</text:p>
          </table:table-cell>
          <table:table-cell table:style-name="ce22" office:value-type="float" office:value="0.207485936992227" calcext:value-type="float">
            <text:p>0.207485936992227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6" table:formula="of:=[.A41]" office:value-type="float" office:value="40" calcext:value-type="float">
            <text:p>40</text:p>
          </table:table-cell>
          <table:table-cell table:style-name="ce6" office:value-type="float" office:value="7.04225352112676" calcext:value-type="float">
            <text:p>7.04225352112676</text:p>
          </table:table-cell>
          <table:table-cell table:style-name="ce23" office:value-type="float" office:value="13.6094463166884" calcext:value-type="float">
            <text:p>13.6094463166884</text:p>
          </table:table-cell>
          <table:table-cell table:style-name="ce22" office:value-type="float" office:value="0.34023615791721" calcext:value-type="float">
            <text:p>0.34023615791721</text:p>
          </table:table-cell>
          <table:table-cell table:style-name="ce23" office:value-type="float" office:value="10.9392484280528" calcext:value-type="float">
            <text:p>10.9392484280528</text:p>
          </table:table-cell>
          <table:table-cell table:style-name="ce22" office:value-type="float" office:value="0.27348121070132" calcext:value-type="float">
            <text:p>0.27348121070132</text:p>
          </table:table-cell>
          <table:table-cell table:style-name="ce23" office:value-type="float" office:value="7.68945372198396" calcext:value-type="float">
            <text:p>7.68945372198396</text:p>
          </table:table-cell>
          <table:table-cell table:style-name="ce22" office:value-type="float" office:value="0.192236343049599" calcext:value-type="float">
            <text:p>0.192236343049599</text:p>
          </table:table-cell>
          <table:table-cell table:style-name="ce23" office:value-type="float" office:value="6.59924438651774" calcext:value-type="float">
            <text:p>6.59924438651774</text:p>
          </table:table-cell>
          <table:table-cell table:style-name="ce22" office:value-type="float" office:value="0.164981109662944" calcext:value-type="float">
            <text:p>0.164981109662944</text:p>
          </table:table-cell>
          <table:table-cell table:style-name="ce23" office:value-type="float" office:value="10.9987406441962" calcext:value-type="float">
            <text:p>10.9987406441962</text:p>
          </table:table-cell>
          <table:table-cell table:style-name="ce22" office:value-type="float" office:value="0.274968516104906" calcext:value-type="float">
            <text:p>0.274968516104906</text:p>
          </table:table-cell>
          <table:table-cell table:style-name="ce23" office:value-type="float" office:value="9.20384797544106" calcext:value-type="float">
            <text:p>9.20384797544106</text:p>
          </table:table-cell>
          <table:table-cell table:style-name="ce22" office:value-type="float" office:value="0.230096199386027" calcext:value-type="float">
            <text:p>0.230096199386027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9"/>
        </table:table-row>
        <table:table-row table:style-name="ro2" table:number-rows-repeated="1048533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Speedups.D2:Speedups.O41">
            <calcext:condition calcext:apply-style-name="Good" calcext:value="=MAX([.D$1:.D$1048576])" calcext:base-cell-address="Speedups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6:11:22.348964695</meta:creation-date>
    <dc:date>2023-04-09T18:31:52.509956987</dc:date>
    <meta:editing-duration>PT1H31M28S</meta:editing-duration>
    <meta:editing-cycles>17</meta:editing-cycles>
    <meta:generator>LibreOffice/7.3.7.2$Linux_X86_64 LibreOffice_project/30$Build-2</meta:generator>
    <meta:document-statistic meta:table-count="3" meta:cell-count="164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'Calibri Light'" fo:font-size="13.1999998092651pt" fo:language="en" fo:country="US" fo:font-weight="bold" style:font-size-asian="13.1999998092651pt" style:font-weight-asian="bold" style:font-size-complex="13.1999998092651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1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11pt" style:font-size-asian="11pt" style:font-size-complex="11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display-label="true" chart:tick-marks-major-inner="false" chart:tick-marks-major-outer="false" chart:logarithmic="false" chart:minimum="0" chart:maximum="40" chart:origin="0" chart:interval-maj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pt" style:font-size-asian="11pt" style:font-size-complex="11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5b9bd5" svg:stroke-opacity="50%" draw:fill-color="#5b9bd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0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ed7d31" svg:stroke-opacity="50%" draw:fill-color="#ed7d3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1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a5a5a5" svg:stroke-opacity="50%" draw:fill-color="#a5a5a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2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svg:stroke-opacity="50%" draw:fill-color="#ff0000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3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4472c4" svg:stroke-opacity="50%" draw:fill-color="#4472c4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4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c55a11" svg:stroke-opacity="50%" draw:fill-color="#c55a1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5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255e91" svg:stroke-opacity="50%" draw:fill-color="#255e9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43.964cm" svg:height="12.948cm" xlink:href=".." xlink:type="simple" chart:class="chart:scatter" chart:style-name="ch1">
        <chart:title svg:x="17.738cm" svg:y="0.339cm" chart:style-name="ch2">
          <text:p>n-Body Speed Up Chart
</text:p>
        </chart:title>
        <chart:legend chart:legend-position="top" svg:x="1.477cm" svg:y="1.875cm" style:legend-expansion="custom" svg:width="21.351cm" svg:height="2.412cm" style:legend-expansion-aspect-ratio="8.85199004975124" chart:style-name="ch3"/>
        <chart:plot-area chart:style-name="ch4" table:cell-range-address="Sheet1.B2:Sheet1.C42 Sheet1.B1:Sheet1.D1 Sheet1.H1:Sheet1.H42 Sheet1.K1:Sheet1.K42 Sheet1.N1:Sheet1.N42 Sheet1.Q1:Sheet1.Q42 Sheet1.T1:Sheet1.T42 Sheet1.W1:Sheet1.W42 Sheet1.D2:Sheet1.D41" chart:data-source-has-labels="both" svg:x="0.643cm" svg:y="0.919cm" svg:width="42.758cm" svg:height="11.819cm">
          <chart:coordinate-region svg:x="1.273cm" svg:y="1.158cm" svg:width="41.862cm" svg:height="11.004cm"/>
          <chart:axis chart:dimension="x" chart:name="primary-x" chart:style-name="ch5" chartooo:axis-type="auto">
            <chart:categories table:cell-range-address="Sheet1.B2:Sheet1.B41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Sheet1.C2:Sheet1.C42" chart:label-cell-address="Sheet1.C1:Sheet1.C1" chart:class="chart:scatter">
            <chart:domain table:cell-range-address="Sheet1.B2:Sheet1.B42"/>
            <chart:data-point chart:repeated="41"/>
          </chart:series>
          <chart:series chart:style-name="ch10" chart:values-cell-range-address="Sheet1.H2:Sheet1.H42" chart:label-cell-address="Sheet1.H1:Sheet1.H1" chart:class="chart:scatter">
            <chart:data-point chart:repeated="41"/>
          </chart:series>
          <chart:series chart:style-name="ch11" chart:values-cell-range-address="Sheet1.K2:Sheet1.K42" chart:label-cell-address="Sheet1.K1:Sheet1.K1" chart:class="chart:scatter">
            <chart:data-point chart:repeated="41"/>
          </chart:series>
          <chart:series chart:style-name="ch12" chart:values-cell-range-address="Sheet1.N2:Sheet1.N42" chart:label-cell-address="Sheet1.N1:Sheet1.N1" chart:class="chart:scatter">
            <chart:data-point chart:repeated="41"/>
          </chart:series>
          <chart:series chart:style-name="ch13" chart:values-cell-range-address="Sheet1.Q2:Sheet1.Q42" chart:label-cell-address="Sheet1.Q1:Sheet1.Q1" chart:class="chart:scatter">
            <chart:data-point chart:repeated="41"/>
          </chart:series>
          <chart:series chart:style-name="ch14" chart:values-cell-range-address="Sheet1.T2:Sheet1.T42" chart:label-cell-address="Sheet1.T1:Sheet1.T1" chart:class="chart:scatter">
            <chart:data-point chart:repeated="41"/>
          </chart:series>
          <chart:series chart:style-name="ch15" chart:values-cell-range-address="Sheet1.W2:Sheet1.W42" chart:label-cell-address="Sheet1.W1:Sheet1.W1" chart:class="chart:scatter">
            <chart:data-point chart:repeated="41"/>
          </chart:series>
          <chart:series chart:style-name="ch16" chart:values-cell-range-address="Sheet1.D2:Sheet1.D41" chart:label-cell-address="Sheet1.D1:Sheet1.D1" chart:class="chart:scatter">
            <chart:domain table:cell-range-address="Sheet1.B2:Sheet1.B41"/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deal Speed up</text:p>
                <draw:g>
                  <svg:desc>Sheet1.C1:Sheet1.C1</svg:desc>
                </draw:g>
              </table:table-cell>
              <table:table-cell office:value-type="string">
                <text:p>OMP - Static -O0 Speedup</text:p>
                <draw:g>
                  <svg:desc>Sheet1.H1:Sheet1.H1</svg:desc>
                </draw:g>
              </table:table-cell>
              <table:table-cell office:value-type="string">
                <text:p>OMP-Static -O3 Speedup</text:p>
                <draw:g>
                  <svg:desc>Sheet1.K1:Sheet1.K1</svg:desc>
                </draw:g>
              </table:table-cell>
              <table:table-cell office:value-type="string">
                <text:p>OMP - Dynamic -O0 Speedup</text:p>
                <draw:g>
                  <svg:desc>Sheet1.N1:Sheet1.N1</svg:desc>
                </draw:g>
              </table:table-cell>
              <table:table-cell office:value-type="string">
                <text:p>OMP-Dynamic -O3 Speedup</text:p>
                <draw:g>
                  <svg:desc>Sheet1.Q1:Sheet1.Q1</svg:desc>
                </draw:g>
              </table:table-cell>
              <table:table-cell office:value-type="string">
                <text:p>OMP -  Guided -O0 Speedup</text:p>
                <draw:g>
                  <svg:desc>Sheet1.T1:Sheet1.T1</svg:desc>
                </draw:g>
              </table:table-cell>
              <table:table-cell office:value-type="string">
                <text:p>OMP- Guided -O3 Speedup</text:p>
                <draw:g>
                  <svg:desc>Sheet1.W1:Sheet1.W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heoritiacal speedup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:Sheet1.B41</svg:desc>
                </draw:g>
              </table:table-cell>
              <table:table-cell office:value-type="float" office:value="1">
                <text:p>1</text:p>
                <draw:g>
                  <svg:desc>Sheet1.B2:Sheet1.B42</svg:desc>
                </draw:g>
              </table:table-cell>
              <table:table-cell office:value-type="float" office:value="1">
                <text:p>1</text:p>
                <draw:g>
                  <svg:desc>Sheet1.C2:Sheet1.C42</svg:desc>
                </draw:g>
              </table:table-cell>
              <table:table-cell office:value-type="float" office:value="0.994905709676813">
                <text:p>0.994905709676813</text:p>
                <draw:g>
                  <svg:desc>Sheet1.H2:Sheet1.H42</svg:desc>
                </draw:g>
              </table:table-cell>
              <table:table-cell office:value-type="float" office:value="0.991492785340779">
                <text:p>0.991492785340779</text:p>
                <draw:g>
                  <svg:desc>Sheet1.K2:Sheet1.K42</svg:desc>
                </draw:g>
              </table:table-cell>
              <table:table-cell office:value-type="float" office:value="1.00052114645216">
                <text:p>1.00052114645216</text:p>
                <draw:g>
                  <svg:desc>Sheet1.N2:Sheet1.N42</svg:desc>
                </draw:g>
              </table:table-cell>
              <table:table-cell office:value-type="float" office:value="0.991528832109174">
                <text:p>0.991528832109174</text:p>
                <draw:g>
                  <svg:desc>Sheet1.Q2:Sheet1.Q42</svg:desc>
                </draw:g>
              </table:table-cell>
              <table:table-cell office:value-type="float" office:value="1.65254805351529">
                <text:p>1.65254805351529</text:p>
                <draw:g>
                  <svg:desc>Sheet1.T2:Sheet1.T42</svg:desc>
                </draw:g>
              </table:table-cell>
              <table:table-cell office:value-type="float" office:value="0.99162387706343">
                <text:p>0.99162387706343</text:p>
                <draw:g>
                  <svg:desc>Sheet1.W2:Sheet1.W42</svg:desc>
                </draw:g>
              </table:table-cell>
              <table:table-cell office:value-type="float" office:value="1">
                <text:p>1</text:p>
                <draw:g>
                  <svg:desc>Sheet1.B2:Sheet1.B41</svg:desc>
                </draw:g>
              </table:table-cell>
              <table:table-cell office:value-type="float" office:value="1">
                <text:p>1</text:p>
                <draw:g>
                  <svg:desc>Sheet1.D2:Sheet1.D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4340458846467">
                <text:p>1.54340458846467</text:p>
              </table:table-cell>
              <table:table-cell office:value-type="float" office:value="1.44600830912525">
                <text:p>1.44600830912525</text:p>
              </table:table-cell>
              <table:table-cell office:value-type="float" office:value="1.38674953881911">
                <text:p>1.38674953881911</text:p>
              </table:table-cell>
              <table:table-cell office:value-type="float" office:value="1.31317715826821">
                <text:p>1.31317715826821</text:p>
              </table:table-cell>
              <table:table-cell office:value-type="float" office:value="2.18862859711369">
                <text:p>2.18862859711369</text:p>
              </table:table-cell>
              <table:table-cell office:value-type="float" office:value="1.52727668430777">
                <text:p>1.52727668430777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15609886252309">
                <text:p>2.15609886252309</text:p>
              </table:table-cell>
              <table:table-cell office:value-type="float" office:value="2.03682753926622">
                <text:p>2.03682753926622</text:p>
              </table:table-cell>
              <table:table-cell office:value-type="float" office:value="2.52797280912446">
                <text:p>2.52797280912446</text:p>
              </table:table-cell>
              <table:table-cell office:value-type="float" office:value="2.10133881549282">
                <text:p>2.10133881549282</text:p>
              </table:table-cell>
              <table:table-cell office:value-type="float" office:value="3.5022313591547">
                <text:p>3.5022313591547</text:p>
              </table:table-cell>
              <table:table-cell office:value-type="float" office:value="2.43323556457655">
                <text:p>2.43323556457655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18293057988619">
                <text:p>3.18293057988619</text:p>
              </table:table-cell>
              <table:table-cell office:value-type="float" office:value="3.05909209970346">
                <text:p>3.05909209970346</text:p>
              </table:table-cell>
              <table:table-cell office:value-type="float" office:value="2.38575299881696">
                <text:p>2.38575299881696</text:p>
              </table:table-cell>
              <table:table-cell office:value-type="float" office:value="2.19355970869527">
                <text:p>2.19355970869527</text:p>
              </table:table-cell>
              <table:table-cell office:value-type="float" office:value="3.65593284782545">
                <text:p>3.65593284782545</text:p>
              </table:table-cell>
              <table:table-cell office:value-type="float" office:value="2.86776039861869">
                <text:p>2.86776039861869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56350772100764">
                <text:p>3.56350772100764</text:p>
              </table:table-cell>
              <table:table-cell office:value-type="float" office:value="2.85318067231636">
                <text:p>2.85318067231636</text:p>
              </table:table-cell>
              <table:table-cell office:value-type="float" office:value="2.51023233455372">
                <text:p>2.51023233455372</text:p>
              </table:table-cell>
              <table:table-cell office:value-type="float" office:value="2.37861152516571">
                <text:p>2.37861152516571</text:p>
              </table:table-cell>
              <table:table-cell office:value-type="float" office:value="3.96435254194285">
                <text:p>3.96435254194285</text:p>
              </table:table-cell>
              <table:table-cell office:value-type="float" office:value="3.33468110027803">
                <text:p>3.33468110027803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70017302511949">
                <text:p>4.70017302511949</text:p>
              </table:table-cell>
              <table:table-cell office:value-type="float" office:value="4.14697931434881">
                <text:p>4.14697931434881</text:p>
              </table:table-cell>
              <table:table-cell office:value-type="float" office:value="2.82798831758026">
                <text:p>2.82798831758026</text:p>
              </table:table-cell>
              <table:table-cell office:value-type="float" office:value="2.64527375001171">
                <text:p>2.64527375001171</text:p>
              </table:table-cell>
              <table:table-cell office:value-type="float" office:value="4.40878958335285">
                <text:p>4.40878958335285</text:p>
              </table:table-cell>
              <table:table-cell office:value-type="float" office:value="4.17019612953672">
                <text:p>4.17019612953672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02542235534008">
                <text:p>5.02542235534008</text:p>
              </table:table-cell>
              <table:table-cell office:value-type="float" office:value="3.76967298086891">
                <text:p>3.76967298086891</text:p>
              </table:table-cell>
              <table:table-cell office:value-type="float" office:value="3.07706272823151">
                <text:p>3.07706272823151</text:p>
              </table:table-cell>
              <table:table-cell office:value-type="float" office:value="3.04810287347198">
                <text:p>3.04810287347198</text:p>
              </table:table-cell>
              <table:table-cell office:value-type="float" office:value="5.08017145578663">
                <text:p>5.08017145578663</text:p>
              </table:table-cell>
              <table:table-cell office:value-type="float" office:value="5.13893870209679">
                <text:p>5.13893870209679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5005516459174">
                <text:p>5.75005516459174</text:p>
              </table:table-cell>
              <table:table-cell office:value-type="float" office:value="4.95303899899082">
                <text:p>4.95303899899082</text:p>
              </table:table-cell>
              <table:table-cell office:value-type="float" office:value="3.46147722001842">
                <text:p>3.46147722001842</text:p>
              </table:table-cell>
              <table:table-cell office:value-type="float" office:value="3.29565303364862">
                <text:p>3.29565303364862</text:p>
              </table:table-cell>
              <table:table-cell office:value-type="float" office:value="5.49275505608103">
                <text:p>5.49275505608103</text:p>
              </table:table-cell>
              <table:table-cell office:value-type="float" office:value="6.06338511211578">
                <text:p>6.0633851121157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65574871508459">
                <text:p>5.65574871508459</text:p>
              </table:table-cell>
              <table:table-cell office:value-type="float" office:value="4.77287100122901">
                <text:p>4.77287100122901</text:p>
              </table:table-cell>
              <table:table-cell office:value-type="float" office:value="3.21655884493372">
                <text:p>3.21655884493372</text:p>
              </table:table-cell>
              <table:table-cell office:value-type="float" office:value="3.0628320859737">
                <text:p>3.0628320859737</text:p>
              </table:table-cell>
              <table:table-cell office:value-type="float" office:value="5.10472014328949">
                <text:p>5.10472014328949</text:p>
              </table:table-cell>
              <table:table-cell office:value-type="float" office:value="5.71045834755991">
                <text:p>5.71045834755991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34933405846763">
                <text:p>7.34933405846763</text:p>
              </table:table-cell>
              <table:table-cell office:value-type="float" office:value="6.04784602184028">
                <text:p>6.04784602184028</text:p>
              </table:table-cell>
              <table:table-cell office:value-type="float" office:value="3.60686603017504">
                <text:p>3.60686603017504</text:p>
              </table:table-cell>
              <table:table-cell office:value-type="float" office:value="3.4004135753011">
                <text:p>3.4004135753011</text:p>
              </table:table-cell>
              <table:table-cell office:value-type="float" office:value="5.66735595883516">
                <text:p>5.66735595883516</text:p>
              </table:table-cell>
              <table:table-cell office:value-type="float" office:value="6.03401676953827">
                <text:p>6.03401676953827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76001198082492">
                <text:p>5.76001198082492</text:p>
              </table:table-cell>
              <table:table-cell office:value-type="float" office:value="5.02940104024778">
                <text:p>5.02940104024778</text:p>
              </table:table-cell>
              <table:table-cell office:value-type="float" office:value="3.77364364633978">
                <text:p>3.77364364633978</text:p>
              </table:table-cell>
              <table:table-cell office:value-type="float" office:value="3.32088922343773">
                <text:p>3.32088922343773</text:p>
              </table:table-cell>
              <table:table-cell office:value-type="float" office:value="5.53481537239622">
                <text:p>5.53481537239622</text:p>
              </table:table-cell>
              <table:table-cell office:value-type="float" office:value="6.77358583756094">
                <text:p>6.7735858375609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96545257278784">
                <text:p>5.96545257278784</text:p>
              </table:table-cell>
              <table:table-cell office:value-type="float" office:value="6.19609078305679">
                <text:p>6.19609078305679</text:p>
              </table:table-cell>
              <table:table-cell office:value-type="float" office:value="4.37863118515863">
                <text:p>4.37863118515863</text:p>
              </table:table-cell>
              <table:table-cell office:value-type="float" office:value="4.18315599947362">
                <text:p>4.18315599947362</text:p>
              </table:table-cell>
              <table:table-cell office:value-type="float" office:value="6.97192666578937">
                <text:p>6.97192666578937</text:p>
              </table:table-cell>
              <table:table-cell office:value-type="float" office:value="6.46173107083">
                <text:p>6.46173107083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9525979741821">
                <text:p>5.9525979741821</text:p>
              </table:table-cell>
              <table:table-cell office:value-type="float" office:value="5.92855351939934">
                <text:p>5.92855351939934</text:p>
              </table:table-cell>
              <table:table-cell office:value-type="float" office:value="4.09849293291741">
                <text:p>4.09849293291741</text:p>
              </table:table-cell>
              <table:table-cell office:value-type="float" office:value="4.11045829040902">
                <text:p>4.11045829040902</text:p>
              </table:table-cell>
              <table:table-cell office:value-type="float" office:value="6.85076381734836">
                <text:p>6.85076381734836</text:p>
              </table:table-cell>
              <table:table-cell office:value-type="float" office:value="7.29884830256159">
                <text:p>7.29884830256159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35781031565006">
                <text:p>7.35781031565006</text:p>
              </table:table-cell>
              <table:table-cell office:value-type="float" office:value="7.52290961067375">
                <text:p>7.52290961067375</text:p>
              </table:table-cell>
              <table:table-cell office:value-type="float" office:value="4.44750828348418">
                <text:p>4.44750828348418</text:p>
              </table:table-cell>
              <table:table-cell office:value-type="float" office:value="4.07827223996554">
                <text:p>4.07827223996554</text:p>
              </table:table-cell>
              <table:table-cell office:value-type="float" office:value="6.79712039994257">
                <text:p>6.79712039994257</text:p>
              </table:table-cell>
              <table:table-cell office:value-type="float" office:value="7.1811029276459">
                <text:p>7.1811029276459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.18648939992814">
                <text:p>7.18648939992814</text:p>
              </table:table-cell>
              <table:table-cell office:value-type="float" office:value="6.01501498114669">
                <text:p>6.01501498114669</text:p>
              </table:table-cell>
              <table:table-cell office:value-type="float" office:value="4.51943696854246">
                <text:p>4.51943696854246</text:p>
              </table:table-cell>
              <table:table-cell office:value-type="float" office:value="3.99161428365908">
                <text:p>3.99161428365908</text:p>
              </table:table-cell>
              <table:table-cell office:value-type="float" office:value="6.65269047276513">
                <text:p>6.65269047276513</text:p>
              </table:table-cell>
              <table:table-cell office:value-type="float" office:value="6.35086967221574">
                <text:p>6.35086967221574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25528819818545">
                <text:p>7.25528819818545</text:p>
              </table:table-cell>
              <table:table-cell office:value-type="float" office:value="6.6777312964398">
                <text:p>6.6777312964398</text:p>
              </table:table-cell>
              <table:table-cell office:value-type="float" office:value="4.82844533717034">
                <text:p>4.82844533717034</text:p>
              </table:table-cell>
              <table:table-cell office:value-type="float" office:value="4.52946843856956">
                <text:p>4.52946843856956</text:p>
              </table:table-cell>
              <table:table-cell office:value-type="float" office:value="7.54911406428259">
                <text:p>7.54911406428259</text:p>
              </table:table-cell>
              <table:table-cell office:value-type="float" office:value="6.74935564745303">
                <text:p>6.74935564745303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63148676882184">
                <text:p>5.63148676882184</text:p>
              </table:table-cell>
              <table:table-cell office:value-type="float" office:value="5.45397526622217">
                <text:p>5.45397526622217</text:p>
              </table:table-cell>
              <table:table-cell office:value-type="float" office:value="5.05979731716897">
                <text:p>5.05979731716897</text:p>
              </table:table-cell>
              <table:table-cell office:value-type="float" office:value="4.59014763062317">
                <text:p>4.59014763062317</text:p>
              </table:table-cell>
              <table:table-cell office:value-type="float" office:value="7.65024605103862">
                <text:p>7.65024605103862</text:p>
              </table:table-cell>
              <table:table-cell office:value-type="float" office:value="6.5019681999572">
                <text:p>6.5019681999572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31356683997662">
                <text:p>9.31356683997662</text:p>
              </table:table-cell>
              <table:table-cell office:value-type="float" office:value="6.67425863586496">
                <text:p>6.67425863586496</text:p>
              </table:table-cell>
              <table:table-cell office:value-type="float" office:value="5.30386857544057">
                <text:p>5.30386857544057</text:p>
              </table:table-cell>
              <table:table-cell office:value-type="float" office:value="4.79955364151134">
                <text:p>4.79955364151134</text:p>
              </table:table-cell>
              <table:table-cell office:value-type="float" office:value="7.99925606918557">
                <text:p>7.99925606918557</text:p>
              </table:table-cell>
              <table:table-cell office:value-type="float" office:value="8.33987782078993">
                <text:p>8.33987782078993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.1891565951076">
                <text:p>7.1891565951076</text:p>
              </table:table-cell>
              <table:table-cell office:value-type="float" office:value="5.61192815328982">
                <text:p>5.61192815328982</text:p>
              </table:table-cell>
              <table:table-cell office:value-type="float" office:value="4.95940417718215">
                <text:p>4.95940417718215</text:p>
              </table:table-cell>
              <table:table-cell office:value-type="float" office:value="4.54892223712205">
                <text:p>4.54892223712205</text:p>
              </table:table-cell>
              <table:table-cell office:value-type="float" office:value="7.58153706187008">
                <text:p>7.58153706187008</text:p>
              </table:table-cell>
              <table:table-cell office:value-type="float" office:value="6.55855974028103">
                <text:p>6.55855974028103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69856849129068">
                <text:p>9.69856849129068</text:p>
              </table:table-cell>
              <table:table-cell office:value-type="float" office:value="8.44089614180705">
                <text:p>8.44089614180705</text:p>
              </table:table-cell>
              <table:table-cell office:value-type="float" office:value="5.34712892596232">
                <text:p>5.34712892596232</text:p>
              </table:table-cell>
              <table:table-cell office:value-type="float" office:value="4.81470410634076">
                <text:p>4.81470410634076</text:p>
              </table:table-cell>
              <table:table-cell office:value-type="float" office:value="8.02450684390128">
                <text:p>8.02450684390128</text:p>
              </table:table-cell>
              <table:table-cell office:value-type="float" office:value="8.7679720593957">
                <text:p>8.7679720593957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.58066778102483">
                <text:p>7.58066778102483</text:p>
              </table:table-cell>
              <table:table-cell office:value-type="float" office:value="7.13972288950535">
                <text:p>7.13972288950535</text:p>
              </table:table-cell>
              <table:table-cell office:value-type="float" office:value="5.57324674365643">
                <text:p>5.57324674365643</text:p>
              </table:table-cell>
              <table:table-cell office:value-type="float" office:value="4.82806068872286">
                <text:p>4.82806068872286</text:p>
              </table:table-cell>
              <table:table-cell office:value-type="float" office:value="8.0467678145381">
                <text:p>8.0467678145381</text:p>
              </table:table-cell>
              <table:table-cell office:value-type="float" office:value="6.5456271119875">
                <text:p>6.5456271119875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54083537169306">
                <text:p>9.54083537169306</text:p>
              </table:table-cell>
              <table:table-cell office:value-type="float" office:value="7.1582922104359">
                <text:p>7.1582922104359</text:p>
              </table:table-cell>
              <table:table-cell office:value-type="float" office:value="5.928947493241">
                <text:p>5.928947493241</text:p>
              </table:table-cell>
              <table:table-cell office:value-type="float" office:value="5.43396431470351">
                <text:p>5.43396431470351</text:p>
              </table:table-cell>
              <table:table-cell office:value-type="float" office:value="9.05660719117252">
                <text:p>9.05660719117252</text:p>
              </table:table-cell>
              <table:table-cell office:value-type="float" office:value="10.5856278049157">
                <text:p>10.5856278049157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.81020422707778">
                <text:p>7.81020422707778</text:p>
              </table:table-cell>
              <table:table-cell office:value-type="float" office:value="6.59659615638331">
                <text:p>6.59659615638331</text:p>
              </table:table-cell>
              <table:table-cell office:value-type="float" office:value="5.73394495412844">
                <text:p>5.73394495412844</text:p>
              </table:table-cell>
              <table:table-cell office:value-type="float" office:value="5.27803709800325">
                <text:p>5.27803709800325</text:p>
              </table:table-cell>
              <table:table-cell office:value-type="float" office:value="8.79672849667209">
                <text:p>8.79672849667209</text:p>
              </table:table-cell>
              <table:table-cell office:value-type="float" office:value="7.22554229200223">
                <text:p>7.225542292002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63879575187219">
                <text:p>8.63879575187219</text:p>
              </table:table-cell>
              <table:table-cell office:value-type="float" office:value="8.37430344986409">
                <text:p>8.37430344986409</text:p>
              </table:table-cell>
              <table:table-cell office:value-type="float" office:value="5.9616028067226">
                <text:p>5.9616028067226</text:p>
              </table:table-cell>
              <table:table-cell office:value-type="float" office:value="5.36367984195023">
                <text:p>5.36367984195023</text:p>
              </table:table-cell>
              <table:table-cell office:value-type="float" office:value="8.93946640325039">
                <text:p>8.93946640325039</text:p>
              </table:table-cell>
              <table:table-cell office:value-type="float" office:value="7.43835463595453">
                <text:p>7.43835463595453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9967009072505">
                <text:p>11.9967009072505</text:p>
              </table:table-cell>
              <table:table-cell office:value-type="float" office:value="9.39709786294333">
                <text:p>9.39709786294333</text:p>
              </table:table-cell>
              <table:table-cell office:value-type="float" office:value="5.64707742566681">
                <text:p>5.64707742566681</text:p>
              </table:table-cell>
              <table:table-cell office:value-type="float" office:value="5.15943736335553">
                <text:p>5.15943736335553</text:p>
              </table:table-cell>
              <table:table-cell office:value-type="float" office:value="8.59906227225921">
                <text:p>8.59906227225921</text:p>
              </table:table-cell>
              <table:table-cell office:value-type="float" office:value="9.75788253948893">
                <text:p>9.75788253948893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63712625535232">
                <text:p>8.63712625535232</text:p>
              </table:table-cell>
              <table:table-cell office:value-type="float" office:value="7.31435258836652">
                <text:p>7.31435258836652</text:p>
              </table:table-cell>
              <table:table-cell office:value-type="float" office:value="6.75278721292213">
                <text:p>6.75278721292213</text:p>
              </table:table-cell>
              <table:table-cell office:value-type="float" office:value="5.93257627068368">
                <text:p>5.93257627068368</text:p>
              </table:table-cell>
              <table:table-cell office:value-type="float" office:value="9.88762711780613">
                <text:p>9.88762711780613</text:p>
              </table:table-cell>
              <table:table-cell office:value-type="float" office:value="7.70292390153096">
                <text:p>7.7029239015309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87693340971495">
                <text:p>9.87693340971495</text:p>
              </table:table-cell>
              <table:table-cell office:value-type="float" office:value="7.68760150036356">
                <text:p>7.68760150036356</text:p>
              </table:table-cell>
              <table:table-cell office:value-type="float" office:value="6.77087036153062">
                <text:p>6.77087036153062</text:p>
              </table:table-cell>
              <table:table-cell office:value-type="float" office:value="6.07017117882724">
                <text:p>6.07017117882724</text:p>
              </table:table-cell>
              <table:table-cell office:value-type="float" office:value="10.1169519647121">
                <text:p>10.1169519647121</text:p>
              </table:table-cell>
              <table:table-cell office:value-type="float" office:value="8.52884526542477">
                <text:p>8.5288452654247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4371819927288">
                <text:p>11.4371819927288</text:p>
              </table:table-cell>
              <table:table-cell office:value-type="float" office:value="9.1634181076778">
                <text:p>9.1634181076778</text:p>
              </table:table-cell>
              <table:table-cell office:value-type="float" office:value="6.69835547000267">
                <text:p>6.69835547000267</text:p>
              </table:table-cell>
              <table:table-cell office:value-type="float" office:value="6.08630378770972">
                <text:p>6.08630378770972</text:p>
              </table:table-cell>
              <table:table-cell office:value-type="float" office:value="10.1438396461829">
                <text:p>10.1438396461829</text:p>
              </table:table-cell>
              <table:table-cell office:value-type="float" office:value="10.1386245688444">
                <text:p>10.1386245688444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76046053741045">
                <text:p>8.76046053741045</text:p>
              </table:table-cell>
              <table:table-cell office:value-type="float" office:value="7.99714768399271">
                <text:p>7.99714768399271</text:p>
              </table:table-cell>
              <table:table-cell office:value-type="float" office:value="7.49265017846556">
                <text:p>7.49265017846556</text:p>
              </table:table-cell>
              <table:table-cell office:value-type="float" office:value="6.38930005217928">
                <text:p>6.38930005217928</text:p>
              </table:table-cell>
              <table:table-cell office:value-type="float" office:value="10.6488334202988">
                <text:p>10.6488334202988</text:p>
              </table:table-cell>
              <table:table-cell office:value-type="float" office:value="8.13613103239028">
                <text:p>8.13613103239028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65959584250995">
                <text:p>9.65959584250995</text:p>
              </table:table-cell>
              <table:table-cell office:value-type="float" office:value="7.53085296323375">
                <text:p>7.53085296323375</text:p>
              </table:table-cell>
              <table:table-cell office:value-type="float" office:value="7.33187551208568">
                <text:p>7.33187551208568</text:p>
              </table:table-cell>
              <table:table-cell office:value-type="float" office:value="5.93528315628466">
                <text:p>5.93528315628466</text:p>
              </table:table-cell>
              <table:table-cell office:value-type="float" office:value="9.89213859380777">
                <text:p>9.89213859380777</text:p>
              </table:table-cell>
              <table:table-cell office:value-type="float" office:value="8.94933001213753">
                <text:p>8.94933001213753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.420615102858">
                <text:p>10.420615102858</text:p>
              </table:table-cell>
              <table:table-cell office:value-type="float" office:value="7.83475202193731">
                <text:p>7.83475202193731</text:p>
              </table:table-cell>
              <table:table-cell office:value-type="float" office:value="7.34545394446286">
                <text:p>7.34545394446286</text:p>
              </table:table-cell>
              <table:table-cell office:value-type="float" office:value="6.54862765321742">
                <text:p>6.54862765321742</text:p>
              </table:table-cell>
              <table:table-cell office:value-type="float" office:value="10.914379422029">
                <text:p>10.914379422029</text:p>
              </table:table-cell>
              <table:table-cell office:value-type="float" office:value="9.56363904435337">
                <text:p>9.56363904435337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48360580918274">
                <text:p>9.48360580918274</text:p>
              </table:table-cell>
              <table:table-cell office:value-type="float" office:value="8.71534063364158">
                <text:p>8.71534063364158</text:p>
              </table:table-cell>
              <table:table-cell office:value-type="float" office:value="7.37395151626878">
                <text:p>7.37395151626878</text:p>
              </table:table-cell>
              <table:table-cell office:value-type="float" office:value="6.6022579722265">
                <text:p>6.6022579722265</text:p>
              </table:table-cell>
              <table:table-cell office:value-type="float" office:value="11.0037632870442">
                <text:p>11.0037632870442</text:p>
              </table:table-cell>
              <table:table-cell office:value-type="float" office:value="9.52386621348937">
                <text:p>9.52386621348937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.353898336772">
                <text:p>13.353898336772</text:p>
              </table:table-cell>
              <table:table-cell office:value-type="float" office:value="10.1330811322029">
                <text:p>10.1330811322029</text:p>
              </table:table-cell>
              <table:table-cell office:value-type="float" office:value="7.01623908536307">
                <text:p>7.01623908536307</text:p>
              </table:table-cell>
              <table:table-cell office:value-type="float" office:value="6.45228935291603">
                <text:p>6.45228935291603</text:p>
              </table:table-cell>
              <table:table-cell office:value-type="float" office:value="10.7538155881934">
                <text:p>10.7538155881934</text:p>
              </table:table-cell>
              <table:table-cell office:value-type="float" office:value="10.6800523322564">
                <text:p>10.6800523322564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602004826434">
                <text:p>11.602004826434</text:p>
              </table:table-cell>
              <table:table-cell office:value-type="float" office:value="8.39006825670113">
                <text:p>8.39006825670113</text:p>
              </table:table-cell>
              <table:table-cell office:value-type="float" office:value="8.24627500296351">
                <text:p>8.24627500296351</text:p>
              </table:table-cell>
              <table:table-cell office:value-type="float" office:value="6.95870011481855">
                <text:p>6.95870011481855</text:p>
              </table:table-cell>
              <table:table-cell office:value-type="float" office:value="11.5978335246976">
                <text:p>11.5978335246976</text:p>
              </table:table-cell>
              <table:table-cell office:value-type="float" office:value="8.51578702726294">
                <text:p>8.5157870272629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.198423068833">
                <text:p>10.198423068833</text:p>
              </table:table-cell>
              <table:table-cell office:value-type="float" office:value="8.67589565066506">
                <text:p>8.67589565066506</text:p>
              </table:table-cell>
              <table:table-cell office:value-type="float" office:value="7.77759954112163">
                <text:p>7.77759954112163</text:p>
              </table:table-cell>
              <table:table-cell office:value-type="float" office:value="6.97442275754146">
                <text:p>6.97442275754146</text:p>
              </table:table-cell>
              <table:table-cell office:value-type="float" office:value="11.6240379292358">
                <text:p>11.6240379292358</text:p>
              </table:table-cell>
              <table:table-cell office:value-type="float" office:value="9.10821124218923">
                <text:p>9.10821124218923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93820918439602">
                <text:p>9.93820918439602</text:p>
              </table:table-cell>
              <table:table-cell office:value-type="float" office:value="9.32843072474133">
                <text:p>9.32843072474133</text:p>
              </table:table-cell>
              <table:table-cell office:value-type="float" office:value="7.86266286769006">
                <text:p>7.86266286769006</text:p>
              </table:table-cell>
              <table:table-cell office:value-type="float" office:value="7.03284337857796">
                <text:p>7.03284337857796</text:p>
              </table:table-cell>
              <table:table-cell office:value-type="float" office:value="11.7214056309633">
                <text:p>11.7214056309633</text:p>
              </table:table-cell>
              <table:table-cell office:value-type="float" office:value="8.97248251767859">
                <text:p>8.97248251767859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1313640095173">
                <text:p>11.1313640095173</text:p>
              </table:table-cell>
              <table:table-cell office:value-type="float" office:value="9.79845796767734">
                <text:p>9.79845796767734</text:p>
              </table:table-cell>
              <table:table-cell office:value-type="float" office:value="7.79307818795346">
                <text:p>7.79307818795346</text:p>
              </table:table-cell>
              <table:table-cell office:value-type="float" office:value="6.73442243909557">
                <text:p>6.73442243909557</text:p>
              </table:table-cell>
              <table:table-cell office:value-type="float" office:value="11.2240373984926">
                <text:p>11.2240373984926</text:p>
              </table:table-cell>
              <table:table-cell office:value-type="float" office:value="7.86346405250173">
                <text:p>7.86346405250173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5094996532763">
                <text:p>11.5094996532763</text:p>
              </table:table-cell>
              <table:table-cell office:value-type="float" office:value="9.34322937044153">
                <text:p>9.34322937044153</text:p>
              </table:table-cell>
              <table:table-cell office:value-type="float" office:value="7.7932603884161">
                <text:p>7.7932603884161</text:p>
              </table:table-cell>
              <table:table-cell office:value-type="float" office:value="6.58539195429738">
                <text:p>6.58539195429738</text:p>
              </table:table-cell>
              <table:table-cell office:value-type="float" office:value="10.9756532571623">
                <text:p>10.9756532571623</text:p>
              </table:table-cell>
              <table:table-cell office:value-type="float" office:value="8.38183446924652">
                <text:p>8.38183446924652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6206271943012">
                <text:p>11.6206271943012</text:p>
              </table:table-cell>
              <table:table-cell office:value-type="float" office:value="9.98720389500952">
                <text:p>9.98720389500952</text:p>
              </table:table-cell>
              <table:table-cell office:value-type="float" office:value="7.15131740675353">
                <text:p>7.15131740675353</text:p>
              </table:table-cell>
              <table:table-cell office:value-type="float" office:value="6.1115666491808">
                <text:p>6.1115666491808</text:p>
              </table:table-cell>
              <table:table-cell office:value-type="float" office:value="10.1859444153013">
                <text:p>10.1859444153013</text:p>
              </table:table-cell>
              <table:table-cell office:value-type="float" office:value="8.09195154269685">
                <text:p>8.09195154269685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.6094463166884">
                <text:p>13.6094463166884</text:p>
              </table:table-cell>
              <table:table-cell office:value-type="float" office:value="10.9392484280528">
                <text:p>10.9392484280528</text:p>
              </table:table-cell>
              <table:table-cell office:value-type="float" office:value="7.68945372198396">
                <text:p>7.68945372198396</text:p>
              </table:table-cell>
              <table:table-cell office:value-type="float" office:value="6.59924438651774">
                <text:p>6.59924438651774</text:p>
              </table:table-cell>
              <table:table-cell office:value-type="float" office:value="10.9987406441962">
                <text:p>10.9987406441962</text:p>
              </table:table-cell>
              <table:table-cell office:value-type="float" office:value="9.20384797544106">
                <text:p>9.20384797544106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1cm" xlink:href=".." xlink:type="simple" chart:class="chart:line" chart:style-name="ch1">
        <chart:legend chart:legend-position="end" svg:x="11.67cm" svg:y="4.206cm" style:legend-expansion="high" chart:style-name="ch2"/>
        <chart:plot-area chart:style-name="ch3" table:cell-range-address="'Theoritical speedup'.A1:'Theoritical speedup'.B41" chart:data-source-has-labels="both" svg:x="0.32cm" svg:y="0.18cm" svg:width="11.03cm" svg:height="8.65cm">
          <chart:coordinate-region svg:x="0.756cm" svg:y="0.379cm" svg:width="10.594cm" svg:height="7.659cm"/>
          <chart:axis chart:dimension="x" chart:name="primary-x" chart:style-name="ch4" chartooo:axis-type="auto">
            <chartooo:date-scale/>
            <chart:title svg:x="0cm" svg:y="0cm" chart:style-name="ch5">
              <text:p>Title</text:p>
            </chart:title>
            <chart:categories table:cell-range-address="'Theoritical speedup'.A2:'Theoritical speedup'.A41"/>
          </chart:axis>
          <chart:axis chart:dimension="y" chart:name="primary-y" chart:style-name="ch4">
            <chart:title svg:x="0cm" svg:y="0cm" chart:style-name="ch6">
              <text:p>Title</text:p>
            </chart:title>
            <chart:grid chart:style-name="ch7" chart:class="major"/>
          </chart:axis>
          <chart:series chart:style-name="ch8" chart:values-cell-range-address="'Theoritical speedup'.B2:'Theoritical speedup'.B41" chart:label-cell-address="'Theoritical speedup'.B1:'Theoritical speedup'.B1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itical speedup</text:p>
                <draw:g>
                  <svg:desc>'Theoritical speedup'.B1:'Theoritical speedup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heoritical speedup'.A2:'Theoritical speedup'.A41</svg:desc>
                </draw:g>
              </table:table-cell>
              <table:table-cell office:value-type="float" office:value="1">
                <text:p>1</text:p>
                <draw:g>
                  <svg:desc>'Theoritical speedup'.B2:'Theoritical speedup'.B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'Calibri Light'" fo:font-size="13.1999998092651pt" fo:language="en" fo:country="US" fo:font-weight="bold" style:font-size-asian="13.1999998092651pt" style:font-weight-asian="bold" style:font-size-complex="13.1999998092651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1" chart:maximum="40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11pt" style:font-size-asian="11pt" style:font-size-complex="11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display-label="true" chart:tick-marks-major-inner="false" chart:tick-marks-major-outer="false" chart:logarithmic="false" chart:minimum="1" chart:maximum="14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pt" style:font-size-asian="11pt" style:font-size-complex="11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5b9bd5" svg:stroke-opacity="50%" draw:fill-color="#5b9bd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0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ed7d31" svg:stroke-opacity="50%" draw:fill-color="#ed7d3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1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a5a5a5" svg:stroke-opacity="50%" draw:fill-color="#a5a5a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2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svg:stroke-opacity="50%" draw:fill-color="#ff0000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3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4472c4" svg:stroke-opacity="50%" draw:fill-color="#4472c4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4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c55a11" svg:stroke-opacity="50%" draw:fill-color="#c55a1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5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255e91" svg:stroke-opacity="50%" draw:fill-color="#255e9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43.964cm" svg:height="12.948cm" xlink:href=".." xlink:type="simple" chart:class="chart:scatter" chart:style-name="ch1">
        <chart:title svg:x="17.74cm" svg:y="0.339cm" chart:style-name="ch2">
          <text:p>n-Body Speed Up Chart
</text:p>
        </chart:title>
        <chart:legend chart:legend-position="top" svg:x="1.477cm" svg:y="1.875cm" style:legend-expansion="custom" svg:width="21.351cm" svg:height="2.412cm" style:legend-expansion-aspect-ratio="8.85199004975124" chart:style-name="ch3"/>
        <chart:plot-area chart:style-name="ch4" table:cell-range-address="Sheet1.B2:Sheet1.C42 Sheet1.B1:Sheet1.D1 Sheet1.H1:Sheet1.H42 Sheet1.K1:Sheet1.K42 Sheet1.N1:Sheet1.N42 Sheet1.Q1:Sheet1.Q42 Sheet1.T1:Sheet1.T42 Sheet1.W1:Sheet1.W42 Sheet1.D2:Sheet1.D41" chart:data-source-has-labels="both" svg:x="0.643cm" svg:y="1.158cm" svg:width="42.492cm" svg:height="11.58cm">
          <chart:coordinate-region svg:x="1.273cm" svg:y="1.158cm" svg:width="41.862cm" svg:height="11.004cm"/>
          <chart:axis chart:dimension="x" chart:name="primary-x" chart:style-name="ch5" chartooo:axis-type="auto">
            <chart:categories table:cell-range-address="Sheet1.B2:Sheet1.B41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Sheet1.C2:Sheet1.C42" chart:label-cell-address="Sheet1.C1:Sheet1.C1" chart:class="chart:scatter">
            <chart:domain table:cell-range-address="Sheet1.B2:Sheet1.B42"/>
            <chart:data-point chart:repeated="41"/>
          </chart:series>
          <chart:series chart:style-name="ch10" chart:values-cell-range-address="Sheet1.H2:Sheet1.H42" chart:label-cell-address="Sheet1.H1:Sheet1.H1" chart:class="chart:scatter">
            <chart:data-point chart:repeated="41"/>
          </chart:series>
          <chart:series chart:style-name="ch11" chart:values-cell-range-address="Sheet1.K2:Sheet1.K42" chart:label-cell-address="Sheet1.K1:Sheet1.K1" chart:class="chart:scatter">
            <chart:data-point chart:repeated="41"/>
          </chart:series>
          <chart:series chart:style-name="ch12" chart:values-cell-range-address="Sheet1.N2:Sheet1.N42" chart:label-cell-address="Sheet1.N1:Sheet1.N1" chart:class="chart:scatter">
            <chart:data-point chart:repeated="41"/>
          </chart:series>
          <chart:series chart:style-name="ch13" chart:values-cell-range-address="Sheet1.Q2:Sheet1.Q42" chart:label-cell-address="Sheet1.Q1:Sheet1.Q1" chart:class="chart:scatter">
            <chart:data-point chart:repeated="41"/>
          </chart:series>
          <chart:series chart:style-name="ch14" chart:values-cell-range-address="Sheet1.T2:Sheet1.T42" chart:label-cell-address="Sheet1.T1:Sheet1.T1" chart:class="chart:scatter">
            <chart:data-point chart:repeated="41"/>
          </chart:series>
          <chart:series chart:style-name="ch15" chart:values-cell-range-address="Sheet1.W2:Sheet1.W42" chart:label-cell-address="Sheet1.W1:Sheet1.W1" chart:class="chart:scatter">
            <chart:data-point chart:repeated="41"/>
          </chart:series>
          <chart:series chart:style-name="ch16" chart:values-cell-range-address="Sheet1.D2:Sheet1.D41" chart:label-cell-address="Sheet1.D1:Sheet1.D1" chart:class="chart:scatter">
            <chart:domain table:cell-range-address="Sheet1.B2:Sheet1.B41"/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deal Speed up</text:p>
                <draw:g>
                  <svg:desc>Sheet1.C1:Sheet1.C1</svg:desc>
                </draw:g>
              </table:table-cell>
              <table:table-cell office:value-type="string">
                <text:p>OMP - Static -O0 Speedup</text:p>
                <draw:g>
                  <svg:desc>Sheet1.H1:Sheet1.H1</svg:desc>
                </draw:g>
              </table:table-cell>
              <table:table-cell office:value-type="string">
                <text:p>OMP-Static -O3 Speedup</text:p>
                <draw:g>
                  <svg:desc>Sheet1.K1:Sheet1.K1</svg:desc>
                </draw:g>
              </table:table-cell>
              <table:table-cell office:value-type="string">
                <text:p>OMP - Dynamic -O0 Speedup</text:p>
                <draw:g>
                  <svg:desc>Sheet1.N1:Sheet1.N1</svg:desc>
                </draw:g>
              </table:table-cell>
              <table:table-cell office:value-type="string">
                <text:p>OMP-Dynamic -O3 Speedup</text:p>
                <draw:g>
                  <svg:desc>Sheet1.Q1:Sheet1.Q1</svg:desc>
                </draw:g>
              </table:table-cell>
              <table:table-cell office:value-type="string">
                <text:p>OMP -  Guided -O0 Speedup</text:p>
                <draw:g>
                  <svg:desc>Sheet1.T1:Sheet1.T1</svg:desc>
                </draw:g>
              </table:table-cell>
              <table:table-cell office:value-type="string">
                <text:p>OMP- Guided -O3 Speedup</text:p>
                <draw:g>
                  <svg:desc>Sheet1.W1:Sheet1.W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heoritiacal speedup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:Sheet1.B41</svg:desc>
                </draw:g>
              </table:table-cell>
              <table:table-cell office:value-type="float" office:value="1">
                <text:p>1</text:p>
                <draw:g>
                  <svg:desc>Sheet1.B2:Sheet1.B42</svg:desc>
                </draw:g>
              </table:table-cell>
              <table:table-cell office:value-type="float" office:value="1">
                <text:p>1</text:p>
                <draw:g>
                  <svg:desc>Sheet1.C2:Sheet1.C42</svg:desc>
                </draw:g>
              </table:table-cell>
              <table:table-cell office:value-type="float" office:value="0.994905709676813">
                <text:p>0.994905709676813</text:p>
                <draw:g>
                  <svg:desc>Sheet1.H2:Sheet1.H42</svg:desc>
                </draw:g>
              </table:table-cell>
              <table:table-cell office:value-type="float" office:value="0.991492785340779">
                <text:p>0.991492785340779</text:p>
                <draw:g>
                  <svg:desc>Sheet1.K2:Sheet1.K42</svg:desc>
                </draw:g>
              </table:table-cell>
              <table:table-cell office:value-type="float" office:value="1.00052114645216">
                <text:p>1.00052114645216</text:p>
                <draw:g>
                  <svg:desc>Sheet1.N2:Sheet1.N42</svg:desc>
                </draw:g>
              </table:table-cell>
              <table:table-cell office:value-type="float" office:value="0.991528832109174">
                <text:p>0.991528832109174</text:p>
                <draw:g>
                  <svg:desc>Sheet1.Q2:Sheet1.Q42</svg:desc>
                </draw:g>
              </table:table-cell>
              <table:table-cell office:value-type="float" office:value="1.65254805351529">
                <text:p>1.65254805351529</text:p>
                <draw:g>
                  <svg:desc>Sheet1.T2:Sheet1.T42</svg:desc>
                </draw:g>
              </table:table-cell>
              <table:table-cell office:value-type="float" office:value="0.99162387706343">
                <text:p>0.99162387706343</text:p>
                <draw:g>
                  <svg:desc>Sheet1.W2:Sheet1.W42</svg:desc>
                </draw:g>
              </table:table-cell>
              <table:table-cell office:value-type="float" office:value="1">
                <text:p>1</text:p>
                <draw:g>
                  <svg:desc>Sheet1.B2:Sheet1.B41</svg:desc>
                </draw:g>
              </table:table-cell>
              <table:table-cell office:value-type="float" office:value="1">
                <text:p>1</text:p>
                <draw:g>
                  <svg:desc>Sheet1.D2:Sheet1.D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4340458846467">
                <text:p>1.54340458846467</text:p>
              </table:table-cell>
              <table:table-cell office:value-type="float" office:value="1.44600830912525">
                <text:p>1.44600830912525</text:p>
              </table:table-cell>
              <table:table-cell office:value-type="float" office:value="1.38674953881911">
                <text:p>1.38674953881911</text:p>
              </table:table-cell>
              <table:table-cell office:value-type="float" office:value="1.31317715826821">
                <text:p>1.31317715826821</text:p>
              </table:table-cell>
              <table:table-cell office:value-type="float" office:value="2.18862859711369">
                <text:p>2.18862859711369</text:p>
              </table:table-cell>
              <table:table-cell office:value-type="float" office:value="1.52727668430777">
                <text:p>1.52727668430777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15609886252309">
                <text:p>2.15609886252309</text:p>
              </table:table-cell>
              <table:table-cell office:value-type="float" office:value="2.03682753926622">
                <text:p>2.03682753926622</text:p>
              </table:table-cell>
              <table:table-cell office:value-type="float" office:value="2.52797280912446">
                <text:p>2.52797280912446</text:p>
              </table:table-cell>
              <table:table-cell office:value-type="float" office:value="2.10133881549282">
                <text:p>2.10133881549282</text:p>
              </table:table-cell>
              <table:table-cell office:value-type="float" office:value="3.5022313591547">
                <text:p>3.5022313591547</text:p>
              </table:table-cell>
              <table:table-cell office:value-type="float" office:value="2.43323556457655">
                <text:p>2.43323556457655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18293057988619">
                <text:p>3.18293057988619</text:p>
              </table:table-cell>
              <table:table-cell office:value-type="float" office:value="3.05909209970346">
                <text:p>3.05909209970346</text:p>
              </table:table-cell>
              <table:table-cell office:value-type="float" office:value="2.38575299881696">
                <text:p>2.38575299881696</text:p>
              </table:table-cell>
              <table:table-cell office:value-type="float" office:value="2.19355970869527">
                <text:p>2.19355970869527</text:p>
              </table:table-cell>
              <table:table-cell office:value-type="float" office:value="3.65593284782545">
                <text:p>3.65593284782545</text:p>
              </table:table-cell>
              <table:table-cell office:value-type="float" office:value="2.86776039861869">
                <text:p>2.86776039861869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56350772100764">
                <text:p>3.56350772100764</text:p>
              </table:table-cell>
              <table:table-cell office:value-type="float" office:value="2.85318067231636">
                <text:p>2.85318067231636</text:p>
              </table:table-cell>
              <table:table-cell office:value-type="float" office:value="2.51023233455372">
                <text:p>2.51023233455372</text:p>
              </table:table-cell>
              <table:table-cell office:value-type="float" office:value="2.37861152516571">
                <text:p>2.37861152516571</text:p>
              </table:table-cell>
              <table:table-cell office:value-type="float" office:value="3.96435254194285">
                <text:p>3.96435254194285</text:p>
              </table:table-cell>
              <table:table-cell office:value-type="float" office:value="3.33468110027803">
                <text:p>3.33468110027803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70017302511949">
                <text:p>4.70017302511949</text:p>
              </table:table-cell>
              <table:table-cell office:value-type="float" office:value="4.14697931434881">
                <text:p>4.14697931434881</text:p>
              </table:table-cell>
              <table:table-cell office:value-type="float" office:value="2.82798831758026">
                <text:p>2.82798831758026</text:p>
              </table:table-cell>
              <table:table-cell office:value-type="float" office:value="2.64527375001171">
                <text:p>2.64527375001171</text:p>
              </table:table-cell>
              <table:table-cell office:value-type="float" office:value="4.40878958335285">
                <text:p>4.40878958335285</text:p>
              </table:table-cell>
              <table:table-cell office:value-type="float" office:value="4.17019612953672">
                <text:p>4.17019612953672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02542235534008">
                <text:p>5.02542235534008</text:p>
              </table:table-cell>
              <table:table-cell office:value-type="float" office:value="3.76967298086891">
                <text:p>3.76967298086891</text:p>
              </table:table-cell>
              <table:table-cell office:value-type="float" office:value="3.07706272823151">
                <text:p>3.07706272823151</text:p>
              </table:table-cell>
              <table:table-cell office:value-type="float" office:value="3.04810287347198">
                <text:p>3.04810287347198</text:p>
              </table:table-cell>
              <table:table-cell office:value-type="float" office:value="5.08017145578663">
                <text:p>5.08017145578663</text:p>
              </table:table-cell>
              <table:table-cell office:value-type="float" office:value="5.13893870209679">
                <text:p>5.13893870209679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5005516459174">
                <text:p>5.75005516459174</text:p>
              </table:table-cell>
              <table:table-cell office:value-type="float" office:value="4.95303899899082">
                <text:p>4.95303899899082</text:p>
              </table:table-cell>
              <table:table-cell office:value-type="float" office:value="3.46147722001842">
                <text:p>3.46147722001842</text:p>
              </table:table-cell>
              <table:table-cell office:value-type="float" office:value="3.29565303364862">
                <text:p>3.29565303364862</text:p>
              </table:table-cell>
              <table:table-cell office:value-type="float" office:value="5.49275505608103">
                <text:p>5.49275505608103</text:p>
              </table:table-cell>
              <table:table-cell office:value-type="float" office:value="6.06338511211578">
                <text:p>6.06338511211578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65574871508459">
                <text:p>5.65574871508459</text:p>
              </table:table-cell>
              <table:table-cell office:value-type="float" office:value="4.77287100122901">
                <text:p>4.77287100122901</text:p>
              </table:table-cell>
              <table:table-cell office:value-type="float" office:value="3.21655884493372">
                <text:p>3.21655884493372</text:p>
              </table:table-cell>
              <table:table-cell office:value-type="float" office:value="3.0628320859737">
                <text:p>3.0628320859737</text:p>
              </table:table-cell>
              <table:table-cell office:value-type="float" office:value="5.10472014328949">
                <text:p>5.10472014328949</text:p>
              </table:table-cell>
              <table:table-cell office:value-type="float" office:value="5.71045834755991">
                <text:p>5.71045834755991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34933405846763">
                <text:p>7.34933405846763</text:p>
              </table:table-cell>
              <table:table-cell office:value-type="float" office:value="6.04784602184028">
                <text:p>6.04784602184028</text:p>
              </table:table-cell>
              <table:table-cell office:value-type="float" office:value="3.60686603017504">
                <text:p>3.60686603017504</text:p>
              </table:table-cell>
              <table:table-cell office:value-type="float" office:value="3.4004135753011">
                <text:p>3.4004135753011</text:p>
              </table:table-cell>
              <table:table-cell office:value-type="float" office:value="5.66735595883516">
                <text:p>5.66735595883516</text:p>
              </table:table-cell>
              <table:table-cell office:value-type="float" office:value="6.03401676953827">
                <text:p>6.03401676953827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76001198082492">
                <text:p>5.76001198082492</text:p>
              </table:table-cell>
              <table:table-cell office:value-type="float" office:value="5.02940104024778">
                <text:p>5.02940104024778</text:p>
              </table:table-cell>
              <table:table-cell office:value-type="float" office:value="3.77364364633978">
                <text:p>3.77364364633978</text:p>
              </table:table-cell>
              <table:table-cell office:value-type="float" office:value="3.32088922343773">
                <text:p>3.32088922343773</text:p>
              </table:table-cell>
              <table:table-cell office:value-type="float" office:value="5.53481537239622">
                <text:p>5.53481537239622</text:p>
              </table:table-cell>
              <table:table-cell office:value-type="float" office:value="6.77358583756094">
                <text:p>6.7735858375609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96545257278784">
                <text:p>5.96545257278784</text:p>
              </table:table-cell>
              <table:table-cell office:value-type="float" office:value="6.19609078305679">
                <text:p>6.19609078305679</text:p>
              </table:table-cell>
              <table:table-cell office:value-type="float" office:value="4.37863118515863">
                <text:p>4.37863118515863</text:p>
              </table:table-cell>
              <table:table-cell office:value-type="float" office:value="4.18315599947362">
                <text:p>4.18315599947362</text:p>
              </table:table-cell>
              <table:table-cell office:value-type="float" office:value="6.97192666578937">
                <text:p>6.97192666578937</text:p>
              </table:table-cell>
              <table:table-cell office:value-type="float" office:value="6.46173107083">
                <text:p>6.46173107083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9525979741821">
                <text:p>5.9525979741821</text:p>
              </table:table-cell>
              <table:table-cell office:value-type="float" office:value="5.92855351939934">
                <text:p>5.92855351939934</text:p>
              </table:table-cell>
              <table:table-cell office:value-type="float" office:value="4.09849293291741">
                <text:p>4.09849293291741</text:p>
              </table:table-cell>
              <table:table-cell office:value-type="float" office:value="4.11045829040902">
                <text:p>4.11045829040902</text:p>
              </table:table-cell>
              <table:table-cell office:value-type="float" office:value="6.85076381734836">
                <text:p>6.85076381734836</text:p>
              </table:table-cell>
              <table:table-cell office:value-type="float" office:value="7.29884830256159">
                <text:p>7.29884830256159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35781031565006">
                <text:p>7.35781031565006</text:p>
              </table:table-cell>
              <table:table-cell office:value-type="float" office:value="7.52290961067375">
                <text:p>7.52290961067375</text:p>
              </table:table-cell>
              <table:table-cell office:value-type="float" office:value="4.44750828348418">
                <text:p>4.44750828348418</text:p>
              </table:table-cell>
              <table:table-cell office:value-type="float" office:value="4.07827223996554">
                <text:p>4.07827223996554</text:p>
              </table:table-cell>
              <table:table-cell office:value-type="float" office:value="6.79712039994257">
                <text:p>6.79712039994257</text:p>
              </table:table-cell>
              <table:table-cell office:value-type="float" office:value="7.1811029276459">
                <text:p>7.1811029276459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.18648939992814">
                <text:p>7.18648939992814</text:p>
              </table:table-cell>
              <table:table-cell office:value-type="float" office:value="6.01501498114669">
                <text:p>6.01501498114669</text:p>
              </table:table-cell>
              <table:table-cell office:value-type="float" office:value="4.51943696854246">
                <text:p>4.51943696854246</text:p>
              </table:table-cell>
              <table:table-cell office:value-type="float" office:value="3.99161428365908">
                <text:p>3.99161428365908</text:p>
              </table:table-cell>
              <table:table-cell office:value-type="float" office:value="6.65269047276513">
                <text:p>6.65269047276513</text:p>
              </table:table-cell>
              <table:table-cell office:value-type="float" office:value="6.35086967221574">
                <text:p>6.35086967221574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25528819818545">
                <text:p>7.25528819818545</text:p>
              </table:table-cell>
              <table:table-cell office:value-type="float" office:value="6.6777312964398">
                <text:p>6.6777312964398</text:p>
              </table:table-cell>
              <table:table-cell office:value-type="float" office:value="4.82844533717034">
                <text:p>4.82844533717034</text:p>
              </table:table-cell>
              <table:table-cell office:value-type="float" office:value="4.52946843856956">
                <text:p>4.52946843856956</text:p>
              </table:table-cell>
              <table:table-cell office:value-type="float" office:value="7.54911406428259">
                <text:p>7.54911406428259</text:p>
              </table:table-cell>
              <table:table-cell office:value-type="float" office:value="6.74935564745303">
                <text:p>6.74935564745303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63148676882184">
                <text:p>5.63148676882184</text:p>
              </table:table-cell>
              <table:table-cell office:value-type="float" office:value="5.45397526622217">
                <text:p>5.45397526622217</text:p>
              </table:table-cell>
              <table:table-cell office:value-type="float" office:value="5.05979731716897">
                <text:p>5.05979731716897</text:p>
              </table:table-cell>
              <table:table-cell office:value-type="float" office:value="4.59014763062317">
                <text:p>4.59014763062317</text:p>
              </table:table-cell>
              <table:table-cell office:value-type="float" office:value="7.65024605103862">
                <text:p>7.65024605103862</text:p>
              </table:table-cell>
              <table:table-cell office:value-type="float" office:value="6.5019681999572">
                <text:p>6.5019681999572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31356683997662">
                <text:p>9.31356683997662</text:p>
              </table:table-cell>
              <table:table-cell office:value-type="float" office:value="6.67425863586496">
                <text:p>6.67425863586496</text:p>
              </table:table-cell>
              <table:table-cell office:value-type="float" office:value="5.30386857544057">
                <text:p>5.30386857544057</text:p>
              </table:table-cell>
              <table:table-cell office:value-type="float" office:value="4.79955364151134">
                <text:p>4.79955364151134</text:p>
              </table:table-cell>
              <table:table-cell office:value-type="float" office:value="7.99925606918557">
                <text:p>7.99925606918557</text:p>
              </table:table-cell>
              <table:table-cell office:value-type="float" office:value="8.33987782078993">
                <text:p>8.33987782078993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.1891565951076">
                <text:p>7.1891565951076</text:p>
              </table:table-cell>
              <table:table-cell office:value-type="float" office:value="5.61192815328982">
                <text:p>5.61192815328982</text:p>
              </table:table-cell>
              <table:table-cell office:value-type="float" office:value="4.95940417718215">
                <text:p>4.95940417718215</text:p>
              </table:table-cell>
              <table:table-cell office:value-type="float" office:value="4.54892223712205">
                <text:p>4.54892223712205</text:p>
              </table:table-cell>
              <table:table-cell office:value-type="float" office:value="7.58153706187008">
                <text:p>7.58153706187008</text:p>
              </table:table-cell>
              <table:table-cell office:value-type="float" office:value="6.55855974028103">
                <text:p>6.55855974028103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69856849129068">
                <text:p>9.69856849129068</text:p>
              </table:table-cell>
              <table:table-cell office:value-type="float" office:value="8.44089614180705">
                <text:p>8.44089614180705</text:p>
              </table:table-cell>
              <table:table-cell office:value-type="float" office:value="5.34712892596232">
                <text:p>5.34712892596232</text:p>
              </table:table-cell>
              <table:table-cell office:value-type="float" office:value="4.81470410634076">
                <text:p>4.81470410634076</text:p>
              </table:table-cell>
              <table:table-cell office:value-type="float" office:value="8.02450684390128">
                <text:p>8.02450684390128</text:p>
              </table:table-cell>
              <table:table-cell office:value-type="float" office:value="8.7679720593957">
                <text:p>8.7679720593957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.58066778102483">
                <text:p>7.58066778102483</text:p>
              </table:table-cell>
              <table:table-cell office:value-type="float" office:value="7.13972288950535">
                <text:p>7.13972288950535</text:p>
              </table:table-cell>
              <table:table-cell office:value-type="float" office:value="5.57324674365643">
                <text:p>5.57324674365643</text:p>
              </table:table-cell>
              <table:table-cell office:value-type="float" office:value="4.82806068872286">
                <text:p>4.82806068872286</text:p>
              </table:table-cell>
              <table:table-cell office:value-type="float" office:value="8.0467678145381">
                <text:p>8.0467678145381</text:p>
              </table:table-cell>
              <table:table-cell office:value-type="float" office:value="6.5456271119875">
                <text:p>6.5456271119875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54083537169306">
                <text:p>9.54083537169306</text:p>
              </table:table-cell>
              <table:table-cell office:value-type="float" office:value="7.1582922104359">
                <text:p>7.1582922104359</text:p>
              </table:table-cell>
              <table:table-cell office:value-type="float" office:value="5.928947493241">
                <text:p>5.928947493241</text:p>
              </table:table-cell>
              <table:table-cell office:value-type="float" office:value="5.43396431470351">
                <text:p>5.43396431470351</text:p>
              </table:table-cell>
              <table:table-cell office:value-type="float" office:value="9.05660719117252">
                <text:p>9.05660719117252</text:p>
              </table:table-cell>
              <table:table-cell office:value-type="float" office:value="10.5856278049157">
                <text:p>10.5856278049157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.81020422707778">
                <text:p>7.81020422707778</text:p>
              </table:table-cell>
              <table:table-cell office:value-type="float" office:value="6.59659615638331">
                <text:p>6.59659615638331</text:p>
              </table:table-cell>
              <table:table-cell office:value-type="float" office:value="5.73394495412844">
                <text:p>5.73394495412844</text:p>
              </table:table-cell>
              <table:table-cell office:value-type="float" office:value="5.27803709800325">
                <text:p>5.27803709800325</text:p>
              </table:table-cell>
              <table:table-cell office:value-type="float" office:value="8.79672849667209">
                <text:p>8.79672849667209</text:p>
              </table:table-cell>
              <table:table-cell office:value-type="float" office:value="7.22554229200223">
                <text:p>7.22554229200223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63879575187219">
                <text:p>8.63879575187219</text:p>
              </table:table-cell>
              <table:table-cell office:value-type="float" office:value="8.37430344986409">
                <text:p>8.37430344986409</text:p>
              </table:table-cell>
              <table:table-cell office:value-type="float" office:value="5.9616028067226">
                <text:p>5.9616028067226</text:p>
              </table:table-cell>
              <table:table-cell office:value-type="float" office:value="5.36367984195023">
                <text:p>5.36367984195023</text:p>
              </table:table-cell>
              <table:table-cell office:value-type="float" office:value="8.93946640325039">
                <text:p>8.93946640325039</text:p>
              </table:table-cell>
              <table:table-cell office:value-type="float" office:value="7.43835463595453">
                <text:p>7.43835463595453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9967009072505">
                <text:p>11.9967009072505</text:p>
              </table:table-cell>
              <table:table-cell office:value-type="float" office:value="9.39709786294333">
                <text:p>9.39709786294333</text:p>
              </table:table-cell>
              <table:table-cell office:value-type="float" office:value="5.64707742566681">
                <text:p>5.64707742566681</text:p>
              </table:table-cell>
              <table:table-cell office:value-type="float" office:value="5.15943736335553">
                <text:p>5.15943736335553</text:p>
              </table:table-cell>
              <table:table-cell office:value-type="float" office:value="8.59906227225921">
                <text:p>8.59906227225921</text:p>
              </table:table-cell>
              <table:table-cell office:value-type="float" office:value="9.75788253948893">
                <text:p>9.75788253948893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63712625535232">
                <text:p>8.63712625535232</text:p>
              </table:table-cell>
              <table:table-cell office:value-type="float" office:value="7.31435258836652">
                <text:p>7.31435258836652</text:p>
              </table:table-cell>
              <table:table-cell office:value-type="float" office:value="6.75278721292213">
                <text:p>6.75278721292213</text:p>
              </table:table-cell>
              <table:table-cell office:value-type="float" office:value="5.93257627068368">
                <text:p>5.93257627068368</text:p>
              </table:table-cell>
              <table:table-cell office:value-type="float" office:value="9.88762711780613">
                <text:p>9.88762711780613</text:p>
              </table:table-cell>
              <table:table-cell office:value-type="float" office:value="7.70292390153096">
                <text:p>7.70292390153096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87693340971495">
                <text:p>9.87693340971495</text:p>
              </table:table-cell>
              <table:table-cell office:value-type="float" office:value="7.68760150036356">
                <text:p>7.68760150036356</text:p>
              </table:table-cell>
              <table:table-cell office:value-type="float" office:value="6.77087036153062">
                <text:p>6.77087036153062</text:p>
              </table:table-cell>
              <table:table-cell office:value-type="float" office:value="6.07017117882724">
                <text:p>6.07017117882724</text:p>
              </table:table-cell>
              <table:table-cell office:value-type="float" office:value="10.1169519647121">
                <text:p>10.1169519647121</text:p>
              </table:table-cell>
              <table:table-cell office:value-type="float" office:value="8.52884526542477">
                <text:p>8.52884526542477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4371819927288">
                <text:p>11.4371819927288</text:p>
              </table:table-cell>
              <table:table-cell office:value-type="float" office:value="9.1634181076778">
                <text:p>9.1634181076778</text:p>
              </table:table-cell>
              <table:table-cell office:value-type="float" office:value="6.69835547000267">
                <text:p>6.69835547000267</text:p>
              </table:table-cell>
              <table:table-cell office:value-type="float" office:value="6.08630378770972">
                <text:p>6.08630378770972</text:p>
              </table:table-cell>
              <table:table-cell office:value-type="float" office:value="10.1438396461829">
                <text:p>10.1438396461829</text:p>
              </table:table-cell>
              <table:table-cell office:value-type="float" office:value="10.1386245688444">
                <text:p>10.1386245688444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76046053741045">
                <text:p>8.76046053741045</text:p>
              </table:table-cell>
              <table:table-cell office:value-type="float" office:value="7.99714768399271">
                <text:p>7.99714768399271</text:p>
              </table:table-cell>
              <table:table-cell office:value-type="float" office:value="7.49265017846556">
                <text:p>7.49265017846556</text:p>
              </table:table-cell>
              <table:table-cell office:value-type="float" office:value="6.38930005217928">
                <text:p>6.38930005217928</text:p>
              </table:table-cell>
              <table:table-cell office:value-type="float" office:value="10.6488334202988">
                <text:p>10.6488334202988</text:p>
              </table:table-cell>
              <table:table-cell office:value-type="float" office:value="8.13613103239028">
                <text:p>8.13613103239028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65959584250995">
                <text:p>9.65959584250995</text:p>
              </table:table-cell>
              <table:table-cell office:value-type="float" office:value="7.53085296323375">
                <text:p>7.53085296323375</text:p>
              </table:table-cell>
              <table:table-cell office:value-type="float" office:value="7.33187551208568">
                <text:p>7.33187551208568</text:p>
              </table:table-cell>
              <table:table-cell office:value-type="float" office:value="5.93528315628466">
                <text:p>5.93528315628466</text:p>
              </table:table-cell>
              <table:table-cell office:value-type="float" office:value="9.89213859380777">
                <text:p>9.89213859380777</text:p>
              </table:table-cell>
              <table:table-cell office:value-type="float" office:value="8.94933001213753">
                <text:p>8.94933001213753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.420615102858">
                <text:p>10.420615102858</text:p>
              </table:table-cell>
              <table:table-cell office:value-type="float" office:value="7.83475202193731">
                <text:p>7.83475202193731</text:p>
              </table:table-cell>
              <table:table-cell office:value-type="float" office:value="7.34545394446286">
                <text:p>7.34545394446286</text:p>
              </table:table-cell>
              <table:table-cell office:value-type="float" office:value="6.54862765321742">
                <text:p>6.54862765321742</text:p>
              </table:table-cell>
              <table:table-cell office:value-type="float" office:value="10.914379422029">
                <text:p>10.914379422029</text:p>
              </table:table-cell>
              <table:table-cell office:value-type="float" office:value="9.56363904435337">
                <text:p>9.56363904435337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48360580918274">
                <text:p>9.48360580918274</text:p>
              </table:table-cell>
              <table:table-cell office:value-type="float" office:value="8.71534063364158">
                <text:p>8.71534063364158</text:p>
              </table:table-cell>
              <table:table-cell office:value-type="float" office:value="7.37395151626878">
                <text:p>7.37395151626878</text:p>
              </table:table-cell>
              <table:table-cell office:value-type="float" office:value="6.6022579722265">
                <text:p>6.6022579722265</text:p>
              </table:table-cell>
              <table:table-cell office:value-type="float" office:value="11.0037632870442">
                <text:p>11.0037632870442</text:p>
              </table:table-cell>
              <table:table-cell office:value-type="float" office:value="9.52386621348937">
                <text:p>9.52386621348937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.353898336772">
                <text:p>13.353898336772</text:p>
              </table:table-cell>
              <table:table-cell office:value-type="float" office:value="10.1330811322029">
                <text:p>10.1330811322029</text:p>
              </table:table-cell>
              <table:table-cell office:value-type="float" office:value="7.01623908536307">
                <text:p>7.01623908536307</text:p>
              </table:table-cell>
              <table:table-cell office:value-type="float" office:value="6.45228935291603">
                <text:p>6.45228935291603</text:p>
              </table:table-cell>
              <table:table-cell office:value-type="float" office:value="10.7538155881934">
                <text:p>10.7538155881934</text:p>
              </table:table-cell>
              <table:table-cell office:value-type="float" office:value="10.6800523322564">
                <text:p>10.6800523322564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602004826434">
                <text:p>11.602004826434</text:p>
              </table:table-cell>
              <table:table-cell office:value-type="float" office:value="8.39006825670113">
                <text:p>8.39006825670113</text:p>
              </table:table-cell>
              <table:table-cell office:value-type="float" office:value="8.24627500296351">
                <text:p>8.24627500296351</text:p>
              </table:table-cell>
              <table:table-cell office:value-type="float" office:value="6.95870011481855">
                <text:p>6.95870011481855</text:p>
              </table:table-cell>
              <table:table-cell office:value-type="float" office:value="11.5978335246976">
                <text:p>11.5978335246976</text:p>
              </table:table-cell>
              <table:table-cell office:value-type="float" office:value="8.51578702726294">
                <text:p>8.51578702726294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.198423068833">
                <text:p>10.198423068833</text:p>
              </table:table-cell>
              <table:table-cell office:value-type="float" office:value="8.67589565066506">
                <text:p>8.67589565066506</text:p>
              </table:table-cell>
              <table:table-cell office:value-type="float" office:value="7.77759954112163">
                <text:p>7.77759954112163</text:p>
              </table:table-cell>
              <table:table-cell office:value-type="float" office:value="6.97442275754146">
                <text:p>6.97442275754146</text:p>
              </table:table-cell>
              <table:table-cell office:value-type="float" office:value="11.6240379292358">
                <text:p>11.6240379292358</text:p>
              </table:table-cell>
              <table:table-cell office:value-type="float" office:value="9.10821124218923">
                <text:p>9.10821124218923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93820918439602">
                <text:p>9.93820918439602</text:p>
              </table:table-cell>
              <table:table-cell office:value-type="float" office:value="9.32843072474133">
                <text:p>9.32843072474133</text:p>
              </table:table-cell>
              <table:table-cell office:value-type="float" office:value="7.86266286769006">
                <text:p>7.86266286769006</text:p>
              </table:table-cell>
              <table:table-cell office:value-type="float" office:value="7.03284337857796">
                <text:p>7.03284337857796</text:p>
              </table:table-cell>
              <table:table-cell office:value-type="float" office:value="11.7214056309633">
                <text:p>11.7214056309633</text:p>
              </table:table-cell>
              <table:table-cell office:value-type="float" office:value="8.97248251767859">
                <text:p>8.97248251767859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1313640095173">
                <text:p>11.1313640095173</text:p>
              </table:table-cell>
              <table:table-cell office:value-type="float" office:value="9.79845796767734">
                <text:p>9.79845796767734</text:p>
              </table:table-cell>
              <table:table-cell office:value-type="float" office:value="7.79307818795346">
                <text:p>7.79307818795346</text:p>
              </table:table-cell>
              <table:table-cell office:value-type="float" office:value="6.73442243909557">
                <text:p>6.73442243909557</text:p>
              </table:table-cell>
              <table:table-cell office:value-type="float" office:value="11.2240373984926">
                <text:p>11.2240373984926</text:p>
              </table:table-cell>
              <table:table-cell office:value-type="float" office:value="7.86346405250173">
                <text:p>7.86346405250173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5094996532763">
                <text:p>11.5094996532763</text:p>
              </table:table-cell>
              <table:table-cell office:value-type="float" office:value="9.34322937044153">
                <text:p>9.34322937044153</text:p>
              </table:table-cell>
              <table:table-cell office:value-type="float" office:value="7.7932603884161">
                <text:p>7.7932603884161</text:p>
              </table:table-cell>
              <table:table-cell office:value-type="float" office:value="6.58539195429738">
                <text:p>6.58539195429738</text:p>
              </table:table-cell>
              <table:table-cell office:value-type="float" office:value="10.9756532571623">
                <text:p>10.9756532571623</text:p>
              </table:table-cell>
              <table:table-cell office:value-type="float" office:value="8.38183446924652">
                <text:p>8.38183446924652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6206271943012">
                <text:p>11.6206271943012</text:p>
              </table:table-cell>
              <table:table-cell office:value-type="float" office:value="9.98720389500952">
                <text:p>9.98720389500952</text:p>
              </table:table-cell>
              <table:table-cell office:value-type="float" office:value="7.15131740675353">
                <text:p>7.15131740675353</text:p>
              </table:table-cell>
              <table:table-cell office:value-type="float" office:value="6.1115666491808">
                <text:p>6.1115666491808</text:p>
              </table:table-cell>
              <table:table-cell office:value-type="float" office:value="10.1859444153013">
                <text:p>10.1859444153013</text:p>
              </table:table-cell>
              <table:table-cell office:value-type="float" office:value="8.09195154269685">
                <text:p>8.09195154269685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.6094463166884">
                <text:p>13.6094463166884</text:p>
              </table:table-cell>
              <table:table-cell office:value-type="float" office:value="10.9392484280528">
                <text:p>10.9392484280528</text:p>
              </table:table-cell>
              <table:table-cell office:value-type="float" office:value="7.68945372198396">
                <text:p>7.68945372198396</text:p>
              </table:table-cell>
              <table:table-cell office:value-type="float" office:value="6.59924438651774">
                <text:p>6.59924438651774</text:p>
              </table:table-cell>
              <table:table-cell office:value-type="float" office:value="10.9987406441962">
                <text:p>10.9987406441962</text:p>
              </table:table-cell>
              <table:table-cell office:value-type="float" office:value="9.20384797544106">
                <text:p>9.20384797544106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